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start="Arrow" draw:marker-end="Dimension_20_Lines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8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41cm"/>
    </style:style>
    <style:style style:name="gr13" style:family="graphic" style:parent-style-name="standard">
      <style:graphic-properties draw:fill="hatch" draw:fill-gradient-name="Gradient_20_1" draw:fill-hatch-name="Black_20_45_20_Degrees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59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399cm"/>
    </style:style>
    <style:style style:name="pr1" style:family="presentation" style:parent-style-name="Predeterminado-title">
      <style:graphic-properties draw:fill-color="#ffffff" draw:auto-grow-height="true" fo:min-height="3.507cm"/>
    </style:style>
    <style:style style:name="pr2" style:family="presentation" style:parent-style-name="Predeterminado-subtitle">
      <style:graphic-properties draw:fill-color="#ffffff" draw:auto-grow-height="true" fo:min-height="13.86cm"/>
    </style:style>
    <style:style style:name="pr3" style:family="presentation" style:parent-style-name="Predeterminado-notes">
      <style:graphic-properties draw:fill-color="#ffffff" draw:auto-grow-height="true" fo:min-height="13.365cm"/>
    </style:style>
    <style:style style:name="pr4" style:family="presentation" style:parent-style-name="Predeterminado-notes">
      <style:graphic-properties draw:fill-color="#ffffff" fo:min-height="13.114cm"/>
    </style:style>
    <style:style style:name="pr5" style:family="presentation" style:parent-style-name="Predeterminado-subtitle">
      <style:graphic-properties draw:fill-color="#ffffff" draw:auto-grow-height="true" fo:min-height="5.274cm"/>
    </style:style>
    <style:style style:name="pr6" style:family="presentation" style:parent-style-name="Predeterminado-subtitle">
      <style:graphic-properties draw:fill-color="#ffffff" draw:auto-grow-height="true" fo:min-height="4.086cm"/>
    </style:style>
    <style:style style:name="pr7" style:family="presentation" style:parent-style-name="Predeterminado-subtitle">
      <style:graphic-properties draw:fill-color="#ffffff" draw:auto-grow-height="true" fo:min-height="3.086cm"/>
    </style:style>
    <style:style style:name="pr8" style:family="presentation" style:parent-style-name="Predeterminado-title">
      <style:graphic-properties fo:min-height="3.256cm"/>
    </style:style>
    <style:style style:name="pr9" style:family="presentation" style:parent-style-name="Predeterminado-subtitle">
      <style:graphic-properties draw:fill-color="#ffffff" fo:min-height="3.961cm"/>
    </style:style>
    <style:style style:name="pr10" style:family="presentation" style:parent-style-name="Predeterminado-subtitle">
      <style:graphic-properties draw:fill-color="#ffffff" draw:auto-grow-height="true" fo:min-height="4.586cm"/>
    </style:style>
    <style:style style:name="pr11" style:family="presentation" style:parent-style-name="Predeterminado-subtitle">
      <style:graphic-properties draw:fill-color="#ffffff" draw:auto-grow-height="true" fo:min-height="5.086cm"/>
    </style:style>
    <style:style style:name="pr12" style:family="presentation" style:parent-style-name="Predeterminado-subtitle">
      <style:graphic-properties draw:fill-color="#ffffff" draw:auto-grow-height="true" fo:min-height="6.086cm"/>
    </style:style>
    <style:style style:name="pr13" style:family="presentation" style:parent-style-name="Predeterminado-subtitle">
      <style:graphic-properties draw:fill-color="#ffffff" draw:auto-grow-height="true" fo:min-height="3.8cm"/>
    </style:style>
    <style:style style:name="pr14" style:family="presentation" style:parent-style-name="Predeterminado-subtitle">
      <style:graphic-properties draw:fill-color="#ffffff" draw:auto-grow-height="true" fo:min-height="4.1cm"/>
    </style:style>
    <style:style style:name="pr15" style:family="presentation" style:parent-style-name="Predeterminado-subtitle">
      <style:graphic-properties draw:fill-color="#ffffff" draw:auto-grow-height="true" fo:min-height="2.586cm"/>
    </style:style>
    <style:style style:name="pr16" style:family="presentation" style:parent-style-name="Predeterminado-subtitle">
      <style:graphic-properties draw:fill-color="#ffffff" draw:auto-grow-height="true" fo:min-height="1.586cm"/>
    </style:style>
    <style:style style:name="pr17" style:family="presentation" style:parent-style-name="Predeterminado-subtitle">
      <style:graphic-properties draw:fill-color="#ffffff" draw:auto-grow-height="true" fo:min-height="3.974cm"/>
    </style:style>
    <style:style style:name="pr18" style:family="presentation" style:parent-style-name="Predeterminado-subtitle">
      <style:graphic-properties draw:fill-color="#ffffff" fo:min-height="2.461cm"/>
    </style:style>
    <style:style style:name="pr19" style:family="presentation" style:parent-style-name="Predeterminado-subtitle">
      <style:graphic-properties draw:fill-color="#ffffff" fo:min-height="1.961cm"/>
    </style:style>
    <style:style style:name="pr20" style:family="presentation" style:parent-style-name="Predeterminado-outline1" style:list-style-name="L2">
      <style:graphic-properties draw:fill-color="#ffffff" fo:min-height="13.609cm"/>
    </style:style>
    <style:style style:name="pr21" style:family="presentation" style:parent-style-name="Predeterminado-outline1" style:list-style-name="L4">
      <style:graphic-properties draw:fill-color="#ffffff" draw:auto-grow-height="true" fo:min-height="7.086cm"/>
    </style:style>
    <style:style style:name="pr22" style:family="presentation" style:parent-style-name="Predeterminado-outline1" style:list-style-name="L5">
      <style:graphic-properties draw:fill-color="#ffffff" draw:auto-grow-height="true" fo:min-height="13.86cm"/>
    </style:style>
    <style:style style:name="pr23" style:family="presentation" style:parent-style-name="Predeterminado-subtitle">
      <style:graphic-properties draw:fill-color="#ffffff" draw:auto-grow-height="true" fo:min-height="8.086cm"/>
    </style:style>
    <style:style style:name="pr24" style:family="presentation" style:parent-style-name="Predeterminado-subtitle">
      <style:graphic-properties draw:fill-color="#ffffff" draw:auto-grow-height="true" fo:min-height="5.586cm"/>
    </style:style>
    <style:style style:name="pr25" style:family="presentation" style:parent-style-name="Predeterminado-subtitle">
      <style:graphic-properties draw:fill-color="#ffffff" draw:auto-grow-height="true" fo:min-height="6.586cm"/>
    </style:style>
    <style:style style:name="pr26" style:family="presentation" style:parent-style-name="Predeterminado-subtitle">
      <style:graphic-properties draw:fill-color="#ffffff" draw:auto-grow-height="true" fo:min-height="7.586cm"/>
    </style:style>
    <style:style style:name="pr27" style:family="presentation" style:parent-style-name="Predeterminado-subtitle">
      <style:graphic-properties draw:fill-color="#ffffff" draw:auto-grow-height="true" fo:min-height="2.36cm"/>
    </style:style>
    <style:style style:name="pr28" style:family="presentation" style:parent-style-name="Predeterminado-subtitle">
      <style:graphic-properties draw:fill-color="#ffffff" draw:auto-grow-height="true" fo:min-height="2.086cm"/>
    </style:style>
    <style:style style:name="pr29" style:family="presentation" style:parent-style-name="Predeterminado-subtitle">
      <style:graphic-properties draw:fill-color="#ffffff" draw:auto-grow-height="true" fo:min-height="2.5cm"/>
    </style:style>
    <style:style style:name="pr30" style:family="presentation" style:parent-style-name="Predeterminado-subtitle">
      <style:graphic-properties draw:fill-color="#ffffff" draw:auto-grow-height="true" fo:min-height="10.774cm"/>
    </style:style>
    <style:style style:name="pr31" style:family="presentation" style:parent-style-name="Predeterminado-subtitle">
      <style:graphic-properties draw:fill-color="#ffffff" draw:auto-grow-height="true" fo:min-height="2.786cm"/>
    </style:style>
    <style:style style:name="pr32" style:family="presentation" style:parent-style-name="Predeterminado-subtitle">
      <style:graphic-properties draw:fill-color="#ffffff" draw:auto-grow-height="true" fo:min-height="4.27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align="justify" fo:text-indent="0cm"/>
    </style:style>
    <style:style style:name="P4" style:family="paragraph">
      <style:paragraph-properties fo:margin-left="0cm" fo:margin-right="0cm" fo:text-indent="0cm"/>
      <style:text-properties fo:font-size="36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22pt"/>
    </style:style>
    <style:style style:name="P7" style:family="paragraph">
      <style:paragraph-properties fo:margin-left="0cm" fo:margin-right="0cm" fo:text-align="justify" fo:text-indent="0cm"/>
      <style:text-properties fo:font-size="26pt"/>
    </style:style>
    <style:style style:name="P8" style:family="paragraph">
      <style:paragraph-properties fo:margin-left="0cm" fo:margin-right="0cm" fo:text-align="justify" fo:text-indent="0cm"/>
      <style:text-properties fo:font-size="26pt" fo:font-style="italic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margin-left="0cm" fo:margin-right="0cm" fo:text-indent="0cm"/>
      <style:text-properties fo:font-family="Symbol" fo:font-size="22pt"/>
    </style:style>
    <style:style style:name="P12" style:family="paragraph">
      <style:paragraph-properties fo:margin-left="0cm" fo:margin-right="0cm" fo:text-align="justify" fo:text-indent="0cm"/>
      <style:text-properties fo:font-size="28pt"/>
    </style:style>
    <style:style style:name="P13" style:family="paragraph">
      <style:paragraph-properties fo:margin-left="0cm" fo:margin-right="0cm" fo:text-align="start" fo:text-indent="0cm"/>
      <style:text-properties fo:font-family="Arial" style:font-family-generic="swiss" style:font-pitch="variable"/>
    </style:style>
    <style:style style:name="P14" style:family="paragraph">
      <style:paragraph-properties fo:margin-left="0cm" fo:margin-right="0cm" fo:text-align="start" fo:text-indent="0cm"/>
      <style:text-properties fo:font-family="Arial" style:font-family-generic="swiss" style:font-pitch="variable" fo:font-size="28pt"/>
    </style:style>
    <style:style style:name="P15" style:family="paragraph">
      <style:paragraph-properties fo:margin-left="0cm" fo:margin-right="0cm" fo:text-align="start" fo:text-indent="0cm"/>
      <style:text-properties fo:font-size="24pt"/>
    </style:style>
    <style:style style:name="P16" style:family="paragraph">
      <style:paragraph-properties fo:text-align="start"/>
    </style:style>
    <style:style style:name="P17" style:family="paragraph">
      <style:paragraph-properties fo:margin-left="0cm" fo:margin-right="0cm" fo:text-indent="0cm"/>
      <style:text-properties fo:font-family="Arial" style:font-family-generic="swiss" style:font-pitch="variable"/>
    </style:style>
    <style:style style:name="P18" style:family="paragraph">
      <style:paragraph-properties fo:margin-left="1.2cm" fo:margin-right="0cm" fo:text-indent="-0.9cm"/>
    </style:style>
    <style:style style:name="P19" style:family="paragraph">
      <style:paragraph-properties text:enable-numbering="true" fo:margin-left="1.2cm" fo:margin-right="0cm" fo:text-indent="-0.9cm"/>
    </style:style>
    <style:style style:name="P20" style:family="paragraph">
      <style:paragraph-properties fo:margin-left="0.6cm" fo:margin-right="0cm" fo:text-indent="-0.6cm"/>
      <style:text-properties fo:font-size="20pt"/>
    </style:style>
    <style:style style:name="P21" style:family="paragraph">
      <style:paragraph-properties text:enable-numbering="true" fo:margin-left="0cm" fo:margin-right="0cm" fo:text-indent="0cm"/>
    </style:style>
    <style:style style:name="P22" style:family="paragraph">
      <style:paragraph-properties fo:margin-left="0cm" fo:margin-right="0cm" fo:text-align="start" fo:text-indent="0cm"/>
      <style:text-properties fo:font-family="Arial" style:font-family-generic="swiss" style:font-pitch="variable" fo:font-size="28pt" style:font-size-asian="28pt" style:font-size-complex="28pt"/>
    </style:style>
    <style:style style:name="P23" style:family="paragraph">
      <style:paragraph-properties fo:margin-left="0cm" fo:margin-right="0cm" fo:text-align="justify" fo:text-indent="0cm"/>
      <style:text-properties fo:font-family="Arial" style:font-family-generic="swiss" style:font-pitch="variable" fo:font-size="32pt"/>
    </style:style>
    <style:style style:name="P24" style:family="paragraph">
      <style:paragraph-properties fo:margin-left="0cm" fo:margin-right="0cm" fo:text-indent="0cm"/>
      <style:text-properties fo:font-family="Arial" style:font-family-generic="swiss" style:font-pitch="variable" fo:font-size="32pt"/>
    </style:style>
    <style:style style:name="P25" style:family="paragraph">
      <style:paragraph-properties fo:margin-left="0cm" fo:margin-right="0cm" fo:text-indent="0cm"/>
      <style:text-properties fo:font-size="18pt"/>
    </style:style>
    <style:style style:name="P26" style:family="paragraph">
      <style:paragraph-properties fo:margin-left="0cm" fo:margin-right="0cm" fo:text-align="justify" fo:text-indent="0cm"/>
      <style:text-properties fo:font-family="Arial" style:font-family-generic="swiss" style:font-pitch="variable" fo:font-size="28pt" style:font-size-asian="28pt" style:font-size-complex="28pt"/>
    </style:style>
    <style:style style:name="P27" style:family="paragraph">
      <style:paragraph-properties fo:margin-left="0cm" fo:margin-right="0cm" fo:text-align="center" fo:text-indent="0cm"/>
      <style:text-properties fo:font-family="Arial" style:font-family-generic="swiss" style:font-pitch="variable" fo:font-size="28pt" style:font-size-asian="28pt" style:font-size-complex="28pt"/>
    </style:style>
    <style:style style:name="P28" style:family="paragraph">
      <style:paragraph-properties fo:margin-left="0cm" fo:margin-right="0cm" fo:text-align="start" fo:text-indent="0cm"/>
      <style:text-properties fo:font-family="Arial" style:font-family-generic="swiss" style:font-pitch="variable" fo:font-size="32pt"/>
    </style:style>
    <style:style style:name="P29" style:family="paragraph">
      <style:paragraph-properties fo:margin-left="0cm" fo:margin-right="0cm" fo:text-indent="0cm"/>
      <style:text-properties fo:font-size="32pt"/>
    </style:style>
    <style:style style:name="P30" style:family="paragraph">
      <style:text-properties fo:font-size="20pt"/>
    </style:style>
    <style:style style:name="T1" style:family="text">
      <style:text-properties fo:font-size="36pt"/>
    </style:style>
    <style:style style:name="T2" style:family="text">
      <style:text-properties fo:font-style="italic"/>
    </style:style>
    <style:style style:name="T3" style:family="text">
      <style:text-properties fo:font-style="normal"/>
    </style:style>
    <style:style style:name="T4" style:family="text">
      <style:text-properties fo:font-size="22pt"/>
    </style:style>
    <style:style style:name="T5" style:family="text">
      <style:text-properties style:text-position="-33% 58%" fo:font-size="22pt"/>
    </style:style>
    <style:style style:name="T6" style:family="text">
      <style:text-properties style:text-position="-33% 58%" fo:font-family="'Lucida Sans'" style:font-family-generic="swiss" style:font-pitch="variable" fo:font-size="22pt" style:font-family-asian="'Lucida Sans'" style:font-family-generic-asian="swiss" style:font-pitch-asian="variable" style:font-family-complex="'Lucida Sans'" style:font-family-generic-complex="swiss" style:font-pitch-complex="variable"/>
    </style:style>
    <style:style style:name="T7" style:family="text">
      <style:text-properties fo:font-size="26pt"/>
    </style:style>
    <style:style style:name="T8" style:family="text">
      <style:text-properties fo:font-size="26pt" fo:font-style="italic"/>
    </style:style>
    <style:style style:name="T9" style:family="text">
      <style:text-properties fo:font-size="26pt" fo:font-style="normal"/>
    </style:style>
    <style:style style:name="T10" style:family="text">
      <style:text-properties style:text-position="-33% 58%" fo:font-size="26pt" fo:font-style="italic"/>
    </style:style>
    <style:style style:name="T11" style:family="text">
      <style:text-properties style:text-position="0% 100%" fo:font-size="26pt" fo:font-style="normal"/>
    </style:style>
    <style:style style:name="T12" style:family="text">
      <style:text-properties style:text-position="-33% 58%" fo:font-family="'Nimbus Sans L'" style:font-style-name="Regular" style:font-family-generic="swiss" style:font-pitch="variable" fo:font-size="26pt" fo:font-style="normal" style:font-family-asian="'Nimbus Sans L'" style:font-style-name-asian="Regular" style:font-family-generic-asian="swiss" style:font-pitch-asian="variable" style:font-family-complex="'Nimbus Sans L'" style:font-style-name-complex="Regular" style:font-family-generic-complex="swiss" style:font-pitch-complex="variable"/>
    </style:style>
    <style:style style:name="T13" style:family="text">
      <style:text-properties style:text-position="0% 100%" fo:font-family="'Nimbus Sans L'" style:font-style-name="Regular" style:font-family-generic="swiss" style:font-pitch="variable" fo:font-size="26pt" fo:font-style="normal" style:font-family-asian="'Nimbus Sans L'" style:font-style-name-asian="Regular" style:font-family-generic-asian="swiss" style:font-pitch-asian="variable" style:font-family-complex="'Nimbus Sans L'" style:font-style-name-complex="Regular" style:font-family-generic-complex="swiss" style:font-pitch-complex="variable"/>
    </style:style>
    <style:style style:name="T14" style:family="text">
      <style:text-properties style:text-position="0% 100%" fo:font-family="'Nimbus Sans L'" style:font-style-name="Regular" style:font-family-generic="swiss" style:font-pitch="variable" fo:font-size="26pt" fo:font-style="italic" style:font-family-asian="'Nimbus Sans L'" style:font-style-name-asian="Regular" style:font-family-generic-asian="swiss" style:font-pitch-asian="variable" style:font-family-complex="'Nimbus Sans L'" style:font-style-name-complex="Regular" style:font-family-generic-complex="swiss" style:font-pitch-complex="variable"/>
    </style:style>
    <style:style style:name="T15" style:family="text">
      <style:text-properties style:text-position="-33% 58%"/>
    </style:style>
    <style:style style:name="T16" style:family="text">
      <style:text-properties style:text-position="0% 100%"/>
    </style:style>
    <style:style style:name="T17" style:family="text">
      <style:text-properties style:text-position="super 58%"/>
    </style:style>
    <style:style style:name="T18" style:family="text">
      <style:text-properties style:text-position="0% 100%" fo:font-size="32pt" fo:font-style="normal"/>
    </style:style>
    <style:style style:name="T19" style:family="text">
      <style:text-properties style:text-position="-33% 58%" fo:font-family="'Nimbus Sans L'" style:font-style-name="Regular" style:font-family-generic="swiss" style:font-pitch="variable" fo:font-size="32pt" fo:font-style="normal" style:font-family-asian="'Nimbus Sans L'" style:font-style-name-asian="Regular" style:font-family-generic-asian="swiss" style:font-pitch-asian="variable" style:font-family-complex="'Nimbus Sans L'" style:font-style-name-complex="Regular" style:font-family-generic-complex="swiss" style:font-pitch-complex="variable"/>
    </style:style>
    <style:style style:name="T20" style:family="text">
      <style:text-properties fo:font-family="Symbol" style:font-family-generic="roman" style:font-pitch="variable" style:font-charset="x-symbol"/>
    </style:style>
    <style:style style:name="T21" style:family="text">
      <style:text-properties fo:font-family="Symbol"/>
    </style:style>
    <style:style style:name="T22" style:family="text">
      <style:text-properties fo:font-family="'Nimbus Sans L'" style:font-family-generic="swiss" style:font-pitch="variable"/>
    </style:style>
    <style:style style:name="T23" style:family="text">
      <style:text-properties style:text-position="-33% 58%" fo:font-family="'Nimbus Sans L'" style:font-family-generic="swiss" style:font-pitch="variable"/>
    </style:style>
    <style:style style:name="T24" style:family="text">
      <style:text-properties style:text-position="0% 100%" fo:font-size="22pt"/>
    </style:style>
    <style:style style:name="T25" style:family="text">
      <style:text-properties style:text-position="0% 100%" fo:font-family="Symbol" fo:font-size="22pt"/>
    </style:style>
    <style:style style:name="T26" style:family="text">
      <style:text-properties style:text-position="0% 100%" fo:font-family="'Nimbus Sans L'" style:font-family-generic="swiss" style:font-pitch="variable" fo:font-size="22pt"/>
    </style:style>
    <style:style style:name="T27" style:family="text">
      <style:text-properties style:text-position="-33% 58%" fo:font-family="'Nimbus Sans L'" style:font-family-generic="swiss" style:font-pitch="variable" fo:font-size="22pt"/>
    </style:style>
    <style:style style:name="T28" style:family="text">
      <style:text-properties style:text-position="0% 100%" fo:font-family="'Nimbus Sans L'" style:font-family-generic="swiss" style:font-pitch="variable"/>
    </style:style>
    <style:style style:name="T29" style:family="text">
      <style:text-properties fo:font-family="'Nimbus Sans L'" style:font-family-generic="swiss" style:font-pitch="variable" fo:font-style="italic"/>
    </style:style>
    <style:style style:name="T30" style:family="text">
      <style:text-properties fo:font-family="'Nimbus Sans L'" style:font-family-generic="swiss" style:font-pitch="variable" fo:font-style="normal"/>
    </style:style>
    <style:style style:name="T31" style:family="text">
      <style:text-properties style:text-position="33% 58%" fo:font-family="'Nimbus Sans L'" style:font-family-generic="swiss" style:font-pitch="variable" fo:font-style="italic"/>
    </style:style>
    <style:style style:name="T32" style:family="text">
      <style:text-properties style:text-position="0% 100%" fo:font-family="'Nimbus Sans L'" style:font-family-generic="swiss" style:font-pitch="variable" fo:font-style="italic"/>
    </style:style>
    <style:style style:name="T33" style:family="text">
      <style:text-properties style:text-position="0% 100%" fo:font-family="'Nimbus Sans L'" style:font-family-generic="swiss" style:font-pitch="variable" fo:font-style="normal"/>
    </style:style>
    <style:style style:name="T34" style:family="text">
      <style:text-properties style:text-position="0% 100%" fo:font-family="'Nimbus Sans L'" style:font-family-generic="swiss" style:font-pitch="variable" fo:font-style="italic" fo:font-weight="normal"/>
    </style:style>
    <style:style style:name="T35" style:family="text">
      <style:text-properties fo:font-size="28pt"/>
    </style:style>
    <style:style style:name="T36" style:family="text">
      <style:text-properties fo:font-family="Symbol" fo:font-size="28pt"/>
    </style:style>
    <style:style style:name="T37" style:family="text">
      <style:text-properties style:text-position="-33% 58%" fo:font-family="'Nimbus Sans L'" style:font-family-generic="swiss" style:font-pitch="variable" fo:font-size="28pt"/>
    </style:style>
    <style:style style:name="T38" style:family="text">
      <style:text-properties fo:font-family="'Nimbus Sans L'" style:font-family-generic="swiss" style:font-pitch="variable" fo:font-size="28pt"/>
    </style:style>
    <style:style style:name="T39" style:family="text">
      <style:text-properties style:text-position="-33% 58%" fo:font-family="Symbol" fo:font-size="28pt"/>
    </style:style>
    <style:style style:name="T40" style:family="text">
      <style:text-properties style:text-position="0% 100%" fo:font-family="Symbol" fo:font-size="28pt"/>
    </style:style>
    <style:style style:name="T41" style:family="text">
      <style:text-properties style:text-position="-33% 58%" fo:font-family="Arial" style:font-family-generic="swiss" style:font-pitch="variable" fo:font-size="28pt"/>
    </style:style>
    <style:style style:name="T42" style:family="text">
      <style:text-properties fo:font-family="'Nimbus Sans L'" style:font-family-generic="swiss" style:font-pitch="variable" fo:font-size="28pt" fo:font-style="italic"/>
    </style:style>
    <style:style style:name="T43" style:family="text">
      <style:text-properties fo:font-family="'Nimbus Sans L'" style:font-family-generic="swiss" style:font-pitch="variable" fo:font-size="28pt" fo:font-style="italic" fo:font-weight="normal"/>
    </style:style>
    <style:style style:name="T44" style:family="text">
      <style:text-properties fo:font-family="'Nimbus Sans L'" style:font-family-generic="swiss" style:font-pitch="variable" fo:font-size="28pt" fo:font-style="normal" fo:font-weight="normal"/>
    </style:style>
    <style:style style:name="T45" style:family="text">
      <style:text-properties style:text-position="0% 100%" fo:font-family="Symbol"/>
    </style:style>
    <style:style style:name="T46" style:family="text">
      <style:text-properties style:text-position="-33% 58%" fo:font-family="Symbol"/>
    </style:style>
    <style:style style:name="T47" style:family="text">
      <style:text-properties style:text-position="33% 58%" fo:font-family="'Nimbus Sans L'" style:font-family-generic="swiss" style:font-pitch="variable"/>
    </style:style>
    <style:style style:name="T48" style:family="text">
      <style:text-properties fo:font-family="'Nimbus Sans L'" style:font-pitch="variable" style:font-family-asian="'Nimbus Sans L'" style:font-pitch-asian="variable" style:font-family-complex="'Nimbus Sans L'" style:font-pitch-complex="variable"/>
    </style:style>
    <style:style style:name="T49" style:family="text">
      <style:text-properties style:text-position="-33% 58%" fo:font-family="'Nimbus Sans L'" style:font-family-generic="roman" style:font-pitch="variable" style:font-family-asian="'Nimbus Sans L'" style:font-pitch-asian="variable" style:font-family-complex="'Nimbus Sans L'" style:font-pitch-complex="variable"/>
    </style:style>
    <style:style style:name="T50" style:family="text">
      <style:text-properties style:text-position="0% 100%" fo:font-family="'Nimbus Sans L'" style:font-family-generic="roman" style:font-pitch="variable" style:font-family-asian="'Nimbus Sans L'" style:font-pitch-asian="variable" style:font-family-complex="'Nimbus Sans L'" style:font-pitch-complex="variable"/>
    </style:style>
    <style:style style:name="T51" style:family="text">
      <style:text-properties style:text-position="0% 100%" fo:font-family="'Nimbus Sans L'" style:font-pitch="variable" style:font-family-asian="'Nimbus Sans L'" style:font-pitch-asian="variable" style:font-family-complex="'Nimbus Sans L'" style:font-pitch-complex="variable"/>
    </style:style>
    <style:style style:name="T52" style:family="text">
      <style:text-properties style:text-position="0% 100%" fo:font-family="'Nimbus Sans L'" style:font-family-generic="roman" style:font-pitch="variable" fo:font-style="italic" style:font-family-asian="'Nimbus Sans L'" style:font-pitch-asian="variable" style:font-family-complex="'Nimbus Sans L'" style:font-pitch-complex="variable"/>
    </style:style>
    <style:style style:name="T53" style:family="text">
      <style:text-properties style:text-position="0% 100%" fo:font-family="'Nimbus Sans L'" style:font-family-generic="roman" style:font-pitch="variable" fo:font-style="normal" style:font-family-asian="'Nimbus Sans L'" style:font-pitch-asian="variable" style:font-family-complex="'Nimbus Sans L'" style:font-pitch-complex="variable"/>
    </style:style>
    <style:style style:name="T54" style:family="text">
      <style:text-properties style:text-position="-33% 58%" fo:font-family="'Nimbus Sans L'" style:font-family-generic="roman" style:font-pitch="variable" fo:font-style="italic" style:font-family-asian="'Nimbus Sans L'" style:font-pitch-asian="variable" style:font-family-complex="'Nimbus Sans L'" style:font-pitch-complex="variable"/>
    </style:style>
    <style:style style:name="T55" style:family="text">
      <style:text-properties style:text-position="0% 100%" fo:font-family="'Nimbus Sans L'" style:font-pitch="variable" fo:font-style="italic" style:font-family-asian="'Nimbus Sans L'" style:font-pitch-asian="variable" style:font-family-complex="'Nimbus Sans L'" style:font-pitch-complex="variable"/>
    </style:style>
    <style:style style:name="T56" style:family="text">
      <style:text-properties style:text-position="-33% 58%" fo:font-family="'Nimbus Sans L'" style:font-pitch="variable" fo:font-style="italic" style:font-family-asian="'Nimbus Sans L'" style:font-pitch-asian="variable" style:font-family-complex="'Nimbus Sans L'" style:font-pitch-complex="variable"/>
    </style:style>
    <style:style style:name="T57" style:family="text">
      <style:text-properties fo:font-size="24pt"/>
    </style:style>
    <style:style style:name="T58" style:family="text">
      <style:text-properties style:text-position="sub 58%"/>
    </style:style>
    <style:style style:name="T59" style:family="text">
      <style:text-properties fo:font-family="'Nimbus Sans L'" style:font-pitch="variable" fo:font-style="normal" style:font-family-asian="'Nimbus Sans L'" style:font-pitch-asian="variable" style:font-family-complex="'Nimbus Sans L'" style:font-pitch-complex="variable"/>
    </style:style>
    <style:style style:name="T60" style:family="text">
      <style:text-properties fo:font-family="'Nimbus Sans L'" style:font-family-generic="roman" style:font-pitch="variable" fo:font-style="normal" style:font-family-asian="'Nimbus Sans L'" style:font-pitch-asian="variable" style:font-family-complex="'Nimbus Sans L'" style:font-pitch-complex="variable"/>
    </style:style>
    <style:style style:name="T61" style:family="text">
      <style:text-properties fo:font-family="Arial" style:font-family-generic="swiss" style:font-pitch="variable"/>
    </style:style>
    <style:style style:name="T62" style:family="text">
      <style:text-properties fo:font-family="Arial" style:font-family-generic="swiss" style:font-pitch="variable" fo:font-size="28pt" style:font-size-asian="28pt" style:font-size-complex="28pt"/>
    </style:style>
    <style:style style:name="T63" style:family="text">
      <style:text-properties fo:font-family="Arial" style:font-family-generic="swiss" style:font-pitch="variable" fo:font-style="italic"/>
    </style:style>
    <style:style style:name="T64" style:family="text">
      <style:text-properties fo:font-family="Arial" style:font-family-generic="swiss" style:font-pitch="variable" fo:font-style="normal"/>
    </style:style>
    <style:style style:name="T65" style:family="text">
      <style:text-properties style:font-family-asian="'Luxi Sans'" style:font-pitch-asian="variable" style:font-family-complex="'Luxi Sans'" style:font-pitch-complex="variable"/>
    </style:style>
    <style:style style:name="T66" style:family="text">
      <style:text-properties style:text-position="0% 100%" fo:font-style="italic"/>
    </style:style>
    <style:style style:name="T67" style:family="text">
      <style:text-properties style:text-position="0% 100%" fo:font-style="normal"/>
    </style:style>
    <style:style style:name="T68" style:family="text">
      <style:text-properties fo:font-style="italic" fo:font-weight="normal"/>
    </style:style>
    <style:style style:name="T69" style:family="text">
      <style:text-properties fo:font-style="normal" fo:font-weight="normal"/>
    </style:style>
    <style:style style:name="T70" style:family="text">
      <style:text-properties style:text-position="-33% 58%" fo:font-style="normal"/>
    </style:style>
    <style:style style:name="T71" style:family="text">
      <style:text-properties style:text-position="0% 100%" fo:font-style="normal" style:font-family-asian="'Luxi Sans'" style:font-pitch-asian="variable" style:font-family-complex="'Luxi Sans'" style:font-pitch-complex="variable"/>
    </style:style>
    <style:style style:name="T72" style:family="text">
      <style:text-properties style:text-position="-33% 58%" fo:font-style="normal" style:font-family-asian="'Luxi Sans'" style:font-pitch-asian="variable" style:font-family-complex="'Luxi Sans'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00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10.2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3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 text:start-value="3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3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3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3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3">
        <style:list-level-properties text:space-before="10.2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Ecuaciones Diferenciales Ordinarias con</text:p>
            <text:p text:style-name="P1">Valores en la frontera</text:p>
            <text:p text:style-name="P1">(continuamos con el Tema 3)</text:p>
            <text:p text:style-name="P1"/>
            <text:p text:style-name="P1">Curso Física Computacional</text:p>
            <text:p text:style-name="P1">M. en C. Gustavo Contreras Mayén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2" draw:text-style-name="P3" draw:layer="layout" svg:width="25.199cm" svg:height="13.86cm" svg:x="1.4cm" svg:y="4.914cm" presentation:class="subtitle">
          <draw:text-box>
            <text:p text:style-name="P3">En los problemas de EDO unidimensionales con valores en la frontera, se pide que la solución satisfaga las condiciones de frontera en ambos extremos del dominio unidimensional.</text:p>
            <text:p text:style-name="P3"/>
            <text:p text:style-name="P3">La definición de las condiciones en la frontera es parte fundamental de los problemas de este tipo.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1" draw:text-style-name="P4" draw:layer="layout" svg:width="25.199cm" svg:height="3.507cm" svg:x="1.4cm" svg:y="0.837cm" presentation:class="title" presentation:user-transformed="true">
          <draw:text-box>
            <text:p text:style-name="P1"><text:span text:style-name="T1">El caso de una varilla delgada de metal</text:span></text:p>
          </draw:text-box>
        </draw:frame>
        <draw:frame presentation:style-name="pr5" draw:text-style-name="P3" draw:layer="layout" svg:width="25.199cm" svg:height="5.274cm" svg:x="1.5cm" svg:y="4.726cm" presentation:class="subtitle" presentation:user-transformed="true">
          <draw:text-box>
            <text:p text:style-name="P3">Sea una varilla delgada de metal con longitud <text:span text:style-name="T2">H</text:span><text:span text:style-name="T3">, sus extremos están conectados a distintas fuentes de calor.</text:span></text:p>
          </draw:text-box>
        </draw:frame>
        <draw:custom-shape draw:style-name="gr2" draw:text-style-name="P5" draw:layer="layout" svg:width="4cm" svg:height="8cm" svg:x="6.5cm" svg:y="10.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5" draw:layer="layout" svg:width="3.5cm" svg:height="2cm" svg:x="9.4cm" svg:y="13.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191.00449775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3" draw:text-style-name="P5" draw:layer="layout" svg:x1="9.5cm" svg:y1="17cm" svg:x2="15.5cm" svg:y2="17cm">
          <text:p/>
        </draw:line>
        <draw:custom-shape draw:style-name="gr2" draw:text-style-name="P5" draw:layer="layout" svg:width="3.5cm" svg:height="2cm" svg:x="12.4cm" svg:y="13.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191.00449775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5" draw:layer="layout" svg:width="4cm" svg:height="8cm" svg:x="15.4cm" svg:y="10.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" draw:text-style-name="P5" draw:layer="layout" svg:x1="11.7cm" svg:y1="15.4cm" svg:x2="11.7cm" svg:y2="16.4cm">
          <text:p/>
        </draw:line>
        <draw:line draw:style-name="gr4" draw:text-style-name="P5" draw:layer="layout" svg:x1="12.4cm" svg:y1="15.4cm" svg:x2="12.4cm" svg:y2="16.4cm">
          <text:p/>
        </draw:line>
        <draw:line draw:style-name="gr3" draw:text-style-name="P5" draw:layer="layout" svg:x1="9.5cm" svg:y1="16cm" svg:x2="11.7cm" svg:y2="16cm">
          <text:p/>
        </draw:line>
        <draw:line draw:style-name="gr5" draw:text-style-name="P5" draw:layer="layout" svg:x1="12.25cm" svg:y1="16cm" svg:x2="13.5cm" svg:y2="16cm">
          <text:p/>
        </draw:line>
        <draw:frame draw:style-name="gr6" draw:text-style-name="P1" draw:layer="layout" svg:width="1cm" svg:height="1.204cm" svg:x="7.5cm" svg:y="13.5cm">
          <draw:text-box>
            <text:p/>
          </draw:text-box>
        </draw:frame>
        <draw:frame draw:style-name="gr7" draw:text-style-name="P6" draw:layer="layout" svg:width="1.9cm" svg:height="1.299cm" svg:x="7.6cm" svg:y="14cm">
          <draw:text-box>
            <text:p text:style-name="P1"><text:span text:style-name="T4">T</text:span><text:span text:style-name="T5">L</text:span></text:p>
          </draw:text-box>
        </draw:frame>
        <draw:frame draw:style-name="gr7" draw:text-style-name="P6" draw:layer="layout" svg:width="1.9cm" svg:height="1.299cm" svg:x="15.9cm" svg:y="14cm">
          <draw:text-box>
            <text:p text:style-name="P1"><text:span text:style-name="T4">T</text:span><text:span text:style-name="T5">R</text:span></text:p>
          </draw:text-box>
        </draw:frame>
        <draw:frame draw:style-name="gr7" draw:text-style-name="P6" draw:layer="layout" svg:width="1.9cm" svg:height="1.115cm" svg:x="12cm" svg:y="17cm">
          <draw:text-box>
            <text:p text:style-name="P1"><text:span text:style-name="T4">H</text:span></text:p>
          </draw:text-box>
        </draw:frame>
        <draw:frame draw:style-name="gr7" draw:text-style-name="P6" draw:layer="layout" svg:width="1.9cm" svg:height="1.115cm" svg:x="13.4cm" svg:y="15.401cm">
          <draw:text-box>
            <text:p text:style-name="P1"><text:span text:style-name="T4">dx</text:span></text:p>
          </draw:text-box>
        </draw:frame>
        <draw:frame draw:style-name="gr7" draw:text-style-name="P6" draw:layer="layout" svg:width="1.9cm" svg:height="1.115cm" svg:x="10.6cm" svg:y="15.802cm">
          <draw:text-box>
            <text:p text:style-name="P1"><text:span text:style-name="T4">x</text:span></text:p>
          </draw:text-box>
        </draw:frame>
        <draw:frame draw:style-name="gr7" draw:text-style-name="P6" draw:layer="layout" svg:width="1.9cm" svg:height="1.115cm" svg:x="10.6cm" svg:y="13.303cm">
          <draw:text-box>
            <text:p text:style-name="P1"><text:span text:style-name="T4">k</text:span></text:p>
          </draw:text-box>
        </draw:frame>
        <draw:frame draw:style-name="gr7" draw:text-style-name="P6" draw:layer="layout" svg:width="1.9cm" svg:height="1.115cm" svg:x="12.8cm" svg:y="12.404cm">
          <draw:text-box>
            <text:p text:style-name="P1"><text:span text:style-name="T4">A</text:span></text:p>
          </draw:text-box>
        </draw:frame>
        <draw:frame draw:style-name="gr7" draw:text-style-name="P6" draw:layer="layout" svg:width="1.9cm" svg:height="1.299cm" svg:x="11cm" svg:y="11.005cm">
          <draw:text-box>
            <text:p text:style-name="P1"><text:span text:style-name="T4">h</text:span><text:span text:style-name="T5">c</text:span></text:p>
          </draw:text-box>
        </draw:frame>
        <draw:frame draw:style-name="gr7" draw:text-style-name="P6" draw:layer="layout" svg:width="1.9cm" svg:height="1.339cm" svg:x="12.8cm" svg:y="11.005cm">
          <draw:text-box>
            <text:p text:style-name="P1"><text:span text:style-name="T4">T</text:span><text:span text:style-name="T6">∞</text:span></text:p>
          </draw:text-box>
        </draw:frame>
        <draw:frame draw:style-name="gr7" draw:text-style-name="P6" draw:layer="layout" svg:width="5.656cm" svg:height="1.115cm" svg:x="19.844cm" svg:y="11.443cm">
          <draw:text-box>
            <text:p text:style-name="P1"><text:span text:style-name="T4">Perímetro P</text:span></text:p>
          </draw:text-box>
        </draw:frame>
        <draw:frame draw:style-name="gr7" draw:text-style-name="P6" draw:layer="layout" svg:width="2.656cm" svg:height="1.115cm" svg:x="11.844cm" svg:y="9cm">
          <draw:text-box>
            <text:p text:style-name="P1"><text:span text:style-name="T4">Fluid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6" draw:text-style-name="P7" draw:layer="layout" svg:width="25.199cm" svg:height="4.086cm" svg:x="1.4cm" svg:y="4.914cm" presentation:class="subtitle" presentation:user-transformed="true">
          <draw:text-box>
            <text:p text:style-name="P3"><text:span text:style-name="T7">Si el calor sale de la superficie de la varilla únicamente por transferencia de calor, por medio de convección, la ecuación de temperatura es:</text:span></text:p>
          </draw:text-box>
        </draw:frame>
        <draw:frame draw:style-name="gr8" draw:layer="layout" svg:width="23.108cm" svg:height="2.611cm" svg:x="3.5cm" svg:y="8.38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2" draw:text-style-name="P5" draw:layer="layout" svg:width="4cm" svg:height="8cm" svg:x="0.5cm" svg:y="11.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5" draw:layer="layout" svg:width="3.5cm" svg:height="2cm" svg:x="3.4cm" svg:y="14.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191.00449775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3" draw:text-style-name="P5" draw:layer="layout" svg:x1="3.5cm" svg:y1="18cm" svg:x2="9.5cm" svg:y2="18cm">
          <text:p/>
        </draw:line>
        <draw:custom-shape draw:style-name="gr2" draw:text-style-name="P5" draw:layer="layout" svg:width="3.5cm" svg:height="2cm" svg:x="6.4cm" svg:y="14.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191.00449775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5" draw:layer="layout" svg:width="4cm" svg:height="8cm" svg:x="9.4cm" svg:y="11.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" draw:text-style-name="P5" draw:layer="layout" svg:x1="5.7cm" svg:y1="16.4cm" svg:x2="5.7cm" svg:y2="17.4cm">
          <text:p/>
        </draw:line>
        <draw:line draw:style-name="gr4" draw:text-style-name="P5" draw:layer="layout" svg:x1="6.4cm" svg:y1="16.4cm" svg:x2="6.4cm" svg:y2="17.4cm">
          <text:p/>
        </draw:line>
        <draw:line draw:style-name="gr3" draw:text-style-name="P5" draw:layer="layout" svg:x1="3.5cm" svg:y1="17cm" svg:x2="5.7cm" svg:y2="17cm">
          <text:p/>
        </draw:line>
        <draw:line draw:style-name="gr5" draw:text-style-name="P5" draw:layer="layout" svg:x1="6.25cm" svg:y1="17cm" svg:x2="7.5cm" svg:y2="17cm">
          <text:p/>
        </draw:line>
        <draw:frame draw:style-name="gr6" draw:text-style-name="P1" draw:layer="layout" svg:width="1cm" svg:height="1.204cm" svg:x="1.5cm" svg:y="14.5cm">
          <draw:text-box>
            <text:p/>
          </draw:text-box>
        </draw:frame>
        <draw:frame draw:style-name="gr7" draw:text-style-name="P6" draw:layer="layout" svg:width="1.9cm" svg:height="1.299cm" svg:x="1.6cm" svg:y="15cm">
          <draw:text-box>
            <text:p text:style-name="P1"><text:span text:style-name="T4">T</text:span><text:span text:style-name="T5">L</text:span></text:p>
          </draw:text-box>
        </draw:frame>
        <draw:frame draw:style-name="gr7" draw:text-style-name="P6" draw:layer="layout" svg:width="1.9cm" svg:height="1.299cm" svg:x="9.9cm" svg:y="15cm">
          <draw:text-box>
            <text:p text:style-name="P1"><text:span text:style-name="T4">T</text:span><text:span text:style-name="T5">R</text:span></text:p>
          </draw:text-box>
        </draw:frame>
        <draw:frame draw:style-name="gr7" draw:text-style-name="P6" draw:layer="layout" svg:width="1.9cm" svg:height="1.115cm" svg:x="6cm" svg:y="18cm">
          <draw:text-box>
            <text:p text:style-name="P1"><text:span text:style-name="T4">H</text:span></text:p>
          </draw:text-box>
        </draw:frame>
        <draw:frame draw:style-name="gr7" draw:text-style-name="P6" draw:layer="layout" svg:width="1.9cm" svg:height="1.115cm" svg:x="7.4cm" svg:y="16.401cm">
          <draw:text-box>
            <text:p text:style-name="P1"><text:span text:style-name="T4">dx</text:span></text:p>
          </draw:text-box>
        </draw:frame>
        <draw:frame draw:style-name="gr7" draw:text-style-name="P6" draw:layer="layout" svg:width="1.9cm" svg:height="1.115cm" svg:x="4.6cm" svg:y="16.802cm">
          <draw:text-box>
            <text:p text:style-name="P1"><text:span text:style-name="T4">x</text:span></text:p>
          </draw:text-box>
        </draw:frame>
        <draw:frame draw:style-name="gr7" draw:text-style-name="P6" draw:layer="layout" svg:width="1.9cm" svg:height="1.115cm" svg:x="4.6cm" svg:y="14.303cm">
          <draw:text-box>
            <text:p text:style-name="P1"><text:span text:style-name="T4">k</text:span></text:p>
          </draw:text-box>
        </draw:frame>
        <draw:frame draw:style-name="gr7" draw:text-style-name="P6" draw:layer="layout" svg:width="1.9cm" svg:height="1.115cm" svg:x="6.8cm" svg:y="13.404cm">
          <draw:text-box>
            <text:p text:style-name="P1"><text:span text:style-name="T4">A</text:span></text:p>
          </draw:text-box>
        </draw:frame>
        <draw:frame draw:style-name="gr7" draw:text-style-name="P6" draw:layer="layout" svg:width="1.9cm" svg:height="1.299cm" svg:x="5cm" svg:y="12.005cm">
          <draw:text-box>
            <text:p text:style-name="P1"><text:span text:style-name="T4">h</text:span><text:span text:style-name="T5">c</text:span></text:p>
          </draw:text-box>
        </draw:frame>
        <draw:frame draw:style-name="gr7" draw:text-style-name="P6" draw:layer="layout" svg:width="1.9cm" svg:height="1.339cm" svg:x="6.8cm" svg:y="12.005cm">
          <draw:text-box>
            <text:p text:style-name="P1"><text:span text:style-name="T4">T</text:span><text:span text:style-name="T6">∞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presentation:style-name="pr2" draw:text-style-name="P8" draw:layer="layout" svg:width="25.199cm" svg:height="13.86cm" svg:x="1.4cm" svg:y="-0.186cm" presentation:class="subtitle" presentation:user-transformed="true">
          <draw:text-box>
            <text:p text:style-name="P3"><text:span text:style-name="T8">T(x)</text:span><text:span text:style-name="T9"> es la temperatura del punto que se encuentra a una distancia </text:span><text:span text:style-name="T8">x</text:span><text:span text:style-name="T9"> del extremo izquierdo.</text:span></text:p>
            <text:p text:style-name="P3"><text:span text:style-name="T8">A</text:span><text:span text:style-name="T9"> es el área constante de una sección transversal de la varilla.</text:span></text:p>
            <text:p text:style-name="P3"><text:span text:style-name="T8">k</text:span><text:span text:style-name="T9"> es la conductividad térmica.</text:span></text:p>
            <text:p text:style-name="P3"><text:span text:style-name="T8">P</text:span><text:span text:style-name="T9"> es el perímetro de la varilla.</text:span></text:p>
            <text:p text:style-name="P3"><text:span text:style-name="T8">h</text:span><text:span text:style-name="T10">c</text:span><text:span text:style-name="T11"> es el coeficiente de transferencia de calor por convección.</text:span></text:p>
            <text:p text:style-name="P3"><text:span text:style-name="T11">T</text:span><text:span text:style-name="T12">∞</text:span><text:span text:style-name="T13"> es la temperatura neta del aire.</text:span></text:p>
            <text:p text:style-name="P3"><text:span text:style-name="T14">S</text:span><text:span text:style-name="T13"> es la fuente de calor.</text:span></text:p>
          </draw:text-box>
        </draw:frame>
        <draw:custom-shape draw:style-name="gr2" draw:text-style-name="P5" draw:layer="layout" svg:width="3.411cm" svg:height="6.5cm" svg:x="10.5cm" svg:y="1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5" draw:layer="layout" svg:width="2.984cm" svg:height="1.625cm" svg:x="12.973cm" svg:y="15.35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191.00449775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3" draw:text-style-name="P5" draw:layer="layout" svg:x1="13.058cm" svg:y1="18.281cm" svg:x2="18.174cm" svg:y2="18.281cm">
          <text:p/>
        </draw:line>
        <draw:custom-shape draw:style-name="gr2" draw:text-style-name="P5" draw:layer="layout" svg:width="2.985cm" svg:height="1.625cm" svg:x="15.531cm" svg:y="15.35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191.00449775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5" draw:layer="layout" svg:width="3.411cm" svg:height="6.5cm" svg:x="18.089cm" svg:y="1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" draw:text-style-name="P5" draw:layer="layout" svg:x1="14.934cm" svg:y1="16.981cm" svg:x2="14.934cm" svg:y2="17.794cm">
          <text:p/>
        </draw:line>
        <draw:line draw:style-name="gr4" draw:text-style-name="P5" draw:layer="layout" svg:x1="15.531cm" svg:y1="16.981cm" svg:x2="15.531cm" svg:y2="17.794cm">
          <text:p/>
        </draw:line>
        <draw:line draw:style-name="gr3" draw:text-style-name="P5" draw:layer="layout" svg:x1="13.058cm" svg:y1="17.469cm" svg:x2="14.934cm" svg:y2="17.469cm">
          <text:p/>
        </draw:line>
        <draw:line draw:style-name="gr5" draw:text-style-name="P5" draw:layer="layout" svg:x1="15.403cm" svg:y1="17.469cm" svg:x2="16.469cm" svg:y2="17.469cm">
          <text:p/>
        </draw:line>
        <draw:frame draw:style-name="gr9" draw:text-style-name="P1" draw:layer="layout" svg:width="0.852cm" svg:height="1.204cm" svg:x="11.353cm" svg:y="15.437cm">
          <draw:text-box>
            <text:p/>
          </draw:text-box>
        </draw:frame>
        <draw:frame draw:style-name="gr10" draw:text-style-name="P6" draw:layer="layout" svg:width="1.62cm" svg:height="1.299cm" svg:x="11.438cm" svg:y="15.844cm">
          <draw:text-box>
            <text:p text:style-name="P1"><text:span text:style-name="T4">T</text:span><text:span text:style-name="T5">L</text:span></text:p>
          </draw:text-box>
        </draw:frame>
        <draw:frame draw:style-name="gr10" draw:text-style-name="P6" draw:layer="layout" svg:width="1.62cm" svg:height="1.299cm" svg:x="18.516cm" svg:y="15.844cm">
          <draw:text-box>
            <text:p text:style-name="P1"><text:span text:style-name="T4">T</text:span><text:span text:style-name="T5">R</text:span></text:p>
          </draw:text-box>
        </draw:frame>
        <draw:frame draw:style-name="gr11" draw:text-style-name="P6" draw:layer="layout" svg:width="1.62cm" svg:height="1.115cm" svg:x="15.19cm" svg:y="18.281cm">
          <draw:text-box>
            <text:p text:style-name="P1"><text:span text:style-name="T4">H</text:span></text:p>
          </draw:text-box>
        </draw:frame>
        <draw:frame draw:style-name="gr11" draw:text-style-name="P6" draw:layer="layout" svg:width="1.62cm" svg:height="1.115cm" svg:x="16.384cm" svg:y="16.982cm">
          <draw:text-box>
            <text:p text:style-name="P1"><text:span text:style-name="T4">dx</text:span></text:p>
          </draw:text-box>
        </draw:frame>
        <draw:frame draw:style-name="gr11" draw:text-style-name="P6" draw:layer="layout" svg:width="1.62cm" svg:height="1.115cm" svg:x="13.996cm" svg:y="17.308cm">
          <draw:text-box>
            <text:p text:style-name="P1"><text:span text:style-name="T4">x</text:span></text:p>
          </draw:text-box>
        </draw:frame>
        <draw:frame draw:style-name="gr11" draw:text-style-name="P6" draw:layer="layout" svg:width="1.62cm" svg:height="1.115cm" svg:x="13.996cm" svg:y="15.277cm">
          <draw:text-box>
            <text:p text:style-name="P1"><text:span text:style-name="T4">k</text:span></text:p>
          </draw:text-box>
        </draw:frame>
        <draw:frame draw:style-name="gr11" draw:text-style-name="P6" draw:layer="layout" svg:width="1.62cm" svg:height="1.115cm" svg:x="15.872cm" svg:y="14.547cm">
          <draw:text-box>
            <text:p text:style-name="P1"><text:span text:style-name="T4">A</text:span></text:p>
          </draw:text-box>
        </draw:frame>
        <draw:frame draw:style-name="gr10" draw:text-style-name="P6" draw:layer="layout" svg:width="1.62cm" svg:height="1.299cm" svg:x="14.337cm" svg:y="13.41cm">
          <draw:text-box>
            <text:p text:style-name="P1"><text:span text:style-name="T4">h</text:span><text:span text:style-name="T5">c</text:span></text:p>
          </draw:text-box>
        </draw:frame>
        <draw:frame draw:style-name="gr12" draw:text-style-name="P6" draw:layer="layout" svg:width="1.62cm" svg:height="1.339cm" svg:x="15.872cm" svg:y="13.41cm">
          <draw:text-box>
            <text:p text:style-name="P1"><text:span text:style-name="T4">T</text:span><text:span text:style-name="T6">∞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2" draw:text-style-name="P3" draw:layer="layout" svg:width="25.199cm" svg:height="13.86cm" svg:x="1.4cm" svg:y="4.914cm" presentation:class="subtitle">
          <draw:text-box>
            <text:p text:style-name="P3">Las condiciones de frontera son:</text:p>
            <text:p text:style-name="P9">T(0) = T<text:span text:style-name="T15">L</text:span></text:p>
            <text:p text:style-name="P9"><text:span text:style-name="T16">T(H)= T</text:span><text:span text:style-name="T15">R</text:span></text:p>
            <text:p text:style-name="P9"><text:span text:style-name="T15"/></text:p>
            <text:p text:style-name="P3"><text:span text:style-name="T16">Si T</text:span><text:span text:style-name="T17">o</text:span><text:span text:style-name="T16"> se define como</text:span></text:p>
            <text:p text:style-name="P9"><text:span text:style-name="T16">T</text:span><text:span text:style-name="T17">o</text:span><text:span text:style-name="T16"> = T -</text:span><text:span text:style-name="T18">T</text:span><text:span text:style-name="T19">∞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7" draw:text-style-name="P3" draw:layer="layout" svg:width="25.199cm" svg:height="3.086cm" svg:x="1.4cm" svg:y="4.914cm" presentation:class="subtitle" presentation:user-transformed="true">
          <draw:text-box>
            <text:p text:style-name="P3">La ecuación de temperatura la podemos expresar como:</text:p>
          </draw:text-box>
        </draw:frame>
        <draw:frame draw:style-name="gr8" draw:layer="layout" svg:width="21.415cm" svg:height="3.056cm" svg:x="4.423cm" svg:y="8.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7" draw:text-style-name="P3" draw:layer="layout" svg:width="25.199cm" svg:height="5.065cm" svg:x="1.5cm" svg:y="14.155cm">
          <draw:text-box>
            <text:p text:style-name="P3">El primer término representa la difusión del calor, el segundo es la pérdida de calor en el aire por medio de la convección y el lado derecho es la fuente de calor.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presentation:style-name="pr8" draw:layer="layout" svg:width="25.199cm" svg:height="3.256cm" svg:x="1.4cm" svg:y="0.962cm" presentation:class="title" presentation:placeholder="true">
          <draw:text-box/>
        </draw:frame>
        <draw:frame presentation:style-name="pr9" draw:layer="layout" svg:width="25.199cm" svg:height="3.961cm" svg:x="1.4cm" svg:y="5.039cm" presentation:class="subtitle" presentation:user-transformed="true">
          <draw:text-box>
            <text:p>Otro ejemplo de una EDO con forma similar es la ecuación de difusión de neutrones dada por:</text:p>
          </draw:text-box>
        </draw:frame>
        <draw:frame draw:style-name="gr8" draw:layer="layout" svg:width="19.678cm" svg:height="3.056cm" svg:x="4.085cm" svg:y="9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presentation:style-name="pr9" draw:layer="layout" svg:width="25.199cm" svg:height="6.45cm" svg:x="1.301cm" svg:y="13.441cm">
          <draw:text-box>
            <text:p>Donde <text:span text:style-name="T20">Y</text:span> es el flujo de neutrones, D es el coeficiente de difusión y S es la fuente de neutrones. El primer término indica la difusión de neutrones, el segundo la pérdida por absorción y el lado derecho es la fuente de neutrones.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10" draw:text-style-name="P3" draw:layer="layout" svg:width="25.199cm" svg:height="4.586cm" svg:x="1.4cm" svg:y="5.414cm" presentation:class="subtitle" presentation:user-transformed="true">
          <draw:text-box>
            <text:p text:style-name="P3">considerando en otros casos dentro de la física para problemas con difusión, si se expresa en términos de:</text:p>
          </draw:text-box>
        </draw:frame>
        <draw:frame draw:style-name="gr8" draw:layer="layout" svg:width="20.359cm" svg:height="3.056cm" svg:x="4cm" svg:y="10.94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10" draw:text-style-name="P3" draw:layer="layout" svg:width="25.199cm" svg:height="4.586cm" svg:x="1.401cm" svg:y="14.114cm">
          <draw:text-box>
            <text:p text:style-name="P3">que es una ley de conservación de la difusión.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7" draw:text-style-name="P3" draw:layer="layout" svg:width="25.199cm" svg:height="3.086cm" svg:x="1.4cm" svg:y="4.914cm" presentation:class="subtitle" presentation:user-transformed="true">
          <draw:text-box>
            <text:p text:style-name="P3">integrando la ecuación anterior en el intervalo [a,b], se obtiene que:</text:p>
          </draw:text-box>
        </draw:frame>
        <draw:frame draw:style-name="gr8" draw:layer="layout" svg:width="23.093cm" svg:height="2.372cm" svg:x="1.5cm" svg:y="8.667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7" draw:text-style-name="P3" draw:layer="layout" svg:width="25.199cm" svg:height="3.086cm" svg:x="1.401cm" svg:y="12.714cm">
          <draw:text-box>
            <text:p text:style-name="P3">donde:</text:p>
          </draw:text-box>
        </draw:frame>
        <draw:frame draw:style-name="gr8" draw:layer="layout" svg:width="12.173cm" svg:height="3.052cm" svg:x="5.5cm" svg:y="15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Problemas con valores en la frontera para varillas y láminas</text:p>
          </draw:text-box>
        </draw:frame>
        <draw:frame presentation:style-name="pr11" draw:text-style-name="P3" draw:layer="layout" svg:width="25.199cm" svg:height="5.086cm" svg:x="1.4cm" svg:y="4.914cm" presentation:class="subtitle" presentation:user-transformed="true">
          <draw:text-box>
            <text:p text:style-name="P3">Consideremos una EDO de segundo orden con valores a la frontera:</text:p>
          </draw:text-box>
        </draw:frame>
        <draw:frame draw:style-name="gr8" draw:layer="layout" svg:width="12.96cm" svg:height="1.448cm" svg:x="8cm" svg:y="9.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presentation:style-name="pr11" draw:text-style-name="P9" draw:layer="layout" svg:width="25.199cm" svg:height="6.83cm" svg:x="1.401cm" svg:y="12.844cm">
          <draw:text-box>
            <text:p text:style-name="P9">0 &lt; x &lt; H</text:p>
            <text:p text:style-name="P9"/>
            <text:p text:style-name="P10">con condiciones de frontera:</text:p>
            <text:p text:style-name="P10"><text:span text:style-name="T21">f</text:span><text:span text:style-name="T22">'(0) = 0 </text:span><text:span text:style-name="T22"><text:tab/></text:span><text:span text:style-name="T22"> <text:s/>(condición de frontera izquierda)</text:span></text:p>
            <text:p text:style-name="P10"><text:span text:style-name="T21">f</text:span><text:span text:style-name="T22">'(H) = </text:span><text:span text:style-name="T21">f</text:span><text:span text:style-name="T22">'</text:span><text:span text:style-name="T23">R</text:span><text:span text:style-name="T22"> (condición de frontera derecha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11" draw:text-style-name="P3" draw:layer="layout" svg:width="25.199cm" svg:height="5.086cm" svg:x="1.4cm" svg:y="4.914cm" presentation:class="subtitle" presentation:user-transformed="true">
          <draw:text-box>
            <text:p text:style-name="P3">Si dividimos el dominio en N intervalos de igual longitud, se obtiene una retícula donde los intervalos miden <text:span text:style-name="T2">h = H/N</text:span></text:p>
          </draw:text-box>
        </draw:frame>
        <draw:line draw:style-name="gr4" draw:text-style-name="P5" draw:layer="layout" svg:x1="3.9cm" svg:y1="12.4cm" svg:x2="23.4cm" svg:y2="12.4cm">
          <text:p/>
        </draw:line>
        <draw:custom-shape draw:style-name="gr2" draw:text-style-name="P5" draw:layer="layout" svg:width="0.5cm" svg:height="0.5cm" svg:x="5.5cm" svg:y="12.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5" draw:layer="layout" svg:width="0.5cm" svg:height="0.5cm" svg:x="8.9cm" svg:y="12.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5" draw:layer="layout" svg:width="0.5cm" svg:height="0.5cm" svg:x="12.3cm" svg:y="12.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5" draw:layer="layout" svg:width="0.5cm" svg:height="0.5cm" svg:x="15.9cm" svg:y="12.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5" draw:layer="layout" svg:width="0.5cm" svg:height="0.5cm" svg:x="20cm" svg:y="12.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7" draw:text-style-name="P6" draw:layer="layout" svg:width="1.5cm" svg:height="1.115cm" svg:x="5.3cm" svg:y="13cm">
          <draw:text-box>
            <text:p text:style-name="P1"><text:span text:style-name="T4">0</text:span></text:p>
          </draw:text-box>
        </draw:frame>
        <draw:frame draw:style-name="gr7" draw:text-style-name="P6" draw:layer="layout" svg:width="1.6cm" svg:height="1.115cm" svg:x="6.9cm" svg:y="13cm">
          <draw:text-box>
            <text:p text:style-name="P1"><text:span text:style-name="T4">h</text:span></text:p>
          </draw:text-box>
        </draw:frame>
        <draw:frame draw:style-name="gr7" draw:text-style-name="P6" draw:layer="layout" svg:width="2.7cm" svg:height="1.115cm" svg:x="21.4cm" svg:y="13cm">
          <draw:text-box>
            <text:p text:style-name="P1"><text:span text:style-name="T24">Nh=H</text:span></text:p>
          </draw:text-box>
        </draw:frame>
        <draw:frame draw:style-name="gr7" draw:text-style-name="P11" draw:layer="layout" svg:width="2cm" svg:height="1.199cm" svg:x="5cm" svg:y="9.6cm">
          <draw:text-box>
            <text:p text:style-name="P1"><text:span text:style-name="T25">f</text:span><text:span text:style-name="T26">'=0</text:span></text:p>
          </draw:text-box>
        </draw:frame>
        <draw:frame draw:style-name="gr7" draw:text-style-name="P6" draw:layer="layout" svg:width="1cm" svg:height="1.115cm" svg:x="5.3cm" svg:y="14.5cm">
          <draw:text-box>
            <text:p text:style-name="P1"><text:span text:style-name="T4">1</text:span></text:p>
          </draw:text-box>
        </draw:frame>
        <draw:frame draw:style-name="gr7" draw:text-style-name="P6" draw:layer="layout" svg:width="1.2cm" svg:height="1.115cm" svg:x="6.8cm" svg:y="14.601cm">
          <draw:text-box>
            <text:p text:style-name="P1"><text:span text:style-name="T4">2</text:span></text:p>
          </draw:text-box>
        </draw:frame>
        <draw:frame draw:style-name="gr7" draw:text-style-name="P6" draw:layer="layout" svg:width="1.2cm" svg:height="1.115cm" svg:x="20cm" svg:y="14.601cm">
          <draw:text-box>
            <text:p text:style-name="P1"><text:span text:style-name="T4">N</text:span></text:p>
          </draw:text-box>
        </draw:frame>
        <draw:frame draw:style-name="gr7" draw:text-style-name="P6" draw:layer="layout" svg:width="3.5cm" svg:height="1.115cm" svg:x="21.4cm" svg:y="14.601cm">
          <draw:text-box>
            <text:p text:style-name="P1"><text:span text:style-name="T4">N=N+1</text:span></text:p>
          </draw:text-box>
        </draw:frame>
        <draw:custom-shape draw:style-name="gr2" draw:text-style-name="P5" draw:layer="layout" svg:width="0.5cm" svg:height="0.5cm" svg:x="7.1cm" svg:y="12.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5" draw:layer="layout" svg:width="0.5cm" svg:height="0.5cm" svg:x="10.6cm" svg:y="12.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5" draw:layer="layout" svg:width="0.5cm" svg:height="0.5cm" svg:x="14.1cm" svg:y="12.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5" draw:layer="layout" svg:width="0.5cm" svg:height="0.5cm" svg:x="21.5cm" svg:y="12.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7" draw:text-style-name="P11" draw:layer="layout" svg:width="2.7cm" svg:height="1.384cm" svg:x="21.1cm" svg:y="9.537cm">
          <draw:text-box>
            <text:p text:style-name="P1"><text:span text:style-name="T25">f</text:span><text:span text:style-name="T26">=</text:span><text:span text:style-name="T25">f</text:span><text:span text:style-name="T27">R</text:span></text:p>
          </draw:text-box>
        </draw:frame>
        <draw:frame draw:style-name="gr7" draw:text-style-name="P6" draw:layer="layout" svg:width="1.2cm" svg:height="1.115cm" svg:x="8.7cm" svg:y="14.602cm">
          <draw:text-box>
            <text:p text:style-name="P1"><text:span text:style-name="T4">3</text:span></text:p>
          </draw:text-box>
        </draw:frame>
        <draw:frame draw:style-name="gr7" draw:text-style-name="P6" draw:layer="layout" svg:width="1.2cm" svg:height="1.115cm" svg:x="10.3cm" svg:y="14.603cm">
          <draw:text-box>
            <text:p text:style-name="P1"><text:span text:style-name="T4">4</text:span></text:p>
          </draw:text-box>
        </draw:frame>
        <draw:frame draw:style-name="gr7" draw:text-style-name="P6" draw:layer="layout" svg:width="1.6cm" svg:height="1.115cm" svg:x="8.6cm" svg:y="13.001cm">
          <draw:text-box>
            <text:p text:style-name="P1"><text:span text:style-name="T4">2h</text:span></text:p>
          </draw:text-box>
        </draw:frame>
        <draw:frame draw:style-name="gr7" draw:text-style-name="P6" draw:layer="layout" svg:width="1.6cm" svg:height="1.115cm" svg:x="10.5cm" svg:y="13.001cm">
          <draw:text-box>
            <text:p text:style-name="P1"><text:span text:style-name="T4">3h</text:span></text:p>
          </draw:text-box>
        </draw:frame>
        <draw:custom-shape draw:style-name="gr2" draw:text-style-name="P5" draw:layer="layout" svg:width="0.5cm" svg:height="0.5cm" svg:x="4.1cm" svg:y="12.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7" draw:text-style-name="P6" draw:layer="layout" svg:width="2.5cm" svg:height="1.115cm" svg:x="3cm" svg:y="13.001cm">
          <draw:text-box>
            <text:p text:style-name="P1"><text:span text:style-name="T4">x=-h</text:span></text:p>
          </draw:text-box>
        </draw:frame>
        <draw:frame draw:style-name="gr7" draw:text-style-name="P6" draw:layer="layout" svg:width="2.5cm" svg:height="1.115cm" svg:x="3cm" svg:y="14.502cm">
          <draw:text-box>
            <text:p text:style-name="P1"><text:span text:style-name="T4">i=0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12" draw:text-style-name="P3" draw:layer="layout" svg:width="25.199cm" svg:height="6.086cm" svg:x="1.4cm" svg:y="4.914cm" presentation:class="subtitle" presentation:user-transformed="true">
          <draw:text-box>
            <text:p text:style-name="P3">Usando una aproximación por diferencias centrales al primer término de la EDO de segundo orden, obtenemos la ecuación en diferencias para la <text:span text:style-name="T2">i-</text:span><text:span text:style-name="T3">ésima retícula:</text:span></text:p>
          </draw:text-box>
        </draw:frame>
        <draw:frame draw:style-name="gr8" draw:layer="layout" svg:width="15.865cm" svg:height="3.414cm" svg:x="8.22cm" svg:y="11.41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presentation:style-name="pr12" draw:text-style-name="P3" draw:layer="layout" svg:width="25.199cm" svg:height="6.086cm" svg:x="1.401cm" svg:y="14.514cm">
          <draw:text-box>
            <text:p text:style-name="P3">donde <text:span text:style-name="T21">f</text:span><text:span text:style-name="T23">i</text:span><text:span text:style-name="T22"> = </text:span><text:span text:style-name="T21">f</text:span><text:span text:style-name="T28">(x</text:span><text:span text:style-name="T23">i</text:span><text:span text:style-name="T22">), S</text:span><text:span text:style-name="T23">i</text:span><text:span text:style-name="T22"> = S</text:span><text:span text:style-name="T28">(x</text:span><text:span text:style-name="T23">i</text:span><text:span text:style-name="T22">) y </text:span><text:span text:style-name="T29">q</text:span><text:span text:style-name="T30"> es constante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7" draw:text-style-name="P3" draw:layer="layout" svg:width="25.199cm" svg:height="3.086cm" svg:x="1.4cm" svg:y="4.914cm" presentation:class="subtitle" presentation:user-transformed="true">
          <draw:text-box>
            <text:p text:style-name="P3"><text:span text:style-name="T30"><text:s/></text:span><text:span text:style-name="T30">Al multiplicar por </text:span><text:span text:style-name="T29">h</text:span><text:span text:style-name="T31">2</text:span><text:span text:style-name="T32">:</text:span></text:p>
          </draw:text-box>
        </draw:frame>
        <draw:frame draw:style-name="gr8" draw:layer="layout" svg:width="16.124cm" svg:height="1.793cm" svg:x="7.376cm" svg:y="8.207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7" draw:text-style-name="P3" draw:layer="layout" svg:width="25.199cm" svg:height="5.065cm" svg:x="1.5cm" svg:y="11.822cm">
          <draw:text-box>
            <text:p text:style-name="P3"><text:span text:style-name="T30">donde </text:span><text:span text:style-name="T29">w =</text:span><text:span text:style-name="T30"> </text:span><text:span text:style-name="T29">qh</text:span><text:span text:style-name="T31">2</text:span><text:span text:style-name="T32">.</text:span></text:p>
            <text:p text:style-name="P3"><text:span text:style-name="T32"/></text:p>
            <text:p text:style-name="P3"><text:span text:style-name="T33">Esta ecuación se puede aplicar a todos los puntos de la retícula, excepto cuando </text:span><text:span text:style-name="T32">i = 1 e i = </text:span><text:span text:style-name="T34">N+1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2" draw:text-style-name="P3" draw:layer="layout" svg:width="25.199cm" svg:height="13.86cm" svg:x="1.4cm" svg:y="4.914cm" presentation:class="subtitle">
          <draw:text-box>
            <text:p text:style-name="P3">La condición de la frontera izquierda <text:span text:style-name="T21">f</text:span><text:span text:style-name="T22">'(0) = 0, es equivalente a una condición simétrica en la frontera llamada </text:span><text:span text:style-name="T29">condición adiabática en la frontera</text:span><text:span text:style-name="T30"> en el caso de la transferencia de calor.</text:span></text:p>
            <text:p text:style-name="P1"><text:span text:style-name="T30"/></text:p>
            <text:p text:style-name="P3"><text:span text:style-name="T30">Si se considera un punto hipotético de la retícula </text:span></text:p>
            <text:p text:style-name="P3"><text:span text:style-name="T29">i <text:s/>= 0</text:span><text:span text:style-name="T30"> localizado en </text:span><text:span text:style-name="T29">x = -h</text:span><text:span text:style-name="T30"> la ecuación anterior, en el caso </text:span><text:span text:style-name="T29">i = 1</text:span><text:span text:style-name="T30"> es: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13" draw:text-style-name="P12" draw:layer="layout" svg:width="25.199cm" svg:height="3.8cm" svg:x="1.4cm" svg:y="7.2cm" presentation:class="subtitle" presentation:user-transformed="true">
          <draw:text-box>
            <text:p text:style-name="P3"><text:span text:style-name="T35">en esta ecuación podemos hacer </text:span><text:span text:style-name="T36">f</text:span><text:span text:style-name="T37">0</text:span><text:span text:style-name="T38"> = </text:span><text:span text:style-name="T36">f</text:span><text:span text:style-name="T39">2</text:span><text:span text:style-name="T38"> debido a la simetría. Dividiendo entre dos, obtenemos lo siguiente:</text:span></text:p>
          </draw:text-box>
        </draw:frame>
        <draw:frame draw:style-name="gr8" draw:layer="layout" svg:width="14.894cm" svg:height="1.793cm" svg:x="8.071cm" svg:y="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8" draw:layer="layout" svg:width="12.971cm" svg:height="3.053cm" svg:x="8.5cm" svg:y="11.325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14" draw:text-style-name="P12" draw:layer="layout" svg:width="25.199cm" svg:height="4.1cm" svg:x="1.401cm" svg:y="14.9cm">
          <draw:text-box>
            <text:p text:style-name="P3"><text:span text:style-name="T35">como </text:span><text:span text:style-name="T36">f</text:span><text:span text:style-name="T39">N+1</text:span><text:span text:style-name="T38"> = </text:span><text:span text:style-name="T36">f</text:span><text:span text:style-name="T40">(H) = f</text:span><text:span text:style-name="T41">R</text:span><text:span text:style-name="T38"> en la frontera derecha, la ecuación con </text:span><text:span text:style-name="T42">i = </text:span><text:span text:style-name="T43">N </text:span><text:span text:style-name="T44"><text:s/>es: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draw:style-name="gr8" draw:layer="layout" svg:width="16.935cm" svg:height="1.793cm" svg:x="6.065cm" svg:y="6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presentation:style-name="pr2" draw:text-style-name="P3" draw:layer="layout" svg:width="25.199cm" svg:height="13.86cm" svg:x="1.4cm" svg:y="4.914cm" presentation:class="subtitle">
          <draw:text-box>
            <text:p text:style-name="P3">donde los términos conocidos se pasaron al lado derecho.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15" draw:text-style-name="P1" draw:layer="layout" svg:width="25.199cm" svg:height="12.211cm" svg:x="1.4cm" svg:y="5.406cm" presentation:class="subtitle" presentation:user-transformed="true">
          <draw:text-box>
            <text:p text:style-name="P10">Ordenando las ecuaciones anteriores:</text:p>
            <text:p text:style-name="P10"/>
            <text:p text:style-name="P10">(1+w/2)<text:span text:style-name="T21">f</text:span><text:span text:style-name="T23">1</text:span><text:span text:style-name="T28">-</text:span><text:span text:style-name="T28"><text:tab/></text:span><text:span text:style-name="T28"><text:tab/></text:span><text:span text:style-name="T28"> <text:s text:c="2"/></text:span><text:span text:style-name="T45">f</text:span><text:span text:style-name="T46">2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= h</text:span><text:span text:style-name="T47">2</text:span><text:span text:style-name="T28">S</text:span><text:span text:style-name="T23">1</text:span><text:span text:style-name="T28">/2</text:span></text:p>
            <text:p text:style-name="P10"><text:span text:style-name="T28"><text:tab/></text:span><text:span text:style-name="T28"><text:tab/></text:span><text:span text:style-name="T28"> <text:s text:c="2"/></text:span><text:span text:style-name="T28">-</text:span><text:span text:style-name="T45">f</text:span><text:span text:style-name="T23">1</text:span><text:span text:style-name="T28">+(2+w)</text:span><text:span text:style-name="T45">f</text:span><text:span text:style-name="T46">2</text:span><text:span text:style-name="T45">-</text:span><text:span text:style-name="T45"><text:tab/></text:span><text:span text:style-name="T45"><text:tab/></text:span><text:span text:style-name="T45"><text:tab/></text:span><text:span text:style-name="T45">f</text:span><text:span text:style-name="T46">3</text:span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28">= h</text:span><text:span text:style-name="T47">2</text:span><text:span text:style-name="T28">S</text:span><text:span text:style-name="T23">2</text:span></text:p>
            <text:p text:style-name="P10"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 <text:s text:c="4"/></text:span><text:span text:style-name="T45">f</text:span><text:span text:style-name="T46">2</text:span><text:span text:style-name="T45">+(2+</text:span><text:span text:style-name="T28">w</text:span><text:span text:style-name="T45">)f</text:span><text:span text:style-name="T46">3</text:span><text:span text:style-name="T45">-f</text:span><text:span text:style-name="T46">4</text:span><text:span text:style-name="T46"><text:tab/></text:span><text:span text:style-name="T46"><text:tab/></text:span><text:span text:style-name="T46"><text:tab/></text:span><text:span text:style-name="T46"><text:tab/></text:span><text:span text:style-name="T28">= h</text:span><text:span text:style-name="T47">2</text:span><text:span text:style-name="T28">S</text:span><text:span text:style-name="T23">3</text:span></text:p>
            <text:p text:style-name="P10"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....</text:span></text:p>
            <text:p text:style-name="P10"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....</text:span></text:p>
            <text:p text:style-name="P10"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8">-</text:span><text:span text:style-name="T45">f</text:span><text:span text:style-name="T46">N+1</text:span><text:span text:style-name="T45">+(2+</text:span><text:span text:style-name="T28">w</text:span><text:span text:style-name="T45">)f</text:span><text:span text:style-name="T46">N</text:span><text:span text:style-name="T45">=</text:span><text:span text:style-name="T28">h</text:span><text:span text:style-name="T47">2</text:span><text:span text:style-name="T28">S</text:span><text:span text:style-name="T23">N</text:span><text:span text:style-name="T28">+</text:span><text:span text:style-name="T45">f</text:span><text:span text:style-name="T23">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16" draw:text-style-name="P10" draw:layer="layout" svg:width="25.199cm" svg:height="1.586cm" svg:x="1.4cm" svg:y="4.914cm" presentation:class="subtitle" presentation:user-transformed="true">
          <draw:text-box>
            <text:p text:style-name="P10">que en forma matricial es:</text:p>
          </draw:text-box>
        </draw:frame>
        <draw:frame draw:style-name="gr8" draw:layer="layout" svg:width="23.025cm" svg:height="7.146cm" svg:x="1.5cm" svg:y="7.5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presentation:style-name="pr16" draw:text-style-name="P14" draw:layer="layout" svg:width="25.199cm" svg:height="3.292cm" svg:x="1cm" svg:y="15.5cm">
          <draw:text-box>
            <text:p text:style-name="P13"><text:span text:style-name="T35">que es una matriz tridiagonal; este tipo de matriz aparece muy frecuentemente en los métodos numéricos para problemas con valores en la frontera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olución de sistemas tridiagonales</text:p>
          </draw:text-box>
        </draw:frame>
        <draw:frame presentation:style-name="pr17" draw:text-style-name="P10" draw:layer="layout" svg:width="25.199cm" svg:height="3.974cm" svg:x="1.4cm" svg:y="4.526cm" presentation:class="subtitle" presentation:user-transformed="true">
          <draw:text-box>
            <text:p text:style-name="P10">Una ecuación tridiagonal la podemos escribir de la siguiente forma:</text:p>
          </draw:text-box>
        </draw:frame>
        <draw:frame draw:style-name="gr8" draw:layer="layout" svg:width="18.063cm" svg:height="8.001cm" svg:x="4.437cm" svg:y="8.999cm"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2" draw:text-style-name="P1" draw:layer="layout" svg:width="25.199cm" svg:height="14.006cm" svg:x="1.4cm" svg:y="4.842cm" presentation:class="subtitle" presentation:user-transformed="true">
          <draw:text-box>
            <text:p text:style-name="P3">El algoritmo de solución para esta matriz, es el siguiente:</text:p>
            <text:p text:style-name="P3"/>
            <text:p text:style-name="P3">1. Se inicializan dos nuevas variables: B<text:span text:style-name="T48">´</text:span><text:span text:style-name="T49">1</text:span><text:span text:style-name="T50"> = B</text:span><text:span text:style-name="T49">1</text:span><text:span text:style-name="T50"> y D</text:span><text:span text:style-name="T51">´</text:span><text:span text:style-name="T49">1</text:span><text:span text:style-name="T50"> = D</text:span><text:span text:style-name="T49">1</text:span></text:p>
            <text:p text:style-name="P3"><text:span text:style-name="T50">2. Se calculan de forma recursiva las siguientes ecuaciones, de </text:span><text:span text:style-name="T52">i </text:span><text:span text:style-name="T53"><text:s/>hasta </text:span><text:span text:style-name="T52">N</text:span><text:span text:style-name="T53">:</text:span></text:p>
            <text:p text:style-name="P9"><text:span text:style-name="T52">R = A</text:span><text:span text:style-name="T54">i</text:span><text:span text:style-name="T52"> / B</text:span><text:span text:style-name="T55">´</text:span><text:span text:style-name="T56">i-</text:span><text:span text:style-name="T54">1</text:span></text:p>
            <text:p text:style-name="P9"><text:span text:style-name="T52">B</text:span><text:span text:style-name="T55">´</text:span><text:span text:style-name="T56">i</text:span><text:span text:style-name="T52"> = B</text:span><text:span text:style-name="T54">i</text:span><text:span text:style-name="T52"> - RC</text:span><text:span text:style-name="T54">i-1 </text:span></text:p>
            <text:p text:style-name="P9"><text:span text:style-name="T52">D</text:span><text:span text:style-name="T55">´</text:span><text:span text:style-name="T56">i</text:span><text:span text:style-name="T52"> = D</text:span><text:span text:style-name="T54">i</text:span><text:span text:style-name="T52"> - RD</text:span><text:span text:style-name="T55">´</text:span><text:span text:style-name="T54">i-1 </text:span><text:span text:style-name="T52"><text:s/>para i= 2,3,.., 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15" draw:text-style-name="P1" draw:layer="layout" svg:width="25.199cm" svg:height="2.586cm" svg:x="1.4cm" svg:y="4.914cm" presentation:class="subtitle" presentation:user-transformed="true">
          <draw:text-box>
            <text:p text:style-name="P1">3. Se calcula la solución para la última incógnita:</text:p>
          </draw:text-box>
        </draw:frame>
        <draw:frame draw:style-name="gr8" draw:layer="layout" svg:width="22.401cm" svg:height="3.649cm" svg:x="3.099cm" svg:y="8.351cm"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2" draw:text-style-name="P15" draw:layer="layout" svg:width="25.199cm" svg:height="13.86cm" svg:x="1.4cm" svg:y="4.914cm" presentation:class="subtitle" presentation:user-transformed="true">
          <draw:text-box>
            <text:p text:style-name="P10"><text:span text:style-name="T57">SUBROUTINE TRDG(A,B,C,D,N)</text:span></text:p>
            <text:p text:style-name="P10"><text:span text:style-name="T57"><text:tab/></text:span><text:span text:style-name="T57">DIMENSION A(1), B(1), C(1),D(1)</text:span></text:p>
            <text:p text:style-name="P10"><text:span text:style-name="T57"><text:tab/></text:span><text:span text:style-name="T57">DO 220 I=2, N</text:span></text:p>
            <text:p text:style-name="P10"><text:span text:style-name="T57"><text:tab/></text:span><text:span text:style-name="T57"><text:tab/></text:span><text:span text:style-name="T57">R=A(I)/B(I-1)</text:span></text:p>
            <text:p text:style-name="P10"><text:span text:style-name="T57"><text:tab/></text:span><text:span text:style-name="T57"><text:tab/></text:span><text:span text:style-name="T57">B(I)=B(I)-R*C(I-1)</text:span></text:p>
            <text:p text:style-name="P10"><text:span text:style-name="T57"><text:tab/></text:span><text:span text:style-name="T57"><text:tab/></text:span><text:span text:style-name="T57">D(I)=D(I)-R*D(I-1)</text:span></text:p>
            <text:p text:style-name="P10"><text:span text:style-name="T57">220</text:span><text:span text:style-name="T57"><text:tab/></text:span><text:span text:style-name="T57">CONTINUE</text:span></text:p>
            <text:p text:style-name="P10"><text:span text:style-name="T57"><text:tab/></text:span><text:span text:style-name="T57">D(N)=D(N)/B(N)</text:span></text:p>
            <text:p text:style-name="P10"><text:span text:style-name="T57"><text:tab/></text:span><text:span text:style-name="T57">DO 240 I=N-1,1,-1</text:span></text:p>
            <text:p text:style-name="P10"><text:span text:style-name="T57"><text:tab/></text:span><text:span text:style-name="T57"><text:tab/></text:span><text:span text:style-name="T57">D(I)=(D(I)-C(I)*D(I+1))/B(I)</text:span></text:p>
            <text:p text:style-name="P10"><text:span text:style-name="T57">240</text:span><text:span text:style-name="T57"><text:tab/></text:span><text:span text:style-name="T57">CONTINUE</text:span></text:p>
            <text:p text:style-name="P10"><text:span text:style-name="T57"><text:tab/></text:span><text:span text:style-name="T57">RETURN</text:span></text:p>
            <text:p text:style-name="P10"><text:span text:style-name="T57"><text:tab/></text:span><text:span text:style-name="T57">EN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Ejercicio</text:p>
          </draw:text-box>
        </draw:frame>
        <draw:frame presentation:style-name="pr6" draw:text-style-name="P3" draw:layer="layout" svg:width="25.199cm" svg:height="4.086cm" svg:x="1.4cm" svg:y="4.914cm" presentation:class="subtitle" presentation:user-transformed="true">
          <draw:text-box>
            <text:p text:style-name="P3">Determinar las ecuaciones en diferencias y su solución para el siguiente problema con valores en la frontera:</text:p>
          </draw:text-box>
        </draw:frame>
        <draw:frame draw:style-name="gr8" draw:layer="layout" svg:width="16.404cm" svg:height="5.686cm" svg:x="5cm" svg:y="9.447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presentation:style-name="pr6" draw:text-style-name="P3" draw:layer="layout" svg:width="25.199cm" svg:height="4.086cm" svg:x="1.401cm" svg:y="16.266cm">
          <draw:text-box>
            <text:p text:style-name="P3">suponer que los intervalos de la retícula tienen longitud unitaria.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0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Solución</text:p>
          </draw:text-box>
        </draw:frame>
        <draw:frame presentation:style-name="pr18" draw:layer="layout" svg:width="25.199cm" svg:height="2.461cm" svg:x="1.4cm" svg:y="5.039cm" presentation:class="subtitle" presentation:user-transformed="true">
          <draw:text-box>
            <text:p>En la siguiente figura se muestra la retícula.</text:p>
          </draw:text-box>
        </draw:frame>
        <draw:line draw:style-name="gr4" draw:text-style-name="P5" draw:layer="layout" svg:x1="3.9cm" svg:y1="8.3cm" svg:x2="23.4cm" svg:y2="8.3cm">
          <text:p/>
        </draw:line>
        <draw:custom-shape draw:style-name="gr2" draw:text-style-name="P5" draw:layer="layout" svg:width="0.5cm" svg:height="0.5cm" svg:x="5.5cm" svg:y="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5" draw:layer="layout" svg:width="0.5cm" svg:height="0.5cm" svg:x="8.9cm" svg:y="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5" draw:layer="layout" svg:width="0.5cm" svg:height="0.5cm" svg:x="12.3cm" svg:y="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5" draw:layer="layout" svg:width="0.5cm" svg:height="0.5cm" svg:x="20cm" svg:y="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7" draw:text-style-name="P6" draw:layer="layout" svg:width="1.5cm" svg:height="1.115cm" svg:x="5.3cm" svg:y="8.9cm">
          <draw:text-box>
            <text:p text:style-name="P1"><text:span text:style-name="T4">1</text:span></text:p>
          </draw:text-box>
        </draw:frame>
        <draw:frame draw:style-name="gr7" draw:text-style-name="P6" draw:layer="layout" svg:width="1.6cm" svg:height="1.115cm" svg:x="6.9cm" svg:y="8.9cm">
          <draw:text-box>
            <text:p text:style-name="P1"><text:span text:style-name="T4">2</text:span></text:p>
          </draw:text-box>
        </draw:frame>
        <draw:frame draw:style-name="gr7" draw:text-style-name="P6" draw:layer="layout" svg:width="2.7cm" svg:height="1.115cm" svg:x="21.4cm" svg:y="8.9cm">
          <draw:text-box>
            <text:p text:style-name="P1"><text:span text:style-name="T24">x=10</text:span></text:p>
          </draw:text-box>
        </draw:frame>
        <draw:frame draw:style-name="gr7" draw:text-style-name="P6" draw:layer="layout" svg:width="1cm" svg:height="1.115cm" svg:x="5.3cm" svg:y="10.4cm">
          <draw:text-box>
            <text:p text:style-name="P1"><text:span text:style-name="T4">1</text:span></text:p>
          </draw:text-box>
        </draw:frame>
        <draw:frame draw:style-name="gr7" draw:text-style-name="P6" draw:layer="layout" svg:width="1.2cm" svg:height="1.115cm" svg:x="6.8cm" svg:y="10.501cm">
          <draw:text-box>
            <text:p text:style-name="P1"><text:span text:style-name="T4">2</text:span></text:p>
          </draw:text-box>
        </draw:frame>
        <draw:frame draw:style-name="gr7" draw:text-style-name="P6" draw:layer="layout" svg:width="1.2cm" svg:height="1.115cm" svg:x="20cm" svg:y="10.501cm">
          <draw:text-box>
            <text:p text:style-name="P1"><text:span text:style-name="T4">9</text:span></text:p>
          </draw:text-box>
        </draw:frame>
        <draw:frame draw:style-name="gr7" draw:text-style-name="P6" draw:layer="layout" svg:width="3.5cm" svg:height="1.115cm" svg:x="21.4cm" svg:y="10.501cm">
          <draw:text-box>
            <text:p text:style-name="P1"><text:span text:style-name="T4">10</text:span></text:p>
          </draw:text-box>
        </draw:frame>
        <draw:custom-shape draw:style-name="gr2" draw:text-style-name="P5" draw:layer="layout" svg:width="0.5cm" svg:height="0.5cm" svg:x="7.1cm" svg:y="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5" draw:layer="layout" svg:width="0.5cm" svg:height="0.5cm" svg:x="10.6cm" svg:y="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5" draw:layer="layout" svg:width="0.5cm" svg:height="0.5cm" svg:x="14.1cm" svg:y="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5" draw:layer="layout" svg:width="0.5cm" svg:height="0.5cm" svg:x="21.5cm" svg:y="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7" draw:text-style-name="P6" draw:layer="layout" svg:width="1.2cm" svg:height="1.115cm" svg:x="8.7cm" svg:y="10.502cm">
          <draw:text-box>
            <text:p text:style-name="P1"><text:span text:style-name="T4">...</text:span></text:p>
          </draw:text-box>
        </draw:frame>
        <draw:frame draw:style-name="gr7" draw:text-style-name="P6" draw:layer="layout" svg:width="1.2cm" svg:height="1.115cm" svg:x="10.3cm" svg:y="10.503cm">
          <draw:text-box>
            <text:p text:style-name="P1"><text:span text:style-name="T4">...</text:span></text:p>
          </draw:text-box>
        </draw:frame>
        <draw:frame draw:style-name="gr7" draw:text-style-name="P6" draw:layer="layout" svg:width="1.6cm" svg:height="1.115cm" svg:x="8.6cm" svg:y="8.901cm">
          <draw:text-box>
            <text:p text:style-name="P1"><text:span text:style-name="T4">...</text:span></text:p>
          </draw:text-box>
        </draw:frame>
        <draw:frame draw:style-name="gr7" draw:text-style-name="P6" draw:layer="layout" svg:width="1.6cm" svg:height="1.115cm" svg:x="10.5cm" svg:y="8.901cm">
          <draw:text-box>
            <text:p text:style-name="P1"><text:span text:style-name="T4">...</text:span></text:p>
          </draw:text-box>
        </draw:frame>
        <draw:custom-shape draw:style-name="gr2" draw:text-style-name="P5" draw:layer="layout" svg:width="0.5cm" svg:height="0.5cm" svg:x="4.1cm" svg:y="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7" draw:text-style-name="P6" draw:layer="layout" svg:width="2.5cm" svg:height="1.115cm" svg:x="3cm" svg:y="8.901cm">
          <draw:text-box>
            <text:p text:style-name="P1"><text:span text:style-name="T4">x=0</text:span></text:p>
          </draw:text-box>
        </draw:frame>
        <draw:frame draw:style-name="gr7" draw:text-style-name="P6" draw:layer="layout" svg:width="2.5cm" svg:height="1.115cm" svg:x="3cm" svg:y="10.402cm">
          <draw:text-box>
            <text:p text:style-name="P1"><text:span text:style-name="T4">i=0</text:span></text:p>
          </draw:text-box>
        </draw:frame>
        <draw:frame draw:style-name="gr7" draw:text-style-name="P6" draw:layer="layout" svg:width="1.7cm" svg:height="1.115cm" svg:x="19.8cm" svg:y="8.885cm">
          <draw:text-box>
            <text:p text:style-name="P1"><text:span text:style-name="T24">9</text:span></text:p>
          </draw:text-box>
        </draw:frame>
        <draw:frame presentation:style-name="pr18" draw:layer="layout" svg:width="25.199cm" svg:height="2.533cm" svg:x="1.5cm" svg:y="12.464cm">
          <draw:text-box>
            <text:p>Las ecuaciones en diferencias para i=1 hasta 9, son las siguientes:</text:p>
          </draw:text-box>
        </draw:frame>
        <draw:frame draw:style-name="gr8" draw:layer="layout" svg:width="18.96cm" svg:height="1.553cm" svg:x="4.54cm" svg:y="15.947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presentation:style-name="pr18" draw:text-style-name="P16" draw:layer="layout" svg:width="25.199cm" svg:height="2.461cm" svg:x="1cm" svg:y="18.003cm">
          <draw:text-box>
            <text:p text:style-name="P16">Donde x<text:span text:style-name="T58">i</text:span> = <text:s/>i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0">
        <office:forms form:automatic-focus="false" form:apply-design-mode="false"/>
        <draw:frame presentation:style-name="pr8" draw:layer="layout" svg:width="25.199cm" svg:height="3.256cm" svg:x="1.4cm" svg:y="0.962cm" presentation:class="title" presentation:placeholder="true">
          <draw:text-box/>
        </draw:frame>
        <draw:frame presentation:style-name="pr9" draw:text-style-name="P16" draw:layer="layout" svg:width="25.199cm" svg:height="4.17cm" svg:x="1.4cm" svg:y="4.935cm" presentation:class="subtitle" presentation:user-transformed="true">
          <draw:text-box>
            <text:p text:style-name="P16">Para i=1, sustituimos la condición de frontera y<text:span text:style-name="T58">0</text:span>=y(0)=1 en las ecuaciones anteriores y resulta que:</text:p>
          </draw:text-box>
        </draw:frame>
        <draw:frame draw:style-name="gr8" draw:layer="layout" svg:width="12.542cm" svg:height="1.553cm" svg:x="5.259cm" svg:y="9.658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9" draw:text-style-name="P16" draw:layer="layout" svg:width="25.199cm" svg:height="3.961cm" svg:x="1.5cm" svg:y="12.434cm">
          <draw:text-box>
            <text:p text:style-name="P16">Para i=10, aproximamos la ecuación diferencial por:</text:p>
          </draw:text-box>
        </draw:frame>
        <draw:frame draw:style-name="gr8" draw:layer="layout" svg:width="20.398cm" svg:height="3.09cm" svg:x="5.458cm" svg:y="16cm"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0">
        <office:forms form:automatic-focus="false" form:apply-design-mode="false"/>
        <draw:frame presentation:style-name="pr8" draw:layer="layout" svg:width="25.199cm" svg:height="3.256cm" svg:x="1.4cm" svg:y="0.962cm" presentation:class="title" presentation:placeholder="true">
          <draw:text-box/>
        </draw:frame>
        <draw:frame presentation:style-name="pr9" draw:layer="layout" svg:width="25.199cm" svg:height="3.961cm" svg:x="1.4cm" svg:y="5.039cm" presentation:class="subtitle" presentation:user-transformed="true">
          <draw:text-box>
            <text:p>Por medio de la aproximación por diferencias centrales, el término y'(9.5) es</text:p>
          </draw:text-box>
        </draw:frame>
        <draw:frame draw:style-name="gr8" draw:layer="layout" svg:width="13.274cm" svg:height="1.399cm" svg:x="6.5cm" svg:y="9.101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presentation:style-name="pr9" draw:layer="layout" svg:width="25.199cm" svg:height="3.961cm" svg:x="1.301cm" svg:y="12cm">
          <draw:text-box>
            <text:p>Sustituimos el resultado anterior y la condición de frontera y'(10)=-y(10), para obtener</text:p>
          </draw:text-box>
        </draw:frame>
        <draw:frame draw:style-name="gr8" draw:layer="layout" svg:width="13.816cm" svg:height="1.553cm" svg:x="6.958cm" svg:y="16.5cm"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0">
        <office:forms form:automatic-focus="false" form:apply-design-mode="false"/>
        <draw:frame presentation:style-name="pr8" draw:layer="layout" svg:width="25.199cm" svg:height="3.256cm" svg:x="1.4cm" svg:y="0.962cm" presentation:class="title" presentation:placeholder="true">
          <draw:text-box/>
        </draw:frame>
        <draw:frame presentation:style-name="pr19" draw:layer="layout" svg:width="25.199cm" svg:height="1.961cm" svg:x="1.4cm" svg:y="5.039cm" presentation:class="subtitle" presentation:user-transformed="true">
          <draw:text-box>
            <text:p>Las ecuaciones en diferencias son entonces:</text:p>
          </draw:text-box>
        </draw:frame>
        <draw:frame draw:style-name="gr8" draw:layer="layout" svg:width="25.445cm" svg:height="4.703cm" svg:x="1.5cm" svg:y="8.797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presentation:style-name="pr18" draw:text-style-name="P16" draw:layer="layout" svg:width="25.199cm" svg:height="2.461cm" svg:x="1.301cm" svg:y="14.039cm">
          <draw:text-box>
            <text:p text:style-name="P16">Donde x<text:span text:style-name="T58">i</text:span> = <text:s/>i</text:p>
          </draw:text-box>
        </draw:frame>
        <draw:frame presentation:style-name="pr19" draw:layer="layout" svg:width="25.199cm" svg:height="2.533cm" svg:x="1.301cm" svg:y="16.753cm">
          <draw:text-box>
            <text:p>Hay que usar el código edolinealf.f90 para resolver el problema.</text:p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ara la casa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Ahora para ir practicando para el examen:</text:p>
            <text:p text:style-name="P1"/>
            <text:p text:style-name="P1">Del ejemplo anterior: obtén las ecuaciones en diferencias para <text:span text:style-name="T2">i = 1, i= 10, </text:span><text:span text:style-name="T3"><text:s/>pero las condiciones en la frontera ahora son:</text:span></text:p>
            <text:p text:style-name="P1"><text:span text:style-name="T3"/></text:p>
            <text:p text:style-name="P1"><text:span text:style-name="T3">y</text:span><text:span text:style-name="T59">´</text:span><text:span text:style-name="T60">(1)= y(1)</text:span></text:p>
            <text:p text:style-name="P1"><text:span text:style-name="T60">y</text:span><text:span text:style-name="T59">´</text:span><text:span text:style-name="T60">(10)= y(0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office:forms form:automatic-focus="false" form:apply-design-mode="false"/>
        <draw:frame presentation:style-name="pr1" draw:text-style-name="P17" draw:layer="layout" svg:width="25.199cm" svg:height="3.507cm" svg:x="1.4cm" svg:y="0.837cm" presentation:class="title">
          <draw:text-box>
            <text:p text:style-name="P17"><text:span text:style-name="T61">Tipos de condiciones en la frontera</text:span></text:p>
          </draw:text-box>
        </draw:frame>
        <draw:frame presentation:style-name="pr20" draw:text-style-name="P19" draw:layer="layout" svg:width="24.6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61"><text:s/></text:span><text:span text:style-name="T61">Condición en la frontera con un valor fijo (condición de Dirichlet).</text:span></text:p>
              </text:list-item>
            </text:list>
            <text:p text:style-name="P18"><text:span text:style-name="T61"/></text:p>
            <text:p text:style-name="P18"><text:span text:style-name="T61"><text:s/></text:span><text:span text:style-name="T61">Se da un valor de la función solución:</text:span></text:p>
            <text:p text:style-name="P18"><text:span text:style-name="T61"/></text:p>
            <text:p text:style-name="P18"/>
          </draw:text-box>
        </draw:frame>
        <draw:frame draw:style-name="gr8" draw:layer="layout" svg:width="4.346cm" svg:height="3.327cm" svg:x="8cm" svg:y="12.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0" presentation:class="page"/>
          <draw:frame presentation:style-name="pr4" draw:text-style-name="P2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21" draw:text-style-name="P21" draw:layer="layout" svg:width="25.199cm" svg:height="7.819cm" svg:x="1.4cm" svg:y="4.914cm" presentation:class="outline" presentation:user-transformed="true">
          <draw:text-box>
            <text:list text:style-name="L4">
              <text:list-item>
                <text:p text:style-name="P1"><text:span text:style-name="T61"><text:s/></text:span><text:span text:style-name="T61">Condición en la frontera para la derivada (tipo de Neumann)</text:span></text:p>
                <text:p text:style-name="P1"><text:span text:style-name="T61"/></text:p>
              </text:list-item>
            </text:list>
            <text:p text:style-name="P18"><text:span text:style-name="T61">Se da la derivada de la solución:</text:span></text:p>
            <text:p text:style-name="P18"/>
          </draw:text-box>
        </draw:frame>
        <draw:frame draw:style-name="gr8" draw:layer="layout" svg:width="4.854cm" svg:height="3.327cm" svg:x="11.146cm" svg:y="12.173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1" presentation:class="page"/>
          <draw:frame presentation:style-name="pr4" draw:text-style-name="P2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22" draw:text-style-name="P19" draw:layer="layout" svg:width="25.199cm" svg:height="13.86cm" svg:x="1.4cm" svg:y="4.914cm" presentation:class="outline" presentation:user-transformed="true">
          <draw:text-box>
            <text:list text:style-name="L5">
              <text:list-item>
                <text:p text:style-name="P1"><text:s/><text:span text:style-name="T61">Condición en la frontera de tipo mixto.</text:span></text:p>
              </text:list-item>
            </text:list>
            <text:p text:style-name="P18"><text:span text:style-name="T61"/></text:p>
            <text:p text:style-name="P18"><text:span text:style-name="T61">Se relaciona un valor de la función con la derivada.</text:span></text:p>
          </draw:text-box>
        </draw:frame>
        <draw:frame draw:style-name="gr8" draw:layer="layout" svg:width="9.339cm" svg:height="1.401cm" svg:x="8.5cm" svg:y="12.099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2" presentation:class="page"/>
          <draw:frame presentation:style-name="pr4" draw:text-style-name="P2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1T0">
        <office:forms form:automatic-focus="false" form:apply-design-mode="false"/>
        <draw:frame presentation:style-name="pr1" draw:text-style-name="P17" draw:layer="layout" svg:width="25.199cm" svg:height="3.507cm" svg:x="1.4cm" svg:y="0.837cm" presentation:class="title" presentation:user-transformed="true">
          <draw:text-box>
            <text:p text:style-name="P17"><text:span text:style-name="T61">Problemas con valores en la frontera para cilindros y esferas</text:span></text:p>
          </draw:text-box>
        </draw:frame>
        <draw:frame presentation:style-name="pr23" draw:text-style-name="P22" draw:layer="layout" svg:width="25.199cm" svg:height="8.086cm" svg:x="1.5cm" svg:y="5.525cm" presentation:class="subtitle" presentation:user-transformed="true">
          <draw:text-box>
            <text:p text:style-name="P22"><text:span text:style-name="T62">Cuando tenemos problemas de EDO con simetrías cilíndricas y esféricas, la forma de obtener las ecuaciones en diferencias, es similar al caso de una geometría laminar.</text:span></text:p>
            <text:p text:style-name="P22"><text:span text:style-name="T62"/></text:p>
            <text:p text:style-name="P22"><text:span text:style-name="T62">Las ecuaciones en diferencias tendrán la forma de la ecuación:</text:span></text:p>
          </draw:text-box>
        </draw:frame>
        <draw:frame draw:style-name="gr8" draw:layer="layout" svg:width="12.312cm" svg:height="5.327cm" svg:x="8cm" svg:y="14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3" presentation:class="page"/>
          <draw:frame presentation:style-name="pr4" draw:text-style-name="P2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24" draw:text-style-name="P23" draw:layer="layout" svg:width="25.199cm" svg:height="5.586cm" svg:x="1.4cm" svg:y="4.914cm" presentation:class="subtitle" presentation:user-transformed="true">
          <draw:text-box>
            <text:p text:style-name="P23"><text:span text:style-name="T61">La EDO de segundo orden para una geometría cilíndrica y esférica, la podemos reducir a una expresión:</text:span></text:p>
          </draw:text-box>
        </draw:frame>
        <draw:frame draw:style-name="gr8" draw:layer="layout" svg:width="21.257cm" svg:height="3.092cm" svg:x="4cm" svg:y="11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presentation:style-name="pr24" draw:text-style-name="P23" draw:layer="layout" svg:width="25.199cm" svg:height="5.586cm" svg:x="1.401cm" svg:y="15.114cm">
          <draw:text-box>
            <text:p text:style-name="P23"><text:span text:style-name="T61">Si m = 1 tenemos el caso del cilindro,</text:span></text:p>
            <text:p text:style-name="P23"><text:span text:style-name="T61">si m = 2 tenemos a la esfera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4" presentation:class="page"/>
          <draw:frame presentation:style-name="pr4" draw:text-style-name="P2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2" draw:text-style-name="P24" draw:layer="layout" svg:width="25.199cm" svg:height="13.86cm" svg:x="1.4cm" svg:y="4.914cm" presentation:class="subtitle">
          <draw:text-box>
            <text:p text:style-name="P24"><text:span text:style-name="T61">La solución a este tipo de problemas, se realiza al integrar una celda de volumen cilíndrico o esférico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5" presentation:class="page"/>
          <draw:frame presentation:style-name="pr4" draw:text-style-name="P2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1T0">
        <office:forms form:automatic-focus="false" form:apply-design-mode="false"/>
        <draw:frame presentation:style-name="pr1" draw:text-style-name="P17" draw:layer="layout" svg:width="25.199cm" svg:height="3.507cm" svg:x="1.4cm" svg:y="0.837cm" presentation:class="title">
          <draw:text-box>
            <text:p text:style-name="P17"><text:span text:style-name="T61">Doblamiento de una viga</text:span></text:p>
          </draw:text-box>
        </draw:frame>
        <draw:frame presentation:style-name="pr25" draw:text-style-name="P24" draw:layer="layout" svg:width="25.199cm" svg:height="6.586cm" svg:x="1.4cm" svg:y="4.914cm" presentation:class="subtitle" presentation:user-transformed="true">
          <draw:text-box>
            <text:p text:style-name="P24"><text:span text:style-name="T61">Sea una viga sujeta en uno de los extremos, tiene una carga distribuida </text:span><text:span text:style-name="T63">P(x)</text:span><text:span text:style-name="T64">, éste es un problema no homogéneo con valores en la frontera.</text:span></text:p>
          </draw:text-box>
        </draw:frame>
        <draw:custom-shape draw:style-name="gr13" draw:text-style-name="P5" draw:layer="layout" svg:width="2.5cm" svg:height="6.5cm" svg:x="3.5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9.5cm" svg:height="1cm" draw:transform="rotate (-0.0855211333488921) translate (5.035cm 13.5cm)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5.5cm" svg:y1="13.5cm" svg:x2="15cm" svg:y2="13.5cm">
          <text:p/>
        </draw:line>
        <draw:line draw:style-name="gr14" draw:text-style-name="P5" draw:layer="layout" svg:x1="7cm" svg:y1="14.5cm" svg:x2="7cm" svg:y2="15.5cm">
          <text:p/>
        </draw:line>
        <draw:line draw:style-name="gr14" draw:text-style-name="P5" draw:layer="layout" svg:x1="9.5cm" svg:y1="14.5cm" svg:x2="9.5cm" svg:y2="16cm">
          <text:p/>
        </draw:line>
        <draw:line draw:style-name="gr14" draw:text-style-name="P5" draw:layer="layout" svg:x1="12.5cm" svg:y1="14.5cm" svg:x2="12.5cm" svg:y2="15.5cm">
          <text:p/>
        </draw:line>
        <draw:frame draw:style-name="gr15" draw:text-style-name="P25" draw:layer="layout" svg:width="2cm" svg:height="0.963cm" svg:x="5.5cm" svg:y="17.483cm">
          <draw:text-box>
            <text:p text:style-name="P25">x=0</text:p>
          </draw:text-box>
        </draw:frame>
        <draw:frame draw:style-name="gr16" draw:text-style-name="P25" draw:layer="layout" svg:width="2.099cm" svg:height="0.963cm" svg:x="8.901cm" svg:y="16.484cm">
          <draw:text-box>
            <text:p text:style-name="P25">P(x)</text:p>
          </draw:text-box>
        </draw:frame>
        <draw:frame draw:style-name="gr15" draw:text-style-name="P25" draw:layer="layout" svg:width="2cm" svg:height="0.963cm" svg:x="14cm" svg:y="17.484cm">
          <draw:text-box>
            <text:p text:style-name="P25">x=H</text:p>
          </draw:text-box>
        </draw:frame>
        <draw:frame draw:style-name="gr17" draw:text-style-name="P25" draw:layer="layout" svg:width="0.82cm" svg:height="0.971cm" svg:x="15.001cm" svg:y="12.284cm">
          <draw:text-box>
            <text:p text:style-name="P25">x</text:p>
          </draw:text-box>
        </draw:frame>
        <draw:frame draw:style-name="gr17" draw:text-style-name="P25" draw:layer="layout" svg:width="1.569cm" svg:height="0.971cm" svg:x="14.5cm" svg:y="13.529cm">
          <draw:text-box>
            <text:p text:style-name="P25">y(x)</text:p>
          </draw:text-box>
        </draw:frame>
        <draw:line draw:style-name="gr14" draw:text-style-name="P5" draw:layer="layout" svg:x1="14cm" svg:y1="13.4cm" svg:x2="14cm" svg:y2="14.3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6" presentation:class="page"/>
          <draw:frame presentation:style-name="pr4" draw:text-style-name="P2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6" draw:text-style-name="P26" draw:layer="layout" svg:width="25.199cm" svg:height="4.086cm" svg:x="1.301cm" svg:y="4.414cm" presentation:class="subtitle" presentation:user-transformed="true">
          <draw:text-box>
            <text:p text:style-name="P26"><text:span text:style-name="T61">Si la carga distribuida </text:span><text:span text:style-name="T63">P(x)</text:span><text:span text:style-name="T64">, la ecuación para el desplazamiento de la viga es:</text:span></text:p>
          </draw:text-box>
        </draw:frame>
        <draw:frame draw:style-name="gr8" draw:layer="layout" svg:width="10.718cm" svg:height="3.596cm" svg:x="9.282cm" svg:y="8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presentation:style-name="pr6" draw:text-style-name="P22" draw:layer="layout" svg:width="25.199cm" svg:height="5.486cm" svg:x="1.5cm" svg:y="13cm">
          <draw:text-box>
            <text:p text:style-name="P22">Donde <text:span text:style-name="T2">E</text:span><text:span text:style-name="T3"> es el módulo de elasticidad e </text:span><text:span text:style-name="T2">I</text:span><text:span text:style-name="T3"> es el momento de inercia de la sección transversal, </text:span><text:span text:style-name="T2">y</text:span><text:span text:style-name="T3"> es el desplazamiento y </text:span><text:span text:style-name="T2">P </text:span><text:span text:style-name="T3">la carga.</text:span></text:p>
            <text:p text:style-name="P22"><text:span text:style-name="T3"/></text:p>
            <text:p text:style-name="P22"><text:span text:style-name="T3">El producto </text:span><text:span text:style-name="T2">EI </text:span><text:span text:style-name="T3">se le denomina </text:span><text:span text:style-name="T2">rigidez a la flexión</text:span><text:span text:style-name="T3">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7" presentation:class="page"/>
          <draw:frame presentation:style-name="pr4" draw:text-style-name="P2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10" draw:text-style-name="P22" draw:layer="layout" svg:width="25.199cm" svg:height="4.586cm" svg:x="1.4cm" svg:y="4.914cm" presentation:class="subtitle" presentation:user-transformed="true">
          <draw:text-box>
            <text:p text:style-name="P22">Mediante la aproximación por diferencias finitas para una viga uniforme que está <text:s/>sujeta en el extremo izquierdo, quedando libre del lado derecho.</text:p>
          </draw:text-box>
        </draw:frame>
        <draw:custom-shape draw:style-name="gr13" draw:text-style-name="P5" draw:layer="layout" svg:width="2.5cm" svg:height="6.5cm" svg:x="5.5cm" svg:y="10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9.5cm" svg:height="1cm" draw:transform="rotate (-0.0855211333488921) translate (7.035cm 12.545cm)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7.5cm" svg:y1="12.545cm" svg:x2="17cm" svg:y2="12.545cm">
          <text:p/>
        </draw:line>
        <draw:line draw:style-name="gr14" draw:text-style-name="P5" draw:layer="layout" svg:x1="9cm" svg:y1="13.545cm" svg:x2="9cm" svg:y2="14.545cm">
          <text:p/>
        </draw:line>
        <draw:line draw:style-name="gr14" draw:text-style-name="P5" draw:layer="layout" svg:x1="11.5cm" svg:y1="13.545cm" svg:x2="11.5cm" svg:y2="15.045cm">
          <text:p/>
        </draw:line>
        <draw:line draw:style-name="gr14" draw:text-style-name="P5" draw:layer="layout" svg:x1="14.5cm" svg:y1="13.545cm" svg:x2="14.5cm" svg:y2="14.545cm">
          <text:p/>
        </draw:line>
        <draw:frame draw:style-name="gr15" draw:text-style-name="P25" draw:layer="layout" svg:width="2cm" svg:height="0.963cm" svg:x="7.5cm" svg:y="16.528cm">
          <draw:text-box>
            <text:p text:style-name="P25">x=0</text:p>
          </draw:text-box>
        </draw:frame>
        <draw:frame draw:style-name="gr16" draw:text-style-name="P25" draw:layer="layout" svg:width="2.099cm" svg:height="0.963cm" svg:x="10.901cm" svg:y="15.529cm">
          <draw:text-box>
            <text:p text:style-name="P25">P(x)</text:p>
          </draw:text-box>
        </draw:frame>
        <draw:frame draw:style-name="gr18" draw:text-style-name="P25" draw:layer="layout" svg:width="1.899cm" svg:height="0.963cm" svg:x="15.601cm" svg:y="16.529cm">
          <draw:text-box>
            <text:p text:style-name="P25">x=H</text:p>
          </draw:text-box>
        </draw:frame>
        <draw:frame draw:style-name="gr17" draw:text-style-name="P25" draw:layer="layout" svg:width="0.82cm" svg:height="0.971cm" svg:x="17.001cm" svg:y="11.329cm">
          <draw:text-box>
            <text:p text:style-name="P25">x</text:p>
          </draw:text-box>
        </draw:frame>
        <draw:frame draw:style-name="gr17" draw:text-style-name="P25" draw:layer="layout" svg:width="1.569cm" svg:height="0.971cm" svg:x="16.5cm" svg:y="12.573cm">
          <draw:text-box>
            <text:p text:style-name="P25">y(x)</text:p>
          </draw:text-box>
        </draw:frame>
        <draw:line draw:style-name="gr14" draw:text-style-name="P5" draw:layer="layout" svg:x1="16cm" svg:y1="12.444cm" svg:x2="16cm" svg:y2="13.344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8" presentation:class="page"/>
          <draw:frame presentation:style-name="pr4" draw:text-style-name="P2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26" draw:text-style-name="P26" draw:layer="layout" svg:width="25.199cm" svg:height="7.586cm" svg:x="1.5cm" svg:y="3.105cm" presentation:class="subtitle" presentation:user-transformed="true">
          <draw:text-box>
            <text:p text:style-name="P26">Las condiciones en la frontera para este problema son:</text:p>
            <text:p text:style-name="P26"/>
            <text:p text:style-name="P27">y(0) = 0 y y<text:span text:style-name="T65">´(0)= 0 para la frontera izquierda</text:span></text:p>
            <text:p text:style-name="P27"><text:span text:style-name="T65"/></text:p>
            <text:p text:style-name="P27"><text:span text:style-name="T65">M=y”(H)=0 y V = y'''(0)=0 para la frontera derecha</text:span></text:p>
          </draw:text-box>
        </draw:frame>
        <draw:custom-shape draw:style-name="gr13" draw:text-style-name="P5" draw:layer="layout" svg:width="2.5cm" svg:height="6.5cm" svg:x="1.5cm" svg:y="11.5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9.5cm" svg:height="1cm" draw:transform="rotate (-0.0855211333488921) translate (3.035cm 14.045cm)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3.5cm" svg:y1="14.045cm" svg:x2="13cm" svg:y2="14.045cm">
          <text:p/>
        </draw:line>
        <draw:line draw:style-name="gr14" draw:text-style-name="P5" draw:layer="layout" svg:x1="5cm" svg:y1="15.045cm" svg:x2="5cm" svg:y2="16.045cm">
          <text:p/>
        </draw:line>
        <draw:line draw:style-name="gr14" draw:text-style-name="P5" draw:layer="layout" svg:x1="7.5cm" svg:y1="15.045cm" svg:x2="7.5cm" svg:y2="16.545cm">
          <text:p/>
        </draw:line>
        <draw:line draw:style-name="gr14" draw:text-style-name="P5" draw:layer="layout" svg:x1="10.5cm" svg:y1="15.045cm" svg:x2="10.5cm" svg:y2="16.045cm">
          <text:p/>
        </draw:line>
        <draw:frame draw:style-name="gr15" draw:text-style-name="P25" draw:layer="layout" svg:width="2cm" svg:height="0.963cm" svg:x="3.5cm" svg:y="18.028cm">
          <draw:text-box>
            <text:p text:style-name="P25">x=0</text:p>
          </draw:text-box>
        </draw:frame>
        <draw:frame draw:style-name="gr16" draw:text-style-name="P25" draw:layer="layout" svg:width="2.099cm" svg:height="0.963cm" svg:x="6.901cm" svg:y="17.029cm">
          <draw:text-box>
            <text:p text:style-name="P25">P(x)</text:p>
          </draw:text-box>
        </draw:frame>
        <draw:frame draw:style-name="gr18" draw:text-style-name="P25" draw:layer="layout" svg:width="1.899cm" svg:height="0.963cm" svg:x="11.601cm" svg:y="18.029cm">
          <draw:text-box>
            <text:p text:style-name="P25">x=H</text:p>
          </draw:text-box>
        </draw:frame>
        <draw:frame draw:style-name="gr17" draw:text-style-name="P25" draw:layer="layout" svg:width="0.82cm" svg:height="0.971cm" svg:x="13.001cm" svg:y="12.829cm">
          <draw:text-box>
            <text:p text:style-name="P25">x</text:p>
          </draw:text-box>
        </draw:frame>
        <draw:frame presentation:style-name="pr26" draw:text-style-name="P22" draw:layer="layout" svg:width="10.5cm" svg:height="7.586cm" svg:x="17cm" svg:y="11.5cm">
          <draw:text-box>
            <text:p text:style-name="P22">M es el momento de doblamiento y V el momento de esfuerzo, ambos en la frontera derecha.</text:p>
          </draw:text-box>
        </draw:frame>
        <draw:frame draw:style-name="gr17" draw:text-style-name="P25" draw:layer="layout" svg:width="1.569cm" svg:height="0.971cm" svg:x="12.499cm" svg:y="14.072cm">
          <draw:text-box>
            <text:p text:style-name="P25">y(x)</text:p>
          </draw:text-box>
        </draw:frame>
        <draw:line draw:style-name="gr14" draw:text-style-name="P5" draw:layer="layout" svg:x1="11.999cm" svg:y1="13.943cm" svg:x2="11.999cm" svg:y2="14.843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9" presentation:class="page"/>
          <draw:frame presentation:style-name="pr4" draw:text-style-name="P2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27" draw:text-style-name="P24" draw:layer="layout" svg:width="25.199cm" svg:height="2.36cm" svg:x="1.301cm" svg:y="4.14cm" presentation:class="subtitle" presentation:user-transformed="true">
          <draw:text-box>
            <text:p text:style-name="P24">Consideremos una retícula como la siguiente:</text:p>
          </draw:text-box>
        </draw:frame>
        <draw:line draw:style-name="gr4" draw:text-style-name="P5" draw:layer="layout" svg:x1="4cm" svg:y1="9.11cm" svg:x2="23.5cm" svg:y2="9.11cm">
          <text:p/>
        </draw:line>
        <draw:custom-shape draw:style-name="gr2" draw:text-style-name="P5" draw:layer="layout" svg:width="0.5cm" svg:height="0.5cm" svg:x="5.6cm" svg:y="8.8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5" draw:layer="layout" svg:width="0.5cm" svg:height="0.5cm" svg:x="9cm" svg:y="8.8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5" draw:layer="layout" svg:width="0.5cm" svg:height="0.5cm" svg:x="12.4cm" svg:y="8.8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5" draw:layer="layout" svg:width="0.5cm" svg:height="0.5cm" svg:x="16cm" svg:y="8.8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5" draw:layer="layout" svg:width="0.5cm" svg:height="0.5cm" svg:x="17.8cm" svg:y="8.8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7" draw:text-style-name="P6" draw:layer="layout" svg:width="2.7cm" svg:height="1.115cm" svg:x="13.3cm" svg:y="6.813cm">
          <draw:text-box>
            <text:p text:style-name="P6"><text:span text:style-name="T24">x=H</text:span></text:p>
          </draw:text-box>
        </draw:frame>
        <draw:frame draw:style-name="gr7" draw:text-style-name="P6" draw:layer="layout" svg:width="1cm" svg:height="1.115cm" svg:x="5.4cm" svg:y="11.21cm">
          <draw:text-box>
            <text:p text:style-name="P6"><text:span text:style-name="T4">0</text:span></text:p>
          </draw:text-box>
        </draw:frame>
        <draw:frame draw:style-name="gr7" draw:text-style-name="P6" draw:layer="layout" svg:width="1.2cm" svg:height="1.115cm" svg:x="6.9cm" svg:y="11.311cm">
          <draw:text-box>
            <text:p text:style-name="P6"><text:span text:style-name="T4">1</text:span></text:p>
          </draw:text-box>
        </draw:frame>
        <draw:custom-shape draw:style-name="gr2" draw:text-style-name="P5" draw:layer="layout" svg:width="0.5cm" svg:height="0.5cm" svg:x="7.2cm" svg:y="8.8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5" draw:layer="layout" svg:width="0.5cm" svg:height="0.5cm" svg:x="10.7cm" svg:y="8.8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5" draw:layer="layout" svg:width="0.5cm" svg:height="0.5cm" svg:x="14.2cm" svg:y="8.8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7" draw:text-style-name="P6" draw:layer="layout" svg:width="1.2cm" svg:height="1.115cm" svg:x="8.8cm" svg:y="11.312cm">
          <draw:text-box>
            <text:p text:style-name="P6"><text:span text:style-name="T4">2</text:span></text:p>
          </draw:text-box>
        </draw:frame>
        <draw:frame draw:style-name="gr7" draw:text-style-name="P6" draw:layer="layout" svg:width="1.2cm" svg:height="1.115cm" svg:x="10.4cm" svg:y="11.313cm">
          <draw:text-box>
            <text:p text:style-name="P6"><text:span text:style-name="T4">3</text:span></text:p>
          </draw:text-box>
        </draw:frame>
        <draw:custom-shape draw:style-name="gr2" draw:text-style-name="P5" draw:layer="layout" svg:width="0.5cm" svg:height="0.5cm" svg:x="4.2cm" svg:y="8.8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7" draw:text-style-name="P6" draw:layer="layout" svg:width="2.5cm" svg:height="1.115cm" svg:x="4.725cm" svg:y="6.876cm">
          <draw:text-box>
            <text:p text:style-name="P6"><text:span text:style-name="T4">x=0</text:span></text:p>
          </draw:text-box>
        </draw:frame>
        <draw:frame draw:style-name="gr7" draw:text-style-name="P6" draw:layer="layout" svg:width="2.5cm" svg:height="1.115cm" svg:x="3.1cm" svg:y="11.212cm">
          <draw:text-box>
            <text:p text:style-name="P6"><text:span text:style-name="T4">i=-1</text:span></text:p>
          </draw:text-box>
        </draw:frame>
        <draw:frame draw:style-name="gr7" draw:text-style-name="P6" draw:layer="layout" svg:width="1.2cm" svg:height="1.115cm" svg:x="12.2cm" svg:y="11.314cm">
          <draw:text-box>
            <text:p text:style-name="P6"><text:span text:style-name="T4">4</text:span></text:p>
          </draw:text-box>
        </draw:frame>
        <draw:frame draw:style-name="gr7" draw:text-style-name="P6" draw:layer="layout" svg:width="1.2cm" svg:height="1.115cm" svg:x="13.9cm" svg:y="11.314cm">
          <draw:text-box>
            <text:p text:style-name="P6"><text:span text:style-name="T4">5</text:span></text:p>
          </draw:text-box>
        </draw:frame>
        <draw:frame draw:style-name="gr7" draw:text-style-name="P6" draw:layer="layout" svg:width="1.2cm" svg:height="1.115cm" svg:x="15.8cm" svg:y="11.314cm">
          <draw:text-box>
            <text:p text:style-name="P6"><text:span text:style-name="T4">6</text:span></text:p>
          </draw:text-box>
        </draw:frame>
        <draw:frame draw:style-name="gr7" draw:text-style-name="P6" draw:layer="layout" svg:width="1.2cm" svg:height="1.115cm" svg:x="17.6cm" svg:y="11.314cm">
          <draw:text-box>
            <text:p text:style-name="P6"><text:span text:style-name="T4">7</text:span></text:p>
          </draw:text-box>
        </draw:frame>
        <draw:frame presentation:style-name="pr27" draw:text-style-name="P24" draw:layer="layout" svg:width="25.199cm" svg:height="2.533cm" svg:x="1.301cm" svg:y="14.866cm">
          <draw:text-box>
            <text:p text:style-name="P24">Los puntos <text:span text:style-name="T2">i= -1, 6 y 7</text:span><text:span text:style-name="T3"> son hipotéticos. Sea la distribución de la retícula uniforme.</text:span></text:p>
          </draw:text-box>
        </draw:frame>
        <draw:line draw:style-name="gr4" draw:text-style-name="P5" draw:layer="layout" svg:x1="5.9cm" svg:y1="8cm" svg:x2="5.9cm" svg:y2="11.5cm">
          <text:p/>
        </draw:line>
        <draw:line draw:style-name="gr4" draw:text-style-name="P5" draw:layer="layout" svg:x1="14.5cm" svg:y1="8cm" svg:x2="14.5cm" svg:y2="11.5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40" presentation:class="page"/>
          <draw:frame presentation:style-name="pr4" draw:text-style-name="P2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15" draw:text-style-name="P28" draw:layer="layout" svg:width="25.199cm" svg:height="2.586cm" svg:x="1.4cm" svg:y="4.914cm" presentation:class="subtitle" presentation:user-transformed="true">
          <draw:text-box>
            <text:p text:style-name="P28">Así pues, la EDO queda como:</text:p>
          </draw:text-box>
        </draw:frame>
        <draw:frame draw:style-name="gr8" draw:layer="layout" svg:width="17.379cm" svg:height="1.734cm" svg:x="5.867cm" svg:y="7.741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presentation:style-name="pr15" draw:text-style-name="P28" draw:layer="layout" svg:width="25.199cm" svg:height="3.799cm" svg:x="1.401cm" svg:y="10.809cm">
          <draw:text-box>
            <text:p text:style-name="P28">Las derivadas de cuarto, tercero y segundo orden, se calculan numéricamente por aproximaciones de diferencias centrales: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41" presentation:class="page"/>
          <draw:frame presentation:style-name="pr4" draw:text-style-name="P2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2" draw:text-style-name="P29" draw:layer="layout" svg:width="25.199cm" svg:height="13.86cm" svg:x="1.4cm" svg:y="4.914cm" presentation:class="subtitle" presentation:placeholder="true">
          <draw:text-box/>
        </draw:frame>
        <draw:frame draw:style-name="gr8" draw:layer="layout" svg:width="18.917cm" svg:height="10.905cm" svg:x="2cm" svg:y="6cm"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42" presentation:class="page"/>
          <draw:frame presentation:style-name="pr4" draw:text-style-name="P2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6" draw:text-style-name="P28" draw:layer="layout" svg:width="25.199cm" svg:height="4.086cm" svg:x="1.4cm" svg:y="4.914cm" presentation:class="subtitle" presentation:user-transformed="true">
          <draw:text-box>
            <text:p text:style-name="P28">Para calcular Ia primera y segunda derivada de I<text:span text:style-name="T15">i</text:span><text:span text:style-name="T16">, se realiza mediante diferencias finitas: con </text:span><text:span text:style-name="T66">i = 1</text:span><text:span text:style-name="T67"> hasta </text:span><text:span text:style-name="T66">N-1</text:span></text:p>
          </draw:text-box>
        </draw:frame>
        <draw:frame draw:style-name="gr8" draw:layer="layout" svg:width="10.628cm" svg:height="6.914cm" svg:x="4.5cm" svg:y="10cm"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43" presentation:class="page"/>
          <draw:frame presentation:style-name="pr4" draw:text-style-name="P2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7" draw:text-style-name="P28" draw:layer="layout" svg:width="25.199cm" svg:height="3.086cm" svg:x="1.4cm" svg:y="4.914cm" presentation:class="subtitle" presentation:user-transformed="true">
          <draw:text-box>
            <text:p text:style-name="P28">Usando diferencias centrales para <text:span text:style-name="T68">N</text:span><text:span text:style-name="T69">:</text:span></text:p>
          </draw:text-box>
        </draw:frame>
        <draw:frame draw:style-name="gr8" draw:layer="layout" svg:width="17.059cm" svg:height="6.903cm" svg:x="3cm" svg:y="8.5cm"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44" presentation:class="page"/>
          <draw:frame presentation:style-name="pr4" draw:text-style-name="P2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Predeterminado" presentation:presentation-page-layout-name="AL1T0">
        <office:forms form:automatic-focus="false" form:apply-design-mode="false"/>
        <draw:frame presentation:style-name="pr28" draw:text-style-name="P26" draw:layer="layout" svg:width="25.199cm" svg:height="2.086cm" svg:x="1cm" svg:y="0.914cm" presentation:class="subtitle" presentation:user-transformed="true">
          <draw:text-box>
            <text:p text:style-name="P26">Al sustituir las ecuaciones de diferencias, se obtiene que:</text:p>
          </draw:text-box>
        </draw:frame>
        <draw:frame draw:style-name="gr8" draw:layer="layout" svg:width="24.726cm" svg:height="1.344cm" svg:x="1cm" svg:y="3.656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presentation:style-name="pr29" draw:text-style-name="P26" draw:layer="layout" svg:width="6.699cm" svg:height="2.5cm" svg:x="2.301cm" svg:y="11cm">
          <draw:text-box>
            <text:p text:style-name="P26">donde</text:p>
          </draw:text-box>
        </draw:frame>
        <draw:frame draw:style-name="gr8" draw:layer="layout" svg:width="9.849cm" svg:height="12.939cm" svg:x="8.151cm" svg:y="6.5cm"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45" presentation:class="page"/>
          <draw:frame presentation:style-name="pr4" draw:text-style-name="P2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30" draw:text-style-name="P26" draw:layer="layout" svg:width="25.199cm" svg:height="10.774cm" svg:x="1.4cm" svg:y="8cm" presentation:class="subtitle" presentation:user-transformed="true">
          <draw:text-box>
            <text:p text:style-name="P26">Esta ecuación contiene un punto hipotético <text:span text:style-name="T2">i=-1</text:span><text:span text:style-name="T3"> que no pertenece al dominio.</text:span></text:p>
            <text:p text:style-name="P26"><text:span text:style-name="T3"/></text:p>
            <text:p text:style-name="P26"><text:span text:style-name="T3">Hacemos y</text:span><text:span text:style-name="T70">0</text:span><text:span text:style-name="T67">=0 ya que y(0)=0 es la condición de frontera izquierda.</text:span></text:p>
            <text:p text:style-name="P26"><text:span text:style-name="T67"/></text:p>
            <text:p text:style-name="P26"><text:span text:style-name="T67">La segunda condición de frontera es y</text:span><text:span text:style-name="T71">´(0)=0 se puede aproximar mediante (y</text:span><text:span text:style-name="T72">1</text:span><text:span text:style-name="T71">-y</text:span><text:span text:style-name="T72">-1</text:span><text:span text:style-name="T71">)/2h = 0, por lo que y</text:span><text:span text:style-name="T72">-1</text:span><text:span text:style-name="T71"> = y</text:span><text:span text:style-name="T72">1</text:span><text:span text:style-name="T71">. Entonces, al sustituir:</text:span></text:p>
          </draw:text-box>
        </draw:frame>
        <draw:frame presentation:style-name="pr31" draw:text-style-name="P26" draw:layer="layout" svg:width="25.199cm" svg:height="2.786cm" svg:x="1.5cm" svg:y="2cm">
          <draw:text-box>
            <text:p text:style-name="P26">Si <text:span text:style-name="T2">i=1</text:span><text:span text:style-name="T3"> la ecuación tiene la forma:</text:span></text:p>
          </draw:text-box>
        </draw:frame>
        <draw:frame draw:style-name="gr8" draw:layer="layout" svg:width="16.048cm" svg:height="1.34cm" svg:x="3.452cm" svg:y="5.286cm">
          <draw:object xlink:href="./Object 35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46" presentation:class="page"/>
          <draw:frame presentation:style-name="pr4" draw:text-style-name="P2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7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32" draw:text-style-name="P22" draw:layer="layout" svg:width="25.199cm" svg:height="4.274cm" svg:x="1.301cm" svg:y="8.226cm" presentation:class="subtitle" presentation:user-transformed="true">
          <draw:text-box>
            <text:p text:style-name="P22">Para trabajar con las condiciones en la frontera derecha, las aproximaciones por diferencias para tales condiciones son:</text:p>
          </draw:text-box>
        </draw:frame>
        <draw:frame draw:style-name="gr8" draw:layer="layout" svg:width="14.443cm" svg:height="1.555cm" svg:x="5.5cm" svg:y="5.945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8" draw:layer="layout" svg:width="17.345cm" svg:height="6.682cm" svg:x="3.655cm" svg:y="12.818cm"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47" presentation:class="page"/>
          <draw:frame presentation:style-name="pr4" draw:text-style-name="P2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8" draw:style-name="dp1" draw:master-page-name="Predeterminado">
        <office:forms form:automatic-focus="false" form:apply-design-mode="false"/>
        <draw:frame presentation:style-name="pr32" draw:text-style-name="P22" draw:layer="layout" svg:width="25.199cm" svg:height="4.274cm" svg:x="1.301cm" svg:y="2cm">
          <draw:text-box>
            <text:p text:style-name="P22">Pensando que estas ecuaciones son parte de un conjunto de ecuaciones simultáneas, si hacemos un arreglo matricial, quedaría de la siguiente forma:</text:p>
          </draw:text-box>
        </draw:frame>
        <draw:frame draw:style-name="gr8" draw:layer="layout" svg:width="21.168cm" svg:height="11.475cm" svg:x="2.5cm" svg:y="7cm"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48" presentation:class="page"/>
          <draw:frame presentation:style-name="pr4" draw:text-style-name="P3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9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2" draw:text-style-name="P24" draw:layer="layout" svg:width="25.199cm" svg:height="13.86cm" svg:x="1.4cm" svg:y="4.914cm" presentation:class="subtitle" presentation:user-transformed="true">
          <draw:text-box>
            <text:p text:style-name="P24">Para resolver este sistema, utilizamos la eliminación de Gauss o la descomposición LU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49" presentation:class="page"/>
          <draw:frame presentation:style-name="pr4" draw:text-style-name="P30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es" style:country-asian="ES" style:font-family-complex="Lucidasans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background" style:family="presentation">
      <style:graphic-properties draw:stroke="none" draw:fill="none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text-properties fo:font-family="Arial" style:font-family-generic="swiss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4"><text:span text:style-name="MT1"><text:page-number>&lt;número&gt;</text:page-number></text:span></text:p>
        </draw:text-box>
      </draw:frame>
      <draw:frame draw:style-name="Mgr3" draw:text-style-name="MP6" draw:layer="backgroundobjects" svg:width="15.213cm" svg:height="0.806cm" svg:x="6.287cm" svg:y="20cm">
        <draw:text-box>
          <text:p><text:span text:style-name="MT2">Curso Física Computacional – M. en C. Gustavo Contreras Mayén.</text:span></text:p>
        </draw:text-box>
      </draw:fram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4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Win32 OpenOffice.org_project/310m11$Build-9399</meta:generator>
    <meta:creation-date>2007-11-01T19:23:55</meta:creation-date>
    <dc:date>2010-04-20T16:46:46.10</dc:date>
    <dc:language>es-ES</dc:language>
    <meta:editing-cycles>58</meta:editing-cycles>
    <meta:editing-duration>PT13H03M11S</meta:editing-duration>
    <dc:creator>Gustavo CM</dc:creator>
    <meta:document-statistic meta:object-count="45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35pt">
          <math:mrow>
            <math:mrow>
              <math:mo math:stretchy="false">φ</math:mo>
              <math:mrow>
                <math:mrow>
                  <math:mo math:stretchy="false">(</math:mo>
                  <math:mn>0</math:mn>
                  <math:mo math:stretchy="false">)</math:mo>
                </math:mrow>
                <math:mo math:stretchy="false">=</math:mo>
                <math:mn>0</math:mn>
              </math:mrow>
            </math:mrow>
          </math:mrow>
        </math:mstyle>
      </math:mtr>
      <math:mtr/>
      <math:mtr>
        <math:mstyle math:fontsize="35pt">
          <math:mrow>
            <math:mrow>
              <math:mo math:stretchy="false">φ</math:mo>
              <math:mrow>
                <math:mrow>
                  <math:mo math:stretchy="false">(</math:mo>
                  <math:mn>0</math:mn>
                  <math:mo math:stretchy="false">)</math:mo>
                </math:mrow>
                <math:mo math:stretchy="false">=</math:mo>
                <math:mn>1</math:mn>
              </math:mrow>
            </math:mrow>
          </math:mrow>
        </math:mstyle>
      </math:mtr>
    </math:mtable>
    <math:annotation math:encoding="StarMath 5.0">size 35{%phi(0)=0 }
newline
newline
size 35{ %phi(0)=1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o math:stretchy="false">−</math:mo>
            <math:mo math:stretchy="false">φ</math:mo>
          </math:mrow>
          <math:mi>'</math:mi>
          <math:mi>'</math:mi>
          <math:mrow>
            <math:mrow>
              <math:mo math:stretchy="false">(</math:mo>
              <math:mi>x</math:mi>
              <math:mo math:stretchy="false">)</math:mo>
            </math:mrow>
            <math:mo math:stretchy="false">+</math:mo>
            <math:mi>q</math:mi>
          </math:mrow>
          <math:mo math:stretchy="false">φ</math:mo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i>S</math:mi>
          </math:mrow>
          <math:mrow>
            <math:mo math:stretchy="false">(</math:mo>
            <math:mi>x</math:mi>
            <math:mo math:stretchy="false">)</math:mo>
          </math:mrow>
        </math:mrow>
      </math:mrow>
    </math:mstyle>
    <math:annotation math:encoding="StarMath 5.0">size 35{-%phi''(x)+q%phi(x)=S(x)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frac>
              <math:mrow>
                <math:mo math:stretchy="false">(</math:mo>
                <math:mrow>
                  <math:mrow>
                    <math:mrow>
                      <math:mo math:stretchy="false">−</math:mo>
                      <math:msub>
                        <math:mo math:stretchy="false">φ</math:mo>
                        <math:mrow>
                          <math:mi>i</math:mi>
                          <math:mo math:stretchy="false">−</math:mo>
                          <math:mn>1</math:mn>
                        </math:mrow>
                      </math:msub>
                    </math:mrow>
                    <math:mo math:stretchy="false">+</math:mo>
                    <math:mn>2</math:mn>
                  </math:mrow>
                  <math:mrow>
                    <math:msub>
                      <math:mo math:stretchy="false">φ</math:mo>
                      <math:mi>i</math:mi>
                    </math:msub>
                    <math:mo math:stretchy="false">−</math:mo>
                    <math:msub>
                      <math:mo math:stretchy="false">φ</math:mo>
                      <math:mrow>
                        <math:mi>i</math:mi>
                        <math:mo math:stretchy="false">+</math:mo>
                        <math:mn>1</math:mn>
                      </math:mrow>
                    </math:msub>
                  </math:mrow>
                </math:mrow>
                <math:mo math:stretchy="false">)</math:mo>
              </math:mrow>
              <math:msup>
                <math:mi>h</math:mi>
                <math:mn>2</math:mn>
              </math:msup>
            </math:mfrac>
            <math:mo math:stretchy="false">+</math:mo>
            <math:mi>q</math:mi>
          </math:mrow>
          <math:mrow>
            <math:msub>
              <math:mo math:stretchy="false">φ</math:mo>
              <math:mi>i</math:mi>
            </math:msub>
            <math:mo math:stretchy="false">=</math:mo>
            <math:msub>
              <math:mi>S</math:mi>
              <math:mi>i</math:mi>
            </math:msub>
          </math:mrow>
        </math:mrow>
      </math:mrow>
    </math:mstyle>
    <math:annotation math:encoding="StarMath 5.0">size 35{(-%phi_{i-1}+2%phi_{i}-%phi_{i+1}) over h^{2}+q%phi_{i}=S_{i}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row>
              <math:mo math:stretchy="false">−</math:mo>
              <math:msub>
                <math:mo math:stretchy="false">φ</math:mo>
                <math:mrow>
                  <math:mi>i</math:mi>
                  <math:mo math:stretchy="false">−</math:mo>
                  <math:mn>1</math:mn>
                </math:mrow>
              </math:msub>
            </math:mrow>
            <math:mo math:stretchy="false">+</math:mo>
            <math:mrow>
              <math:mo math:stretchy="false">(</math:mo>
              <math:mrow>
                <math:mn>2</math:mn>
                <math:mo math:stretchy="false">+</math:mo>
                <math:mi>w</math:mi>
              </math:mrow>
              <math:mo math:stretchy="false">)</math:mo>
            </math:mrow>
          </math:mrow>
          <math:mrow>
            <math:mrow>
              <math:msub>
                <math:mo math:stretchy="false">φ</math:mo>
                <math:mi>i</math:mi>
              </math:msub>
              <math:mo math:stretchy="false">−</math:mo>
              <math:msub>
                <math:mo math:stretchy="false">φ</math:mo>
                <math:mrow>
                  <math:mi>i</math:mi>
                  <math:mo math:stretchy="false">+</math:mo>
                  <math:mn>1</math:mn>
                </math:mrow>
              </math:msub>
            </math:mrow>
            <math:mo math:stretchy="false">=</math:mo>
            <math:msup>
              <math:mi>h</math:mi>
              <math:mn>2</math:mn>
            </math:msup>
          </math:mrow>
          <math:msub>
            <math:mi>S</math:mi>
            <math:mi>i</math:mi>
          </math:msub>
        </math:mrow>
      </math:mrow>
    </math:mstyle>
    <math:annotation math:encoding="StarMath 5.0">size 35{-%phi_{i-1}+(2+w)%phi_{i}-%phi_{i+1}=h^{2}S_{i}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row>
              <math:mo math:stretchy="false">−</math:mo>
              <math:msub>
                <math:mo math:stretchy="false">φ</math:mo>
                <math:mn>0</math:mn>
              </math:msub>
            </math:mrow>
            <math:mo math:stretchy="false">+</math:mo>
            <math:mrow>
              <math:mo math:stretchy="false">(</math:mo>
              <math:mrow>
                <math:mn>2</math:mn>
                <math:mo math:stretchy="false">+</math:mo>
                <math:mi>w</math:mi>
              </math:mrow>
              <math:mo math:stretchy="false">)</math:mo>
            </math:mrow>
          </math:mrow>
          <math:mrow>
            <math:mrow>
              <math:msub>
                <math:mo math:stretchy="false">φ</math:mo>
                <math:mn>1</math:mn>
              </math:msub>
              <math:mo math:stretchy="false">−</math:mo>
              <math:msub>
                <math:mo math:stretchy="false">φ</math:mo>
                <math:mn>2</math:mn>
              </math:msub>
            </math:mrow>
            <math:mo math:stretchy="false">=</math:mo>
            <math:msup>
              <math:mi>h</math:mi>
              <math:mn>2</math:mn>
            </math:msup>
          </math:mrow>
          <math:msub>
            <math:mi>S</math:mi>
            <math:mn>1</math:mn>
          </math:msub>
        </math:mrow>
      </math:mrow>
    </math:mstyle>
    <math:annotation math:encoding="StarMath 5.0">size 35{-%phi_{0}+(2+w)%phi_{1}-%phi_{2}=h^{2}S_{1}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o math:stretchy="false">(</math:mo>
            <math:mrow>
              <math:mn>1</math:mn>
              <math:mo math:stretchy="false">+</math:mo>
              <math:mfrac>
                <math:mi>w</math:mi>
                <math:mn>2</math:mn>
              </math:mfrac>
            </math:mrow>
            <math:mo math:stretchy="false">)</math:mo>
          </math:mrow>
          <math:mrow>
            <math:mrow>
              <math:msub>
                <math:mo math:stretchy="false">φ</math:mo>
                <math:mn>1</math:mn>
              </math:msub>
              <math:mo math:stretchy="false">−</math:mo>
              <math:msub>
                <math:mo math:stretchy="false">φ</math:mo>
                <math:mn>2</math:mn>
              </math:msub>
            </math:mrow>
            <math:mo math:stretchy="false">=</math:mo>
            <math:mfrac>
              <math:mn>1</math:mn>
              <math:mn>2</math:mn>
            </math:mfrac>
          </math:mrow>
          <math:msup>
            <math:mi>h</math:mi>
            <math:mn>2</math:mn>
          </math:msup>
          <math:msub>
            <math:mi>S</math:mi>
            <math:mn>1</math:mn>
          </math:msub>
        </math:mrow>
      </math:mrow>
    </math:mstyle>
    <math:annotation math:encoding="StarMath 5.0">size 35{(1+ w over 2)%phi_{1}-%phi_{2}=1 over 2 h^{2}S_{1}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row>
              <math:mo math:stretchy="false">−</math:mo>
              <math:msub>
                <math:mo math:stretchy="false">φ</math:mo>
                <math:mrow>
                  <math:mi>N</math:mi>
                  <math:mo math:stretchy="false">−</math:mo>
                  <math:mn>1</math:mn>
                </math:mrow>
              </math:msub>
            </math:mrow>
            <math:mo math:stretchy="false">+</math:mo>
            <math:mrow>
              <math:mo math:stretchy="false">(</math:mo>
              <math:mrow>
                <math:mn>2</math:mn>
                <math:mo math:stretchy="false">+</math:mo>
                <math:mi>w</math:mi>
              </math:mrow>
              <math:mo math:stretchy="false">)</math:mo>
            </math:mrow>
          </math:mrow>
          <math:mrow>
            <math:msub>
              <math:mo math:stretchy="false">φ</math:mo>
              <math:mi>N</math:mi>
            </math:msub>
            <math:mo math:stretchy="false">=</math:mo>
            <math:msup>
              <math:mi>h</math:mi>
              <math:mn>2</math:mn>
            </math:msup>
          </math:mrow>
          <math:mrow>
            <math:msub>
              <math:mi>S</math:mi>
              <math:mi>N</math:mi>
            </math:msub>
            <math:mo math:stretchy="false">+</math:mo>
            <math:msub>
              <math:mo math:stretchy="false">φ</math:mo>
              <math:mi>R</math:mi>
            </math:msub>
          </math:mrow>
        </math:mrow>
      </math:mrow>
    </math:mstyle>
    <math:annotation math:encoding="StarMath 5.0">size 35{-%phi_{N-1}+(2+w)%phi_{N}=h^{2}S_{N}+%phi_{R}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style math:fontsize="25pt">
      <math:mrow>
        <math:mrow>
          <math:mfenced math:open="" math:close="">
            <math:mtable>
              <math:mtr>
                <math:mtd>
                  <math:mrow>
                    <math:mn>1</math:mn>
                    <math:mo math:stretchy="false">+</math:mo>
                    <math:mrow>
                      <math:mi>w</math:mi>
                      <math:mo math:stretchy="false">/</math:mo>
                      <math:mn>2</math:mn>
                    </math:mrow>
                  </math:mrow>
                </math:mtd>
                <math:mtd>
                  <math:mrow>
                    <math:mo math:stretchy="false">−</math:mo>
                    <math:mn>1</math:mn>
                  </math:mrow>
                </math:mtd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</math:mtr>
              <math:mtr>
                <math:mtd>
                  <math:mrow>
                    <math:mo math:stretchy="false">−</math:mo>
                    <math:mn>1</math:mn>
                  </math:mrow>
                </math:mtd>
                <math:mtd>
                  <math:mrow>
                    <math:mn>2</math:mn>
                    <math:mo math:stretchy="false">+</math:mo>
                    <math:mi>w</math:mi>
                  </math:mrow>
                </math:mtd>
                <math:mtd>
                  <math:mrow>
                    <math:mo math:stretchy="false">−</math:mo>
                    <math:mn>1</math:mn>
                  </math:mrow>
                </math:mtd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</math:mtr>
              <math:mtr>
                <math:mtd>
                  <math:mn>0</math:mn>
                </math:mtd>
                <math:mtd>
                  <math:mrow>
                    <math:mo math:stretchy="false">−</math:mo>
                    <math:mn>1</math:mn>
                  </math:mrow>
                </math:mtd>
                <math:mtd>
                  <math:mrow>
                    <math:mn>2</math:mn>
                    <math:mo math:stretchy="false">+</math:mo>
                    <math:mi>w</math:mi>
                  </math:mrow>
                </math:mtd>
                <math:mtd>
                  <math:mrow>
                    <math:mo math:stretchy="false">−</math:mo>
                    <math:mn>1</math:mn>
                  </math:mrow>
                </math:mtd>
                <math:mtd>
                  <math:mn>0</math:mn>
                </math:mtd>
                <math:mtd>
                  <math:mn>0</math:mn>
                </math:mtd>
              </math:mtr>
              <math:mtr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  <math:mtd>
                  <math:mo math:stretchy="false">⋱</math:mo>
                </math:mtd>
                <math:mtd>
                  <math:mn>0</math:mn>
                </math:mtd>
                <math:mtd>
                  <math:mn>0</math:mn>
                </math:mtd>
              </math:mtr>
              <math:mtr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  <math:mtd>
                  <math:mrow>
                    <math:mo math:stretchy="false">−</math:mo>
                    <math:mn>1</math:mn>
                  </math:mrow>
                </math:mtd>
                <math:mtd>
                  <math:mrow>
                    <math:mn>2</math:mn>
                    <math:mo math:stretchy="false">+</math:mo>
                    <math:mi>w</math:mi>
                  </math:mrow>
                </math:mtd>
              </math:mtr>
            </math:mtable>
          </math:mfenced>
          <math:mrow>
            <math:mfenced math:open="" math:close="">
              <math:mtable>
                <math:mtr>
                  <math:mtd>
                    <math:msub>
                      <math:mo math:stretchy="false">φ</math:mo>
                      <math:mn>1</math:mn>
                    </math:msub>
                  </math:mtd>
                </math:mtr>
                <math:mtr>
                  <math:mtd>
                    <math:msub>
                      <math:mo math:stretchy="false">φ</math:mo>
                      <math:mn>2</math:mn>
                    </math:msub>
                  </math:mtd>
                </math:mtr>
                <math:mtr>
                  <math:mtd>
                    <math:msub>
                      <math:mo math:stretchy="false">φ</math:mo>
                      <math:mn>3</math:mn>
                    </math:msub>
                  </math:mtd>
                </math:mtr>
                <math:mtr>
                  <math:mtd>
                    <math:mo math:stretchy="false">⋱</math:mo>
                  </math:mtd>
                </math:mtr>
                <math:mtr>
                  <math:mtd>
                    <math:msub>
                      <math:mo math:stretchy="false">φ</math:mo>
                      <math:mi>N</math:mi>
                    </math:msub>
                  </math:mtd>
                </math:mtr>
              </math:mtable>
            </math:mfenced>
            <math:mo math:stretchy="false">=</math:mo>
            <math:mfenced math:open="" math:close="">
              <math:mtable>
                <math:mtr>
                  <math:mtd>
                    <math:mrow>
                      <math:msup>
                        <math:mi>h</math:mi>
                        <math:mn>2</math:mn>
                      </math:msup>
                      <math:mrow>
                        <math:msub>
                          <math:mi>S</math:mi>
                          <math:mn>1</math:mn>
                        </math:msub>
                        <math:mo math:stretchy="false">/</math:mo>
                        <math:mn>2</math:mn>
                      </math:mrow>
                    </math:mrow>
                  </math:mtd>
                </math:mtr>
                <math:mtr>
                  <math:mtd>
                    <math:mrow>
                      <math:msup>
                        <math:mi>h</math:mi>
                        <math:mn>2</math:mn>
                      </math:msup>
                      <math:msub>
                        <math:mi>S</math:mi>
                        <math:mn>2</math:mn>
                      </math:msub>
                    </math:mrow>
                  </math:mtd>
                </math:mtr>
                <math:mtr>
                  <math:mtd>
                    <math:mrow>
                      <math:msup>
                        <math:mi>h</math:mi>
                        <math:mn>2</math:mn>
                      </math:msup>
                      <math:msub>
                        <math:mi>S</math:mi>
                        <math:mn>3</math:mn>
                      </math:msub>
                    </math:mrow>
                  </math:mtd>
                </math:mtr>
                <math:mtr>
                  <math:mtd>
                    <math:mo math:stretchy="false">⋱</math:mo>
                  </math:mtd>
                </math:mtr>
                <math:mtr>
                  <math:mtd>
                    <math:mrow>
                      <math:msup>
                        <math:mi>h</math:mi>
                        <math:mn>2</math:mn>
                      </math:msup>
                      <math:mrow>
                        <math:msub>
                          <math:mi>S</math:mi>
                          <math:mi>N</math:mi>
                        </math:msub>
                        <math:mo math:stretchy="false">+</math:mo>
                        <math:msub>
                          <math:mo math:stretchy="false">φ</math:mo>
                          <math:mi>R</math:mi>
                        </math:msub>
                      </math:mrow>
                    </math:mrow>
                  </math:mtd>
                </math:mtr>
              </math:mtable>
            </math:mfenced>
          </math:mrow>
        </math:mrow>
      </math:mrow>
    </math:mstyle>
    <math:annotation math:encoding="StarMath 5.0">size 25 {left( matrix{1+w/2 # -1 # 0# 0 # 0 # 0## -1 # 2+w # -1 #0 # 0# 0 ##0  # -1 # 2+w #-1 # 0# 0##0  # 0 # 0 # dotsdown  # 0# 0##0  # 0 # 0 # 0  # -1# 2+w} right)left( matrix{ %phi_{1} ## %phi_{2} ## %phi_{3} ## dotsdown ## %phi_{N}}right)= left( matrix{h^{2}S_{1}/2 ## h^{2}S_{2}##h^{2}S_{3} ## dotsdown ## h^{2}S_{N} + %phi_{R}}right) 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30pt">
          <math:mrow>
            <math:mrow>
              <math:mrow>
                <math:mo math:stretchy="false">−</math:mo>
                <math:mn>2y</math:mn>
              </math:mrow>
              <math:mi>'</math:mi>
              <math:mi>'</math:mi>
              <math:mrow>
                <math:mrow>
                  <math:mo math:stretchy="false">(</math:mo>
                  <math:mi>x</math:mi>
                  <math:mo math:stretchy="false">)</math:mo>
                </math:mrow>
                <math:mo math:stretchy="false">+</math:mo>
                <math:mi>y</math:mi>
              </math:mrow>
              <math:mrow>
                <math:mrow>
                  <math:mo math:stretchy="false">(</math:mo>
                  <math:mi>x</math:mi>
                  <math:mo math:stretchy="false">)</math:mo>
                </math:mrow>
                <math:mo math:stretchy="false">=</math:mo>
                <math:msup>
                  <math:mi math:fontstyle="normal">e</math:mi>
                  <math:mrow>
                    <math:mo math:stretchy="false">−</math:mo>
                    <math:mn>0.2x</math:mn>
                  </math:mrow>
                </math:msup>
              </math:mrow>
            </math:mrow>
          </math:mrow>
        </math:mstyle>
      </math:mtr>
      <math:mtr/>
      <math:mtr>
        <math:mstyle math:fontsize="30pt">
          <math:mrow>
            <math:mtext>con condiciones en la frontera</math:mtext>
          </math:mrow>
        </math:mstyle>
      </math:mtr>
      <math:mtr>
        <math:mstyle math:fontsize="30pt">
          <math:mrow>
            <math:mrow>
              <math:mtable>
                <math:mtr>
                  <math:mrow>
                    <math:mrow>
                      <math:mi>y</math:mi>
                      <math:mrow>
                        <math:mrow>
                          <math:mo math:stretchy="false">(</math:mo>
                          <math:mn>0</math:mn>
                          <math:mo math:stretchy="false">)</math:mo>
                        </math:mrow>
                        <math:mo math:stretchy="false">=</math:mo>
                        <math:mrow/>
                      </math:mrow>
                    </math:mrow>
                  </math:mrow>
                </math:mtr>
                <math:mtr>
                  <math:mrow>
                    <math:mrow>
                      <math:mi>y</math:mi>
                      <math:mi>'</math:mi>
                      <math:mrow>
                        <math:mrow>
                          <math:mo math:stretchy="false">(</math:mo>
                          <math:mn>10</math:mn>
                          <math:mo math:stretchy="false">)</math:mo>
                        </math:mrow>
                        <math:mo math:stretchy="false">=</math:mo>
                        <math:mrow/>
                      </math:mrow>
                    </math:mrow>
                  </math:mrow>
                </math:mtr>
              </math:mtable>
              <math:mtable>
                <math:mtr>
                  <math:mrow>
                    <math:mn>1</math:mn>
                  </math:mrow>
                </math:mtr>
                <math:mtr>
                  <math:mrow>
                    <math:mrow>
                      <math:mo math:stretchy="false">−</math:mo>
                      <math:mi>y</math:mi>
                    </math:mrow>
                    <math:mrow>
                      <math:mo math:stretchy="false">(</math:mo>
                      <math:mn>10</math:mn>
                      <math:mo math:stretchy="false">)</math:mo>
                    </math:mrow>
                  </math:mrow>
                </math:mtr>
              </math:mtable>
            </math:mrow>
          </math:mrow>
        </math:mstyle>
      </math:mtr>
    </math:mtable>
    <math:annotation math:encoding="StarMath 5.0">size 30{ -2y''(x)+y(x)=func e^{-0.2x}}
newline
newline
size 30{ "con condiciones en la frontera"}
newline
size 30{ stack{ alignr y(0)= {} #alignr y'(10)= {}} stack{ alignl 1 # -y(10)}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style math:fontsize="30pt">
      <math:mrow>
        <math:mrow>
          <math:mfenced math:open="" math:close="">
            <math:mtable>
              <math:mtr>
                <math:mtd>
                  <math:msub>
                    <math:mi>B</math:mi>
                    <math:mn>1</math:mn>
                  </math:msub>
                </math:mtd>
                <math:mtd>
                  <math:msub>
                    <math:mi>C</math:mi>
                    <math:mn>1</math:mn>
                  </math:msub>
                </math:mtd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</math:mtr>
              <math:mtr>
                <math:mtd>
                  <math:msub>
                    <math:mi>A</math:mi>
                    <math:mn>2</math:mn>
                  </math:msub>
                </math:mtd>
                <math:mtd>
                  <math:msub>
                    <math:mi>B</math:mi>
                    <math:mn>2</math:mn>
                  </math:msub>
                </math:mtd>
                <math:mtd>
                  <math:msub>
                    <math:mi>C</math:mi>
                    <math:mn>2</math:mn>
                  </math:msub>
                </math:mtd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</math:mtr>
              <math:mtr>
                <math:mtd>
                  <math:mn>0</math:mn>
                </math:mtd>
                <math:mtd>
                  <math:msub>
                    <math:mi>A</math:mi>
                    <math:mn>3</math:mn>
                  </math:msub>
                </math:mtd>
                <math:mtd>
                  <math:msub>
                    <math:mi>B</math:mi>
                    <math:mn>3</math:mn>
                  </math:msub>
                </math:mtd>
                <math:mtd>
                  <math:msub>
                    <math:mi>C</math:mi>
                    <math:mn>3</math:mn>
                  </math:msub>
                </math:mtd>
                <math:mtd>
                  <math:mn>0</math:mn>
                </math:mtd>
                <math:mtd>
                  <math:mn>0</math:mn>
                </math:mtd>
              </math:mtr>
              <math:mtr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  <math:mtd>
                  <math:mo math:stretchy="false">⋱</math:mo>
                </math:mtd>
                <math:mtd>
                  <math:mn>0</math:mn>
                </math:mtd>
                <math:mtd>
                  <math:mn>0</math:mn>
                </math:mtd>
              </math:mtr>
              <math:mtr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  <math:mtd>
                  <math:msub>
                    <math:mi>A</math:mi>
                    <math:mi>n</math:mi>
                  </math:msub>
                </math:mtd>
                <math:mtd>
                  <math:msub>
                    <math:mi>B</math:mi>
                    <math:mi>n</math:mi>
                  </math:msub>
                </math:mtd>
              </math:mtr>
            </math:mtable>
          </math:mfenced>
          <math:mrow>
            <math:mfenced math:open="" math:close="">
              <math:mtable>
                <math:mtr>
                  <math:mtd>
                    <math:msub>
                      <math:mo math:stretchy="false">φ</math:mo>
                      <math:mn>1</math:mn>
                    </math:msub>
                  </math:mtd>
                </math:mtr>
                <math:mtr>
                  <math:mtd>
                    <math:msub>
                      <math:mo math:stretchy="false">φ</math:mo>
                      <math:mn>2</math:mn>
                    </math:msub>
                  </math:mtd>
                </math:mtr>
                <math:mtr>
                  <math:mtd>
                    <math:msub>
                      <math:mo math:stretchy="false">φ</math:mo>
                      <math:mn>3</math:mn>
                    </math:msub>
                  </math:mtd>
                </math:mtr>
                <math:mtr>
                  <math:mtd>
                    <math:mo math:stretchy="false">⋱</math:mo>
                  </math:mtd>
                </math:mtr>
                <math:mtr>
                  <math:mtd>
                    <math:msub>
                      <math:mo math:stretchy="false">φ</math:mo>
                      <math:mi>N</math:mi>
                    </math:msub>
                  </math:mtd>
                </math:mtr>
              </math:mtable>
            </math:mfenced>
            <math:mo math:stretchy="false">=</math:mo>
            <math:mfenced math:open="" math:close="">
              <math:mtable>
                <math:mtr>
                  <math:mtd>
                    <math:msub>
                      <math:mi>D</math:mi>
                      <math:mn>1</math:mn>
                    </math:msub>
                  </math:mtd>
                </math:mtr>
                <math:mtr>
                  <math:mtd>
                    <math:msub>
                      <math:mi>D</math:mi>
                      <math:mn>2</math:mn>
                    </math:msub>
                  </math:mtd>
                </math:mtr>
                <math:mtr>
                  <math:mtd>
                    <math:msub>
                      <math:mi>D</math:mi>
                      <math:mn>3</math:mn>
                    </math:msub>
                  </math:mtd>
                </math:mtr>
                <math:mtr>
                  <math:mtd>
                    <math:mo math:stretchy="false">⋱</math:mo>
                  </math:mtd>
                </math:mtr>
                <math:mtr>
                  <math:mtd>
                    <math:msub>
                      <math:mi>D</math:mi>
                      <math:mi>N</math:mi>
                    </math:msub>
                  </math:mtd>
                </math:mtr>
              </math:mtable>
            </math:mfenced>
          </math:mrow>
        </math:mrow>
      </math:mrow>
    </math:mstyle>
    <math:annotation math:encoding="StarMath 5.0">size 30 {left( matrix{B_{1} # C_{1} # 0# 0 # 0 # 0## A_{2} # B_{2} # C_{2} #0 # 0# 0 ##0  # A_{3} # B_{3} #C_{3} # 0# 0##0  # 0 # 0 # dotsdown  # 0# 0##0  # 0 # 0 # 0  # A_{n}# B_{n}} right)left(matrix{ %phi_{1} ## %phi_{2} ## %phi_{3} ## dotsdown ## %phi_{N}} right) = left( matrix{D_{1} ## D_{2} ## D_{3} ## dotsdown ## D_{N}} right)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sub>
              <math:mo math:stretchy="false">φ</math:mo>
              <math:mi>i</math:mi>
            </math:msub>
            <math:mo math:stretchy="false">=</math:mo>
            <math:mfrac>
              <math:mrow>
                <math:mo math:stretchy="false">(</math:mo>
                <math:mrow>
                  <math:mrow>
                    <math:msubsup>
                      <math:mi>D</math:mi>
                      <math:mi>i</math:mi>
                      <math:mi>'</math:mi>
                    </math:msubsup>
                    <math:mo math:stretchy="false">−</math:mo>
                    <math:msub>
                      <math:mi>C</math:mi>
                      <math:mi>i</math:mi>
                    </math:msub>
                  </math:mrow>
                  <math:msub>
                    <math:mo math:stretchy="false">φ</math:mo>
                    <math:mrow>
                      <math:mi>i</math:mi>
                      <math:mo math:stretchy="false">+</math:mo>
                      <math:mn>1</math:mn>
                    </math:mrow>
                  </math:msub>
                </math:mrow>
                <math:mo math:stretchy="false">)</math:mo>
              </math:mrow>
              <math:msubsup>
                <math:mi>B</math:mi>
                <math:mi>i</math:mi>
                <math:mi>'</math:mi>
              </math:msubsup>
            </math:mfrac>
          </math:mrow>
          <math:mi/>
          <math:mrow>
            <math:mi>i</math:mi>
            <math:mo math:stretchy="false">=</math:mo>
            <math:mrow>
              <math:mi>N</math:mi>
              <math:mo math:stretchy="false">−</math:mo>
              <math:mn>1,</math:mn>
            </math:mrow>
          </math:mrow>
          <math:mrow>
            <math:mi>N</math:mi>
            <math:mo math:stretchy="false">−</math:mo>
            <math:mn>2,</math:mn>
          </math:mrow>
          <math:mo math:stretchy="false">⋯</math:mo>
          <math:mi>,</math:mi>
          <math:mn>1</math:mn>
        </math:mrow>
      </math:mrow>
    </math:mstyle>
    <math:annotation math:encoding="StarMath 5.0">size 35{%phi_{i}=(D^{'}_{i}-C_{i}%phi_{i+1} ) over B^{'}_{i}~~~~~~i=N-1, N-2,dotsaxis ,1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35pt">
          <math:mrow>
            <math:mrow>
              <math:mo math:stretchy="false">φ</math:mo>
              <math:mi>'</math:mi>
              <math:mrow>
                <math:mrow>
                  <math:mo math:stretchy="false">(</math:mo>
                  <math:mn>0</math:mn>
                  <math:mo math:stretchy="false">)</math:mo>
                </math:mrow>
                <math:mo math:stretchy="false">=</math:mo>
                <math:mn>0</math:mn>
              </math:mrow>
            </math:mrow>
          </math:mrow>
        </math:mstyle>
      </math:mtr>
      <math:mtr/>
      <math:mtr>
        <math:mstyle math:fontsize="35pt">
          <math:mrow>
            <math:mrow>
              <math:mo math:stretchy="false">φ</math:mo>
              <math:mi>'</math:mi>
              <math:mrow>
                <math:mrow>
                  <math:mo math:stretchy="false">(</math:mo>
                  <math:mn>0</math:mn>
                  <math:mo math:stretchy="false">)</math:mo>
                </math:mrow>
                <math:mo math:stretchy="false">=</math:mo>
                <math:mn>1</math:mn>
              </math:mrow>
            </math:mrow>
          </math:mrow>
        </math:mstyle>
      </math:mtr>
    </math:mtable>
    <math:annotation math:encoding="StarMath 5.0">size 35{%phi'(0)=0}
newline
newline
size 35{%phi'(0)=1}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o math:stretchy="false">−</math:mo>
            <math:mrow>
              <math:mfrac>
                <math:mi>d</math:mi>
                <math:mi math:fontstyle="italic">dx</math:mi>
              </math:mfrac>
              <math:mi>D</math:mi>
              <math:mrow>
                <math:mo math:stretchy="false">(</math:mo>
                <math:mi>x</math:mi>
                <math:mo math:stretchy="false">)</math:mo>
              </math:mrow>
            </math:mrow>
          </math:mrow>
          <math:mfrac>
            <math:mi>d</math:mi>
            <math:mi math:fontstyle="italic">dx</math:mi>
          </math:mfrac>
          <math:mo math:stretchy="false">Ψ</math:mo>
          <math:mrow>
            <math:mrow>
              <math:mo math:stretchy="false">(</math:mo>
              <math:mi>x</math:mi>
              <math:mo math:stretchy="false">)</math:mo>
            </math:mrow>
            <math:mo math:stretchy="false">+</math:mo>
            <math:msub>
              <math:mo math:stretchy="false">Σ</math:mo>
              <math:mi>a</math:mi>
            </math:msub>
          </math:mrow>
          <math:mo math:stretchy="false">Ψ</math:mo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i>S</math:mi>
          </math:mrow>
          <math:mrow>
            <math:mo math:stretchy="false">(</math:mo>
            <math:mi>x</math:mi>
            <math:mo math:stretchy="false">)</math:mo>
          </math:mrow>
        </math:mrow>
      </math:mrow>
    </math:mstyle>
    <math:annotation math:encoding="StarMath 5.0">size 35{- {d over dx D(x)} d over dx %PSI(x)+ %SIGMA_{a}%PSI(x)=S(x)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n>2</math:mn>
          <math:mrow>
            <math:mrow>
              <math:mrow>
                <math:mo math:stretchy="false">(</math:mo>
                <math:mrow>
                  <math:mrow>
                    <math:mrow>
                      <math:mo math:stretchy="false">−</math:mo>
                      <math:msub>
                        <math:mi>y</math:mi>
                        <math:mrow>
                          <math:mi>i</math:mi>
                          <math:mo math:stretchy="false">−</math:mo>
                          <math:mn>1</math:mn>
                        </math:mrow>
                      </math:msub>
                    </math:mrow>
                    <math:mo math:stretchy="false">+</math:mo>
                    <math:msub>
                      <math:mn>2y</math:mn>
                      <math:mi>i</math:mi>
                    </math:msub>
                  </math:mrow>
                  <math:mo math:stretchy="false">−</math:mo>
                  <math:msub>
                    <math:mi>y</math:mi>
                    <math:mrow>
                      <math:mi>i</math:mi>
                      <math:mo math:stretchy="false">+</math:mo>
                      <math:mn>1</math:mn>
                    </math:mrow>
                  </math:msub>
                </math:mrow>
                <math:mo math:stretchy="false">)</math:mo>
              </math:mrow>
              <math:mo math:stretchy="false">+</math:mo>
              <math:msub>
                <math:mi>y</math:mi>
                <math:mi>i</math:mi>
              </math:msub>
            </math:mrow>
            <math:mo math:stretchy="false">=</math:mo>
            <math:mi>exp</math:mi>
          </math:mrow>
          <math:mrow>
            <math:mo math:stretchy="false">(</math:mo>
            <math:mrow>
              <math:mo math:stretchy="false">−</math:mo>
              <math:mn>0.2i</math:mn>
            </math:mrow>
            <math:mo math:stretchy="false">)</math:mo>
          </math:mrow>
        </math:mrow>
      </math:mrow>
    </math:mstyle>
    <math:annotation math:encoding="StarMath 5.0">size 35{ 2(-y_{i-1} + 2y_{i} - y_{i+1}) + y_{i} = exp(-0.2i)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row>
              <math:msub>
                <math:mn>5y</math:mn>
                <math:mn>1</math:mn>
              </math:msub>
              <math:mo math:stretchy="false">−</math:mo>
              <math:msub>
                <math:mn>2y</math:mn>
                <math:mn>2</math:mn>
              </math:msub>
            </math:mrow>
            <math:mo math:stretchy="false">=</math:mo>
            <math:mi>exp</math:mi>
          </math:mrow>
          <math:mrow>
            <math:mrow>
              <math:mo math:stretchy="false">(</math:mo>
              <math:mrow>
                <math:mo math:stretchy="false">−</math:mo>
                <math:mn>0.2</math:mn>
              </math:mrow>
              <math:mo math:stretchy="false">)</math:mo>
            </math:mrow>
            <math:mo math:stretchy="false">+</math:mo>
            <math:mn>2</math:mn>
          </math:mrow>
        </math:mrow>
      </math:mrow>
    </math:mstyle>
    <math:annotation math:encoding="StarMath 5.0">size 35{ 5y_{1} - 2y_{2} = exp(-0.2)+2}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row>
              <math:mo math:stretchy="false">−</math:mo>
              <math:mrow>
                <math:mn>2</math:mn>
                <math:mfrac>
                  <math:mfenced math:open="[" math:close="]">
                    <math:mrow>
                      <math:mi>y</math:mi>
                      <math:mi>'</math:mi>
                      <math:mrow>
                        <math:mrow>
                          <math:mo math:stretchy="false">(</math:mo>
                          <math:mn>10</math:mn>
                          <math:mo math:stretchy="false">)</math:mo>
                        </math:mrow>
                        <math:mo math:stretchy="false">−</math:mo>
                        <math:mi>y</math:mi>
                      </math:mrow>
                      <math:mi>'</math:mi>
                      <math:mrow>
                        <math:mo math:stretchy="false">(</math:mo>
                        <math:mn>9.5</math:mn>
                        <math:mo math:stretchy="false">)</math:mo>
                      </math:mrow>
                    </math:mrow>
                  </math:mfenced>
                  <math:mrow>
                    <math:mn>1</math:mn>
                    <math:mo math:stretchy="false">/</math:mo>
                    <math:mn>2</math:mn>
                  </math:mrow>
                </math:mfrac>
              </math:mrow>
            </math:mrow>
            <math:mo math:stretchy="false">+</math:mo>
            <math:mi>y</math:mi>
          </math:mrow>
          <math:mrow>
            <math:mrow>
              <math:mo math:stretchy="false">(</math:mo>
              <math:mn>10</math:mn>
              <math:mo math:stretchy="false">)</math:mo>
            </math:mrow>
            <math:mo math:stretchy="false">=</math:mo>
            <math:mi>exp</math:mi>
          </math:mrow>
          <math:mrow>
            <math:mo math:stretchy="false">(</math:mo>
            <math:mrow>
              <math:mo math:stretchy="false">−</math:mo>
              <math:mn>2</math:mn>
            </math:mrow>
            <math:mo math:stretchy="false">)</math:mo>
          </math:mrow>
        </math:mrow>
      </math:mrow>
    </math:mstyle>
    <math:annotation math:encoding="StarMath 5.0">size 35{ -{2 left [ y'(10) - y'(9.5) right ] over {1/2} } + y(10) = exp(-2) }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i>y</math:mi>
          <math:mi>'</math:mi>
          <math:mrow>
            <math:mrow>
              <math:mo math:stretchy="false">(</math:mo>
              <math:mn>9.5</math:mn>
              <math:mo math:stretchy="false">)</math:mo>
            </math:mrow>
            <math:mo math:stretchy="false">=</math:mo>
            <math:mrow>
              <math:mrow>
                <math:mo math:stretchy="false">[</math:mo>
                <math:mrow>
                  <math:mi>y</math:mi>
                  <math:mrow>
                    <math:mrow>
                      <math:mo math:stretchy="false">(</math:mo>
                      <math:mn>10</math:mn>
                      <math:mo math:stretchy="false">)</math:mo>
                    </math:mrow>
                    <math:mo math:stretchy="false">−</math:mo>
                    <math:mi>y</math:mi>
                  </math:mrow>
                  <math:mrow>
                    <math:mo math:stretchy="false">(</math:mo>
                    <math:mn>9</math:mn>
                    <math:mo math:stretchy="false">)</math:mo>
                  </math:mrow>
                </math:mrow>
                <math:mo math:stretchy="false">]</math:mo>
              </math:mrow>
              <math:mo math:stretchy="false">/</math:mo>
              <math:mn>1</math:mn>
            </math:mrow>
          </math:mrow>
        </math:mrow>
      </math:mrow>
    </math:mstyle>
    <math:annotation math:encoding="StarMath 5.0">size 35{ y'(9.5) = [y(10) -y(9)] /1}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row>
              <math:mrow>
                <math:mo math:stretchy="false">−</math:mo>
                <math:msub>
                  <math:mn>2y</math:mn>
                  <math:mn>9</math:mn>
                </math:msub>
              </math:mrow>
              <math:mo math:stretchy="false">+</math:mo>
              <math:msub>
                <math:mn>4.5y</math:mn>
                <math:mn>10</math:mn>
              </math:msub>
            </math:mrow>
            <math:mo math:stretchy="false">=</math:mo>
            <math:mn>0.5exp</math:mn>
          </math:mrow>
          <math:mrow>
            <math:mo math:stretchy="false">(</math:mo>
            <math:mrow>
              <math:mo math:stretchy="false">−</math:mo>
              <math:mn>2</math:mn>
            </math:mrow>
            <math:mo math:stretchy="false">)</math:mo>
          </math:mrow>
        </math:mrow>
      </math:mrow>
    </math:mstyle>
    <math:annotation math:encoding="StarMath 5.0">size 35{ -2y_{9} + 4.5y_{10} = 0.5exp(-2)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35pt">
          <math:mrow>
            <math:mrow>
              <math:mrow>
                <math:mrow>
                  <math:msub>
                    <math:mn>5y</math:mn>
                    <math:mn>1</math:mn>
                  </math:msub>
                  <math:mo math:stretchy="false">−</math:mo>
                  <math:msub>
                    <math:mn>2y</math:mn>
                    <math:mn>2</math:mn>
                  </math:msub>
                </math:mrow>
                <math:mo math:stretchy="false">=</math:mo>
                <math:mi>exp</math:mi>
              </math:mrow>
              <math:mrow>
                <math:mrow>
                  <math:mo math:stretchy="false">(</math:mo>
                  <math:mrow>
                    <math:mo math:stretchy="false">−</math:mo>
                    <math:mn>0.2</math:mn>
                  </math:mrow>
                  <math:mo math:stretchy="false">)</math:mo>
                </math:mrow>
                <math:mo math:stretchy="false">+</math:mo>
                <math:mn>2</math:mn>
              </math:mrow>
            </math:mrow>
          </math:mrow>
        </math:mstyle>
      </math:mtr>
      <math:mtr>
        <math:mstyle math:fontsize="35pt">
          <math:mrow>
            <math:mrow>
              <math:mrow>
                <math:mrow>
                  <math:mrow>
                    <math:mrow>
                      <math:mo math:stretchy="false">−</math:mo>
                      <math:msub>
                        <math:mn>2y</math:mn>
                        <math:mrow>
                          <math:mi>i</math:mi>
                          <math:mo math:stretchy="false">−</math:mo>
                          <math:mn>1</math:mn>
                        </math:mrow>
                      </math:msub>
                    </math:mrow>
                    <math:mo math:stretchy="false">+</math:mo>
                    <math:msub>
                      <math:mn>5y</math:mn>
                      <math:mi>i</math:mi>
                    </math:msub>
                  </math:mrow>
                  <math:mo math:stretchy="false">−</math:mo>
                  <math:msub>
                    <math:mn>2y</math:mn>
                    <math:mrow>
                      <math:mi>i</math:mi>
                      <math:mo math:stretchy="false">+</math:mo>
                      <math:mn>1</math:mn>
                    </math:mrow>
                  </math:msub>
                </math:mrow>
                <math:mo math:stretchy="false">=</math:mo>
                <math:mi>exp</math:mi>
              </math:mrow>
              <math:mrow>
                <math:mo math:stretchy="false">(</math:mo>
                <math:mrow>
                  <math:mo math:stretchy="false">−</math:mo>
                  <math:msub>
                    <math:mn>0.2x</math:mn>
                    <math:mi>i</math:mi>
                  </math:msub>
                </math:mrow>
                <math:mo math:stretchy="false">)</math:mo>
              </math:mrow>
              <math:mi/>
              <math:mi math:fontstyle="italic">para</math:mi>
              <math:mi/>
              <math:mrow>
                <math:mi>i</math:mi>
                <math:mo math:stretchy="false">=</math:mo>
                <math:mn>2.</math:mn>
              </math:mrow>
              <math:mn>.9</math:mn>
            </math:mrow>
          </math:mrow>
        </math:mstyle>
      </math:mtr>
      <math:mtr>
        <math:mstyle math:fontsize="35pt">
          <math:mrow>
            <math:mrow>
              <math:mrow>
                <math:mrow>
                  <math:mrow>
                    <math:mo math:stretchy="false">−</math:mo>
                    <math:msub>
                      <math:mn>2y</math:mn>
                      <math:mn>9</math:mn>
                    </math:msub>
                  </math:mrow>
                  <math:mo math:stretchy="false">+</math:mo>
                  <math:msub>
                    <math:mn>4.5y</math:mn>
                    <math:mn>10</math:mn>
                  </math:msub>
                </math:mrow>
                <math:mo math:stretchy="false">=</math:mo>
                <math:mn>0.5exp</math:mn>
              </math:mrow>
              <math:mrow>
                <math:mo math:stretchy="false">(</math:mo>
                <math:mrow>
                  <math:mo math:stretchy="false">−</math:mo>
                  <math:mn>2</math:mn>
                </math:mrow>
                <math:mo math:stretchy="false">)</math:mo>
              </math:mrow>
            </math:mrow>
          </math:mrow>
        </math:mstyle>
      </math:mtr>
    </math:mtable>
    <math:annotation math:encoding="StarMath 5.0">size 35{ 5y_{1} - 2y_{2} = exp(-0.2)+2}
newline
size 35{- 2y_{i-1}+5y_{i}-2y_{i+1}=exp(-0.2x_{i}) ~~para ~~i=2..9}
newline
size 35{ -2y_{9} + 4.5y_{10} = 0.5exp(-2)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o math:stretchy="false">−</math:mo>
            <math:mfrac>
              <math:mn>1</math:mn>
              <math:msup>
                <math:mi>r</math:mi>
                <math:mi>m</math:mi>
              </math:msup>
            </math:mfrac>
          </math:mrow>
          <math:mfrac>
            <math:mi>d</math:mi>
            <math:mi math:fontstyle="italic">dr</math:mi>
          </math:mfrac>
          <math:mi>p</math:mi>
          <math:mrow>
            <math:mo math:stretchy="false">(</math:mo>
            <math:mi>r</math:mi>
            <math:mo math:stretchy="false">)</math:mo>
          </math:mrow>
          <math:msup>
            <math:mi>r</math:mi>
            <math:mi>m</math:mi>
          </math:msup>
          <math:mfrac>
            <math:mi>d</math:mi>
            <math:mi math:fontstyle="italic">dr</math:mi>
          </math:mfrac>
          <math:mo math:stretchy="false">φ</math:mo>
          <math:mrow>
            <math:mrow>
              <math:mo math:stretchy="false">(</math:mo>
              <math:mi>r</math:mi>
              <math:mo math:stretchy="false">)</math:mo>
            </math:mrow>
            <math:mo math:stretchy="false">+</math:mo>
            <math:mi>q</math:mi>
          </math:mrow>
          <math:mrow>
            <math:mo math:stretchy="false">(</math:mo>
            <math:mi>r</math:mi>
            <math:mo math:stretchy="false">)</math:mo>
          </math:mrow>
          <math:mo math:stretchy="false">φ</math:mo>
          <math:mrow>
            <math:mrow>
              <math:mo math:stretchy="false">(</math:mo>
              <math:mi>r</math:mi>
              <math:mo math:stretchy="false">)</math:mo>
            </math:mrow>
            <math:mo math:stretchy="false">=</math:mo>
            <math:mi>S</math:mi>
          </math:mrow>
          <math:mrow>
            <math:mo math:stretchy="false">(</math:mo>
            <math:mi>r</math:mi>
            <math:mo math:stretchy="false">)</math:mo>
          </math:mrow>
        </math:mrow>
      </math:mrow>
    </math:mstyle>
    <math:annotation math:encoding="StarMath 5.0">size 35{- {1 over r^{m}} d over dr p(r)r^{m} d over dr %phi (r)+q(r) %phi(r) = S(r)}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frac>
            <math:msup>
              <math:mi>d</math:mi>
              <math:mn>2</math:mn>
            </math:msup>
            <math:msup>
              <math:mi math:fontstyle="italic">dx</math:mi>
              <math:mn>2</math:mn>
            </math:msup>
          </math:mfrac>
          <math:mrow>
            <math:mfenced math:open="" math:close="">
              <math:mrow>
                <math:mi math:fontstyle="italic">EI</math:mi>
                <math:mfrac>
                  <math:msup>
                    <math:mi>d</math:mi>
                    <math:mn>2</math:mn>
                  </math:msup>
                  <math:msup>
                    <math:mi math:fontstyle="italic">dx</math:mi>
                    <math:mn>2</math:mn>
                  </math:msup>
                </math:mfrac>
                <math:mi>y</math:mi>
              </math:mrow>
            </math:mfenced>
            <math:mo math:stretchy="false">=</math:mo>
            <math:mi>P</math:mi>
          </math:mrow>
          <math:mrow>
            <math:mo math:stretchy="false">(</math:mo>
            <math:mi>x</math:mi>
            <math:mo math:stretchy="false">)</math:mo>
          </math:mrow>
        </math:mrow>
      </math:mrow>
    </math:mstyle>
    <math:annotation math:encoding="StarMath 5.0">size 35{d^{2} over dx^{2} left(EI d^{2} over dx^{2}y right)=P(x)}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sub>
            <math:mi math:fontstyle="italic">EI</math:mi>
            <math:mi>i</math:mi>
          </math:msub>
          <math:mrow>
            <math:msubsup>
              <math:mi>y</math:mi>
              <math:mi>i</math:mi>
              <math:mrow>
                <math:mi>'</math:mi>
                <math:mi>'</math:mi>
                <math:mi>'</math:mi>
                <math:mi>'</math:mi>
              </math:mrow>
            </math:msubsup>
            <math:mo math:stretchy="false">+</math:mo>
            <math:msubsup>
              <math:mn>2EI</math:mn>
              <math:mi>i</math:mi>
              <math:mi>'</math:mi>
            </math:msubsup>
          </math:mrow>
          <math:mrow>
            <math:msubsup>
              <math:mi>y</math:mi>
              <math:mi>i</math:mi>
              <math:mrow>
                <math:mi>'</math:mi>
                <math:mi>'</math:mi>
                <math:mi>'</math:mi>
              </math:mrow>
            </math:msubsup>
            <math:mo math:stretchy="false">+</math:mo>
            <math:mi math:fontstyle="italic">EI</math:mi>
          </math:mrow>
          <math:msub>
            <math:mrow>
              <math:mi>'</math:mi>
              <math:mi>'</math:mi>
            </math:mrow>
            <math:mi>i</math:mi>
          </math:msub>
          <math:mrow>
            <math:msubsup>
              <math:mi>y</math:mi>
              <math:mi>i</math:mi>
              <math:mrow>
                <math:mi>'</math:mi>
                <math:mi>'</math:mi>
              </math:mrow>
            </math:msubsup>
            <math:mo math:stretchy="false">=</math:mo>
            <math:mi>P</math:mi>
          </math:mrow>
          <math:mrow>
            <math:mo math:stretchy="false">(</math:mo>
            <math:mi>x</math:mi>
            <math:mo math:stretchy="false">)</math:mo>
          </math:mrow>
        </math:mrow>
      </math:mrow>
    </math:mstyle>
    <math:annotation math:encoding="StarMath 5.0">size 35{EI_{i}y^{''''}_{i}+2EI^{'}_{i}y^{'''}_{i}+EI{''}_{i}y^{''}_{i}=P(x)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o math:stretchy="false">φ</math:mo>
          <math:mi>'</math:mi>
          <math:mrow>
            <math:mrow>
              <math:mo math:stretchy="false">(</math:mo>
              <math:mn>0</math:mn>
              <math:mo math:stretchy="false">)</math:mo>
            </math:mrow>
            <math:mo math:stretchy="false">+</math:mo>
            <math:mo math:stretchy="false">α</math:mo>
          </math:mrow>
          <math:mo math:stretchy="false">φ</math:mo>
          <math:mrow>
            <math:mrow>
              <math:mo math:stretchy="false">(</math:mo>
              <math:mn>0</math:mn>
              <math:mo math:stretchy="false">)</math:mo>
            </math:mrow>
            <math:mo math:stretchy="false">=</math:mo>
            <math:mo math:stretchy="false">β</math:mo>
          </math:mrow>
        </math:mrow>
      </math:mrow>
    </math:mstyle>
    <math:annotation math:encoding="StarMath 5.0">size 35{%phi'(0) + %alpha %phi(0)= %beta}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35pt">
          <math:mrow>
            <math:mrow>
              <math:msup>
                <math:mi>y</math:mi>
                <math:mrow>
                  <math:mi>'</math:mi>
                  <math:mi>'</math:mi>
                  <math:mi>'</math:mi>
                  <math:mi>'</math:mi>
                </math:mrow>
              </math:msup>
              <math:mo math:stretchy="false">=</math:mo>
              <math:mrow>
                <math:mfrac>
                  <math:mrow>
                    <math:mo math:stretchy="false">(</math:mo>
                    <math:mrow>
                      <math:mrow>
                        <math:mrow>
                          <math:mrow>
                            <math:msub>
                              <math:mi>y</math:mi>
                              <math:mrow>
                                <math:mi>i</math:mi>
                                <math:mo math:stretchy="false">−</math:mo>
                                <math:mn>2</math:mn>
                              </math:mrow>
                            </math:msub>
                            <math:mo math:stretchy="false">−</math:mo>
                            <math:msub>
                              <math:mn>4y</math:mn>
                              <math:mrow>
                                <math:mi>i</math:mi>
                                <math:mo math:stretchy="false">−</math:mo>
                                <math:mn>1</math:mn>
                              </math:mrow>
                            </math:msub>
                          </math:mrow>
                          <math:mo math:stretchy="false">+</math:mo>
                          <math:msub>
                            <math:mn>6y</math:mn>
                            <math:mi>i</math:mi>
                          </math:msub>
                        </math:mrow>
                        <math:mo math:stretchy="false">−</math:mo>
                        <math:msub>
                          <math:mn>4y</math:mn>
                          <math:mrow>
                            <math:mi>i</math:mi>
                            <math:mo math:stretchy="false">+</math:mo>
                            <math:mn>1</math:mn>
                          </math:mrow>
                        </math:msub>
                      </math:mrow>
                      <math:mo math:stretchy="false">+</math:mo>
                      <math:msub>
                        <math:mi>y</math:mi>
                        <math:mrow>
                          <math:mi>i</math:mi>
                          <math:mo math:stretchy="false">+</math:mo>
                          <math:mn>2</math:mn>
                        </math:mrow>
                      </math:msub>
                    </math:mrow>
                    <math:mo math:stretchy="false">)</math:mo>
                  </math:mrow>
                  <math:msup>
                    <math:mi>h</math:mi>
                    <math:mn>4</math:mn>
                  </math:msup>
                </math:mfrac>
              </math:mrow>
            </math:mrow>
          </math:mrow>
        </math:mstyle>
      </math:mtr>
      <math:mtr/>
      <math:mtr>
        <math:mstyle math:fontsize="35pt">
          <math:mrow>
            <math:mrow>
              <math:msup>
                <math:mi>y</math:mi>
                <math:mrow>
                  <math:mi>'</math:mi>
                  <math:mi>'</math:mi>
                  <math:mi>'</math:mi>
                </math:mrow>
              </math:msup>
              <math:mo math:stretchy="false">=</math:mo>
              <math:mrow>
                <math:mfrac>
                  <math:mrow>
                    <math:mo math:stretchy="false">(</math:mo>
                    <math:mrow>
                      <math:mrow>
                        <math:mrow>
                          <math:mrow>
                            <math:mo math:stretchy="false">−</math:mo>
                            <math:msub>
                              <math:mi>y</math:mi>
                              <math:mrow>
                                <math:mi>i</math:mi>
                                <math:mo math:stretchy="false">−</math:mo>
                                <math:mn>2</math:mn>
                              </math:mrow>
                            </math:msub>
                          </math:mrow>
                          <math:mo math:stretchy="false">+</math:mo>
                          <math:msub>
                            <math:mn>2y</math:mn>
                            <math:mrow>
                              <math:mi>i</math:mi>
                              <math:mo math:stretchy="false">−</math:mo>
                              <math:mn>1</math:mn>
                            </math:mrow>
                          </math:msub>
                        </math:mrow>
                        <math:mo math:stretchy="false">−</math:mo>
                        <math:msub>
                          <math:mn>2y</math:mn>
                          <math:mrow>
                            <math:mi>i</math:mi>
                            <math:mo math:stretchy="false">+</math:mo>
                            <math:mn>1</math:mn>
                          </math:mrow>
                        </math:msub>
                      </math:mrow>
                      <math:mo math:stretchy="false">+</math:mo>
                      <math:msub>
                        <math:mi>y</math:mi>
                        <math:mrow>
                          <math:mi>i</math:mi>
                          <math:mo math:stretchy="false">+</math:mo>
                          <math:mn>2</math:mn>
                        </math:mrow>
                      </math:msub>
                    </math:mrow>
                    <math:mo math:stretchy="false">)</math:mo>
                  </math:mrow>
                  <math:msup>
                    <math:mn>2h</math:mn>
                    <math:mn>3</math:mn>
                  </math:msup>
                </math:mfrac>
              </math:mrow>
            </math:mrow>
          </math:mrow>
        </math:mstyle>
      </math:mtr>
      <math:mtr/>
      <math:mtr>
        <math:mstyle math:fontsize="35pt">
          <math:mrow>
            <math:mrow>
              <math:msup>
                <math:mi>y</math:mi>
                <math:mrow>
                  <math:mi>'</math:mi>
                  <math:mi>'</math:mi>
                </math:mrow>
              </math:msup>
              <math:mo math:stretchy="false">=</math:mo>
              <math:mrow>
                <math:mfrac>
                  <math:mrow>
                    <math:mo math:stretchy="false">(</math:mo>
                    <math:mrow>
                      <math:mrow>
                        <math:mrow>
                          <math:mo math:stretchy="false">−</math:mo>
                          <math:msub>
                            <math:mi>y</math:mi>
                            <math:mrow>
                              <math:mi>i</math:mi>
                              <math:mo math:stretchy="false">−</math:mo>
                              <math:mn>1</math:mn>
                            </math:mrow>
                          </math:msub>
                        </math:mrow>
                        <math:mo math:stretchy="false">−</math:mo>
                        <math:msub>
                          <math:mn>2y</math:mn>
                          <math:mi>i</math:mi>
                        </math:msub>
                      </math:mrow>
                      <math:mo math:stretchy="false">+</math:mo>
                      <math:msub>
                        <math:mi>y</math:mi>
                        <math:mrow>
                          <math:mi>i</math:mi>
                          <math:mo math:stretchy="false">+</math:mo>
                          <math:mn>1</math:mn>
                        </math:mrow>
                      </math:msub>
                    </math:mrow>
                    <math:mo math:stretchy="false">)</math:mo>
                  </math:mrow>
                  <math:msup>
                    <math:mi>h</math:mi>
                    <math:mn>2</math:mn>
                  </math:msup>
                </math:mfrac>
              </math:mrow>
            </math:mrow>
          </math:mrow>
        </math:mstyle>
      </math:mtr>
    </math:mtable>
    <math:annotation math:encoding="StarMath 5.0">size 35 {y^{''''} = {alignc{(y_{i-2}- 4y_{i-1}+6y_{i}-4y_{i+1}+y_{i+2}) over h^{4}}}}
newline
newline
size 35 {y^{'''} = {alignc{(-y_{i-2}+ 2y_{i-1}-2y_{i+1}+y_{i+2}) over 2h^{3}}}}
newline
newline
size 35 {y^{''} = {alignc{(-y_{i-1}-2y_{i}+y_{i+1}) over h^{2}}}}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35pt">
          <math:mrow>
            <math:mrow>
              <math:msubsup>
                <math:mi>I</math:mi>
                <math:mi>i</math:mi>
                <math:mi>'</math:mi>
              </math:msubsup>
              <math:mo math:stretchy="false">=</math:mo>
              <math:mrow>
                <math:mfrac>
                  <math:mrow>
                    <math:mo math:stretchy="false">(</math:mo>
                    <math:mrow>
                      <math:msub>
                        <math:mi>I</math:mi>
                        <math:mrow>
                          <math:mi>i</math:mi>
                          <math:mo math:stretchy="false">+</math:mo>
                          <math:mn>1</math:mn>
                        </math:mrow>
                      </math:msub>
                      <math:mo math:stretchy="false">−</math:mo>
                      <math:msub>
                        <math:mi>I</math:mi>
                        <math:mrow>
                          <math:mi>i</math:mi>
                          <math:mo math:stretchy="false">−</math:mo>
                          <math:mn>1</math:mn>
                        </math:mrow>
                      </math:msub>
                    </math:mrow>
                    <math:mo math:stretchy="false">)</math:mo>
                  </math:mrow>
                  <math:mn>2h</math:mn>
                </math:mfrac>
              </math:mrow>
            </math:mrow>
          </math:mrow>
        </math:mstyle>
      </math:mtr>
      <math:mtr/>
      <math:mtr>
        <math:mstyle math:fontsize="35pt">
          <math:mrow>
            <math:mrow>
              <math:msubsup>
                <math:mi>I</math:mi>
                <math:mi>i</math:mi>
                <math:mrow>
                  <math:mi>'</math:mi>
                  <math:mi>'</math:mi>
                </math:mrow>
              </math:msubsup>
              <math:mo math:stretchy="false">=</math:mo>
              <math:mrow>
                <math:mfrac>
                  <math:mrow>
                    <math:mo math:stretchy="false">(</math:mo>
                    <math:mrow>
                      <math:mrow>
                        <math:msub>
                          <math:mi>I</math:mi>
                          <math:mrow>
                            <math:mi>i</math:mi>
                            <math:mo math:stretchy="false">+</math:mo>
                            <math:mn>1</math:mn>
                          </math:mrow>
                        </math:msub>
                        <math:mo math:stretchy="false">−</math:mo>
                        <math:msub>
                          <math:mn>2I</math:mn>
                          <math:mi>i</math:mi>
                        </math:msub>
                      </math:mrow>
                      <math:mo math:stretchy="false">+</math:mo>
                      <math:msub>
                        <math:mi>I</math:mi>
                        <math:mrow>
                          <math:mi>i</math:mi>
                          <math:mo math:stretchy="false">+</math:mo>
                          <math:mn>1</math:mn>
                        </math:mrow>
                      </math:msub>
                    </math:mrow>
                    <math:mo math:stretchy="false">)</math:mo>
                  </math:mrow>
                  <math:msup>
                    <math:mi>h</math:mi>
                    <math:mn>2</math:mn>
                  </math:msup>
                </math:mfrac>
              </math:mrow>
            </math:mrow>
          </math:mrow>
        </math:mstyle>
      </math:mtr>
    </math:mtable>
    <math:annotation math:encoding="StarMath 5.0">size 35 {I^{'}_{i} = {alignc{(I_{i+1}-I_{i-1}) over 2h}}}
newline
newline
size 35 {I^{''}_{i} = {alignc{(I_{i+1}-2I_{i}+I_{i+1}) over h^{2}}}}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35pt">
          <math:mrow>
            <math:mrow>
              <math:msubsup>
                <math:mi>I</math:mi>
                <math:mi>N</math:mi>
                <math:mi>'</math:mi>
              </math:msubsup>
              <math:mo math:stretchy="false">=</math:mo>
              <math:mrow>
                <math:mfrac>
                  <math:mrow>
                    <math:mo math:stretchy="false">(</math:mo>
                    <math:mrow>
                      <math:mrow>
                        <math:msub>
                          <math:mn>3I</math:mn>
                          <math:mi>N</math:mi>
                        </math:msub>
                        <math:mo math:stretchy="false">−</math:mo>
                        <math:msub>
                          <math:mn>4I</math:mn>
                          <math:mrow>
                            <math:mi>N</math:mi>
                            <math:mo math:stretchy="false">−</math:mo>
                            <math:mn>1</math:mn>
                          </math:mrow>
                        </math:msub>
                      </math:mrow>
                      <math:mo math:stretchy="false">−</math:mo>
                      <math:msub>
                        <math:mi>I</math:mi>
                        <math:mrow>
                          <math:mi>N</math:mi>
                          <math:mo math:stretchy="false">−</math:mo>
                          <math:mn>2</math:mn>
                        </math:mrow>
                      </math:msub>
                    </math:mrow>
                    <math:mo math:stretchy="false">)</math:mo>
                  </math:mrow>
                  <math:mn>2h</math:mn>
                </math:mfrac>
              </math:mrow>
            </math:mrow>
          </math:mrow>
        </math:mstyle>
      </math:mtr>
      <math:mtr/>
      <math:mtr>
        <math:mstyle math:fontsize="35pt">
          <math:mrow>
            <math:mrow>
              <math:msubsup>
                <math:mi>I</math:mi>
                <math:mi>N</math:mi>
                <math:mrow>
                  <math:mi>'</math:mi>
                  <math:mi>'</math:mi>
                </math:mrow>
              </math:msubsup>
              <math:mo math:stretchy="false">=</math:mo>
              <math:mrow>
                <math:mfrac>
                  <math:mrow>
                    <math:mo math:stretchy="false">(</math:mo>
                    <math:mrow>
                      <math:mrow>
                        <math:mrow>
                          <math:mrow>
                            <math:mo math:stretchy="false">−</math:mo>
                            <math:msub>
                              <math:mn>2I</math:mn>
                              <math:mi>N</math:mi>
                            </math:msub>
                          </math:mrow>
                          <math:mo math:stretchy="false">+</math:mo>
                          <math:msub>
                            <math:mn>5I</math:mn>
                            <math:mrow>
                              <math:mi>N</math:mi>
                              <math:mo math:stretchy="false">−</math:mo>
                              <math:mn>1</math:mn>
                            </math:mrow>
                          </math:msub>
                        </math:mrow>
                        <math:mo math:stretchy="false">−</math:mo>
                        <math:msub>
                          <math:mn>4I</math:mn>
                          <math:mrow>
                            <math:mi>N</math:mi>
                            <math:mo math:stretchy="false">−</math:mo>
                            <math:mn>2</math:mn>
                          </math:mrow>
                        </math:msub>
                      </math:mrow>
                      <math:mo math:stretchy="false">+</math:mo>
                      <math:msub>
                        <math:mi>I</math:mi>
                        <math:mrow>
                          <math:mi>N</math:mi>
                          <math:mo math:stretchy="false">−</math:mo>
                          <math:mn>3</math:mn>
                        </math:mrow>
                      </math:msub>
                    </math:mrow>
                    <math:mo math:stretchy="false">)</math:mo>
                  </math:mrow>
                  <math:msup>
                    <math:mi>h</math:mi>
                    <math:mn>2</math:mn>
                  </math:msup>
                </math:mfrac>
              </math:mrow>
            </math:mrow>
          </math:mrow>
        </math:mstyle>
      </math:mtr>
    </math:mtable>
    <math:annotation math:encoding="StarMath 5.0">size 35 { I^{'}_{N} = {alignc{(3I_{N}-4I_{N-1}-I_{N-2}) over 2h}}}
newline
newline
size 35 {I^{''}_{N} = {alignc{(-2I_{N}+5I_{N-1}-4I_{N-2}+I_{N-3}) over h^{2}}}}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style math:fontsize="30pt">
      <math:mrow>
        <math:mrow>
          <math:msub>
            <math:mi>a</math:mi>
            <math:mi>i</math:mi>
          </math:msub>
          <math:mrow>
            <math:msub>
              <math:mi>y</math:mi>
              <math:mrow>
                <math:mi>i</math:mi>
                <math:mo math:stretchy="false">−</math:mo>
                <math:mn>2</math:mn>
              </math:mrow>
            </math:msub>
            <math:mo math:stretchy="false">+</math:mo>
            <math:msub>
              <math:mi>b</math:mi>
              <math:mi>i</math:mi>
            </math:msub>
          </math:mrow>
          <math:mrow>
            <math:msub>
              <math:mi>y</math:mi>
              <math:mrow>
                <math:mi>i</math:mi>
                <math:mo math:stretchy="false">−</math:mo>
                <math:mn>1</math:mn>
              </math:mrow>
            </math:msub>
            <math:mo math:stretchy="false">+</math:mo>
            <math:msub>
              <math:mi>c</math:mi>
              <math:mi>i</math:mi>
            </math:msub>
          </math:mrow>
          <math:mrow>
            <math:msub>
              <math:mi>y</math:mi>
              <math:mi>i</math:mi>
            </math:msub>
            <math:mo math:stretchy="false">+</math:mo>
            <math:msub>
              <math:mi>d</math:mi>
              <math:mi>i</math:mi>
            </math:msub>
          </math:mrow>
          <math:mrow>
            <math:msub>
              <math:mi>y</math:mi>
              <math:mrow>
                <math:mi>i</math:mi>
                <math:mo math:stretchy="false">+</math:mo>
                <math:mn>1</math:mn>
              </math:mrow>
            </math:msub>
            <math:mo math:stretchy="false">+</math:mo>
            <math:msub>
              <math:mi>e</math:mi>
              <math:mi>i</math:mi>
            </math:msub>
          </math:mrow>
          <math:mrow>
            <math:msub>
              <math:mi>y</math:mi>
              <math:mrow>
                <math:mi>i</math:mi>
                <math:mo math:stretchy="false">+</math:mo>
                <math:mn>2</math:mn>
              </math:mrow>
            </math:msub>
            <math:mo math:stretchy="false">=</math:mo>
            <math:msub>
              <math:mi>f</math:mi>
              <math:mi>i</math:mi>
            </math:msub>
          </math:mrow>
          <math:mi/>
          <math:mrow>
            <math:mi>i</math:mi>
            <math:mo math:stretchy="false">=</math:mo>
            <math:mn>1,2,</math:mn>
          </math:mrow>
          <math:mo math:stretchy="false">⋯</math:mo>
          <math:mi>,</math:mi>
          <math:mi>N</math:mi>
        </math:mrow>
      </math:mrow>
    </math:mstyle>
    <math:annotation math:encoding="StarMath 5.0">size 30{a_{i}y_{i-2}+b_{i}y_{i-1}+c_{i}y_{i}+d_{i}y_{i+1}+e_{i}y_{i+2}= f_{i}~~~~i=1,2,dotsaxis ,N}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5pt">
          <math:mrow>
            <math:mrow>
              <math:mrow>
                <math:msub>
                  <math:mi>a</math:mi>
                  <math:mi>i</math:mi>
                </math:msub>
                <math:mo math:stretchy="false">=</math:mo>
                <math:mrow>
                  <math:mfrac>
                    <math:msub>
                      <math:mi math:fontstyle="italic">EI</math:mi>
                      <math:mi>i</math:mi>
                    </math:msub>
                    <math:msup>
                      <math:mi>h</math:mi>
                      <math:mn>4</math:mn>
                    </math:msup>
                  </math:mfrac>
                </math:mrow>
              </math:mrow>
              <math:mrow>
                <math:mi/>
                <math:mo math:stretchy="false">−</math:mo>
                <math:mrow>
                  <math:mfrac>
                    <math:mrow>
                      <math:mi math:fontstyle="italic">EI</math:mi>
                      <math:msub>
                        <math:mi>'</math:mi>
                        <math:mi>i</math:mi>
                      </math:msub>
                    </math:mrow>
                    <math:msup>
                      <math:mi>h</math:mi>
                      <math:mn>3</math:mn>
                    </math:msup>
                  </math:mfrac>
                </math:mrow>
              </math:mrow>
            </math:mrow>
          </math:mrow>
        </math:mstyle>
      </math:mtr>
      <math:mtr>
        <math:mstyle math:fontsize="25pt">
          <math:mrow>
            <math:mrow>
              <math:msub>
                <math:mi>b</math:mi>
                <math:mi>i</math:mi>
              </math:msub>
              <math:mo math:stretchy="false">=</math:mo>
              <math:mrow>
                <math:mrow>
                  <math:mrow>
                    <math:mo math:stretchy="false">−</math:mo>
                    <math:mrow>
                      <math:mfrac>
                        <math:msub>
                          <math:mn>4EI</math:mn>
                          <math:mi>i</math:mi>
                        </math:msub>
                        <math:msup>
                          <math:mi>h</math:mi>
                          <math:mn>4</math:mn>
                        </math:msup>
                      </math:mfrac>
                    </math:mrow>
                  </math:mrow>
                  <math:mo math:stretchy="false">+</math:mo>
                  <math:mrow>
                    <math:mfrac>
                      <math:mrow>
                        <math:mn>2EI</math:mn>
                        <math:msub>
                          <math:mi>'</math:mi>
                          <math:mi>i</math:mi>
                        </math:msub>
                      </math:mrow>
                      <math:msup>
                        <math:mi>h</math:mi>
                        <math:mn>3</math:mn>
                      </math:msup>
                    </math:mfrac>
                  </math:mrow>
                </math:mrow>
                <math:mo math:stretchy="false">+</math:mo>
                <math:mrow>
                  <math:mfrac>
                    <math:mrow>
                      <math:mi math:fontstyle="italic">EI</math:mi>
                      <math:mi>'</math:mi>
                      <math:msub>
                        <math:mi>'</math:mi>
                        <math:mi>i</math:mi>
                      </math:msub>
                    </math:mrow>
                    <math:msup>
                      <math:mi>h</math:mi>
                      <math:mn>2</math:mn>
                    </math:msup>
                  </math:mfrac>
                </math:mrow>
              </math:mrow>
            </math:mrow>
          </math:mrow>
        </math:mstyle>
      </math:mtr>
      <math:mtr>
        <math:mstyle math:fontsize="25pt">
          <math:mrow>
            <math:mrow>
              <math:mrow>
                <math:msub>
                  <math:mi>c</math:mi>
                  <math:mi>i</math:mi>
                </math:msub>
                <math:mo math:stretchy="false">=</math:mo>
                <math:mrow>
                  <math:mfrac>
                    <math:msub>
                      <math:mn>6EI</math:mn>
                      <math:mi>i</math:mi>
                    </math:msub>
                    <math:msup>
                      <math:mi>h</math:mi>
                      <math:mn>4</math:mn>
                    </math:msup>
                  </math:mfrac>
                </math:mrow>
              </math:mrow>
              <math:mrow>
                <math:mi/>
                <math:mo math:stretchy="false">+</math:mo>
                <math:mrow>
                  <math:mfrac>
                    <math:mrow>
                      <math:mn>2EI</math:mn>
                      <math:mi>'</math:mi>
                      <math:msub>
                        <math:mi>'</math:mi>
                        <math:mi>i</math:mi>
                      </math:msub>
                    </math:mrow>
                    <math:msup>
                      <math:mi>h</math:mi>
                      <math:mn>2</math:mn>
                    </math:msup>
                  </math:mfrac>
                </math:mrow>
              </math:mrow>
            </math:mrow>
          </math:mrow>
        </math:mstyle>
      </math:mtr>
      <math:mtr>
        <math:mstyle math:fontsize="25pt">
          <math:mrow>
            <math:mrow>
              <math:msub>
                <math:mi>d</math:mi>
                <math:mi>i</math:mi>
              </math:msub>
              <math:mo math:stretchy="false">=</math:mo>
              <math:mrow>
                <math:mrow>
                  <math:mrow>
                    <math:mo math:stretchy="false">−</math:mo>
                    <math:mrow>
                      <math:mfrac>
                        <math:msub>
                          <math:mn>4EI</math:mn>
                          <math:mi>i</math:mi>
                        </math:msub>
                        <math:msup>
                          <math:mi>h</math:mi>
                          <math:mn>4</math:mn>
                        </math:msup>
                      </math:mfrac>
                    </math:mrow>
                  </math:mrow>
                  <math:mo math:stretchy="false">−</math:mo>
                  <math:mrow>
                    <math:mfrac>
                      <math:mrow>
                        <math:mn>2EI</math:mn>
                        <math:msub>
                          <math:mi>'</math:mi>
                          <math:mi>i</math:mi>
                        </math:msub>
                      </math:mrow>
                      <math:msup>
                        <math:mi>h</math:mi>
                        <math:mn>3</math:mn>
                      </math:msup>
                    </math:mfrac>
                  </math:mrow>
                </math:mrow>
                <math:mo math:stretchy="false">+</math:mo>
                <math:mrow>
                  <math:mfrac>
                    <math:mrow>
                      <math:mi math:fontstyle="italic">EI</math:mi>
                      <math:mi>'</math:mi>
                      <math:msub>
                        <math:mi>'</math:mi>
                        <math:mi>i</math:mi>
                      </math:msub>
                    </math:mrow>
                    <math:msup>
                      <math:mi>h</math:mi>
                      <math:mn>2</math:mn>
                    </math:msup>
                  </math:mfrac>
                </math:mrow>
              </math:mrow>
            </math:mrow>
          </math:mrow>
        </math:mstyle>
      </math:mtr>
      <math:mtr>
        <math:mstyle math:fontsize="25pt">
          <math:mrow>
            <math:mrow>
              <math:mrow>
                <math:msub>
                  <math:mi>e</math:mi>
                  <math:mi>i</math:mi>
                </math:msub>
                <math:mo math:stretchy="false">=</math:mo>
                <math:mrow>
                  <math:mfrac>
                    <math:msub>
                      <math:mi math:fontstyle="italic">EI</math:mi>
                      <math:mi>i</math:mi>
                    </math:msub>
                    <math:msup>
                      <math:mi>h</math:mi>
                      <math:mn>4</math:mn>
                    </math:msup>
                  </math:mfrac>
                </math:mrow>
              </math:mrow>
              <math:mrow>
                <math:mi/>
                <math:mo math:stretchy="false">+</math:mo>
                <math:mrow>
                  <math:mfrac>
                    <math:mrow>
                      <math:mi math:fontstyle="italic">EI</math:mi>
                      <math:msub>
                        <math:mi>'</math:mi>
                        <math:mi>i</math:mi>
                      </math:msub>
                    </math:mrow>
                    <math:msup>
                      <math:mi>h</math:mi>
                      <math:mn>3</math:mn>
                    </math:msup>
                  </math:mfrac>
                </math:mrow>
              </math:mrow>
            </math:mrow>
          </math:mrow>
        </math:mstyle>
      </math:mtr>
      <math:mtr>
        <math:mstyle math:fontsize="25pt">
          <math:mrow>
            <math:mrow>
              <math:mrow>
                <math:msub>
                  <math:mi>f</math:mi>
                  <math:mi>i</math:mi>
                </math:msub>
                <math:mo math:stretchy="false">=</math:mo>
                <math:mi>P</math:mi>
              </math:mrow>
              <math:mrow>
                <math:mo math:stretchy="false">(</math:mo>
                <math:msub>
                  <math:mi>x</math:mi>
                  <math:mi>i</math:mi>
                </math:msub>
                <math:mo math:stretchy="false">)</math:mo>
              </math:mrow>
            </math:mrow>
          </math:mrow>
        </math:mstyle>
      </math:mtr>
    </math:mtable>
    <math:annotation math:encoding="StarMath 5.0">size 25 {a_{i} = {alignc{{EI_{i}} over h^{4}}} ~~~- {alignc{EI'_{i}} over h^{3}}}
newline
size 25 {b_{i} = -{alignc{{4EI_{i}} over h^{4}}} + {alignc{2EI'_{i}} over h^{3}} + {alignc{{EI''_{i}} over h^{2}}} }
newline
size 25 {c_{i}= {alignc{{6EI_{i}} over h^{4}}} ~~~~~~~~~~+{alignc{{2EI''_{i}} over h^{2}}} }
newline
size 25 {d_{i} = -{alignc{{4EI_{i}} over h^{4}}} - {alignc{2EI'_{i}} over h^{3}} + {alignc{{EI''_{i}} over h^{2}}} }
newline
size 25 {e_{i} = {alignc{{EI_{i}} over h^{4}}} ~~~+ {alignc{EI'_{i}} over h^{3}}}
newline
size 25 {f_{i} = P(x_{i})}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style math:fontsize="30pt">
      <math:mrow>
        <math:mrow>
          <math:msub>
            <math:mi>a</math:mi>
            <math:mn>1</math:mn>
          </math:msub>
          <math:mrow>
            <math:msub>
              <math:mi>y</math:mi>
              <math:mrow>
                <math:mo math:stretchy="false">−</math:mo>
                <math:mn>1</math:mn>
              </math:mrow>
            </math:msub>
            <math:mo math:stretchy="false">+</math:mo>
            <math:msub>
              <math:mi>b</math:mi>
              <math:mn>1</math:mn>
            </math:msub>
          </math:mrow>
          <math:mrow>
            <math:msub>
              <math:mi>y</math:mi>
              <math:mn>0</math:mn>
            </math:msub>
            <math:mo math:stretchy="false">+</math:mo>
            <math:msub>
              <math:mi>c</math:mi>
              <math:mn>1</math:mn>
            </math:msub>
          </math:mrow>
          <math:mrow>
            <math:msub>
              <math:mi>y</math:mi>
              <math:mn>1</math:mn>
            </math:msub>
            <math:mo math:stretchy="false">+</math:mo>
            <math:msub>
              <math:mi>d</math:mi>
              <math:mn>1</math:mn>
            </math:msub>
          </math:mrow>
          <math:mrow>
            <math:msub>
              <math:mi>y</math:mi>
              <math:mn>2</math:mn>
            </math:msub>
            <math:mo math:stretchy="false">+</math:mo>
            <math:msub>
              <math:mi>e</math:mi>
              <math:mn>1</math:mn>
            </math:msub>
          </math:mrow>
          <math:mrow>
            <math:msub>
              <math:mi>y</math:mi>
              <math:mn>3</math:mn>
            </math:msub>
            <math:mo math:stretchy="false">=</math:mo>
            <math:msub>
              <math:mi>f</math:mi>
              <math:mn>1</math:mn>
            </math:msub>
          </math:mrow>
        </math:mrow>
      </math:mrow>
    </math:mstyle>
    <math:annotation math:encoding="StarMath 5.0">size 30 {a_{1}y_{-1}+b_{1}y_{0}+c_{1}y_{1}+d_{1}y_{2}+e_{1}y_{3}= f_{1}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o math:stretchy="false">(</math:mo>
            <math:mrow>
              <math:msub>
                <math:mi>a</math:mi>
                <math:mn>1</math:mn>
              </math:msub>
              <math:mo math:stretchy="false">+</math:mo>
              <math:msub>
                <math:mi>c</math:mi>
                <math:mn>1</math:mn>
              </math:msub>
            </math:mrow>
            <math:mo math:stretchy="false">)</math:mo>
          </math:mrow>
          <math:mrow>
            <math:msub>
              <math:mi>y</math:mi>
              <math:mn>1</math:mn>
            </math:msub>
            <math:mo math:stretchy="false">+</math:mo>
            <math:msub>
              <math:mi>d</math:mi>
              <math:mn>1</math:mn>
            </math:msub>
          </math:mrow>
          <math:mrow>
            <math:msub>
              <math:mi>y</math:mi>
              <math:mn>2</math:mn>
            </math:msub>
            <math:mo math:stretchy="false">+</math:mo>
            <math:msub>
              <math:mi>e</math:mi>
              <math:mn>1</math:mn>
            </math:msub>
          </math:mrow>
          <math:mrow>
            <math:msub>
              <math:mi>y</math:mi>
              <math:mn>3</math:mn>
            </math:msub>
            <math:mo math:stretchy="false">=</math:mo>
            <math:msub>
              <math:mi>f</math:mi>
              <math:mn>1</math:mn>
            </math:msub>
          </math:mrow>
        </math:mrow>
      </math:mrow>
    </math:mstyle>
    <math:annotation math:encoding="StarMath 5.0">size 35{(a_{1}+c_{1})y_{1}+d_{1}y_{2}+e_{1}y_{3}=f_{1}}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30pt">
          <math:mrow>
            <math:mrow>
              <math:msup>
                <math:mi>y</math:mi>
                <math:mrow>
                  <math:mi>'</math:mi>
                  <math:mi>'</math:mi>
                  <math:mi>'</math:mi>
                </math:mrow>
              </math:msup>
              <math:mo math:stretchy="false">=</math:mo>
              <math:mrow>
                <math:mrow>
                  <math:mfrac>
                    <math:mrow>
                      <math:mo math:stretchy="false">(</math:mo>
                      <math:mrow>
                        <math:mrow>
                          <math:mrow>
                            <math:mrow>
                              <math:mo math:stretchy="false">−</math:mo>
                              <math:msub>
                                <math:mi>y</math:mi>
                                <math:mrow>
                                  <math:mi>N</math:mi>
                                  <math:mo math:stretchy="false">−</math:mo>
                                  <math:mn>2</math:mn>
                                </math:mrow>
                              </math:msub>
                            </math:mrow>
                            <math:mo math:stretchy="false">+</math:mo>
                            <math:msub>
                              <math:mn>2y</math:mn>
                              <math:mrow>
                                <math:mi>N</math:mi>
                                <math:mo math:stretchy="false">−</math:mo>
                                <math:mn>1</math:mn>
                              </math:mrow>
                            </math:msub>
                          </math:mrow>
                          <math:mo math:stretchy="false">−</math:mo>
                          <math:msub>
                            <math:mn>2y</math:mn>
                            <math:mrow>
                              <math:mi>N</math:mi>
                              <math:mo math:stretchy="false">+</math:mo>
                              <math:mn>1</math:mn>
                            </math:mrow>
                          </math:msub>
                        </math:mrow>
                        <math:mo math:stretchy="false">+</math:mo>
                        <math:msub>
                          <math:mi>y</math:mi>
                          <math:mrow>
                            <math:mi>N</math:mi>
                            <math:mo math:stretchy="false">+</math:mo>
                            <math:mn>2</math:mn>
                          </math:mrow>
                        </math:msub>
                      </math:mrow>
                      <math:mo math:stretchy="false">)</math:mo>
                    </math:mrow>
                    <math:msup>
                      <math:mn>2h</math:mn>
                      <math:mn>3</math:mn>
                    </math:msup>
                  </math:mfrac>
                  <math:mo math:stretchy="false">=</math:mo>
                  <math:mn>0</math:mn>
                </math:mrow>
              </math:mrow>
            </math:mrow>
          </math:mrow>
        </math:mstyle>
      </math:mtr>
      <math:mtr/>
      <math:mtr/>
      <math:mtr>
        <math:mstyle math:fontsize="30pt">
          <math:mrow>
            <math:mrow>
              <math:msup>
                <math:mi>y</math:mi>
                <math:mrow>
                  <math:mi>'</math:mi>
                  <math:mi>'</math:mi>
                </math:mrow>
              </math:msup>
              <math:mo math:stretchy="false">=</math:mo>
              <math:mrow>
                <math:mrow>
                  <math:mfrac>
                    <math:mrow>
                      <math:mo math:stretchy="false">(</math:mo>
                      <math:mrow>
                        <math:mrow>
                          <math:mrow>
                            <math:mo math:stretchy="false">−</math:mo>
                            <math:msub>
                              <math:mi>y</math:mi>
                              <math:mrow>
                                <math:mi>N</math:mi>
                                <math:mo math:stretchy="false">−</math:mo>
                                <math:mn>1</math:mn>
                              </math:mrow>
                            </math:msub>
                          </math:mrow>
                          <math:mo math:stretchy="false">−</math:mo>
                          <math:msub>
                            <math:mn>2y</math:mn>
                            <math:mi>N</math:mi>
                          </math:msub>
                        </math:mrow>
                        <math:mo math:stretchy="false">+</math:mo>
                        <math:msub>
                          <math:mi>y</math:mi>
                          <math:mrow>
                            <math:mi>N</math:mi>
                            <math:mo math:stretchy="false">+</math:mo>
                            <math:mn>1</math:mn>
                          </math:mrow>
                        </math:msub>
                      </math:mrow>
                      <math:mo math:stretchy="false">)</math:mo>
                    </math:mrow>
                    <math:msup>
                      <math:mi>h</math:mi>
                      <math:mn>2</math:mn>
                    </math:msup>
                  </math:mfrac>
                  <math:mo math:stretchy="false">=</math:mo>
                  <math:mn>0</math:mn>
                </math:mrow>
              </math:mrow>
            </math:mrow>
          </math:mrow>
        </math:mstyle>
      </math:mtr>
    </math:mtable>
    <math:annotation math:encoding="StarMath 5.0">size 30 {y^{'''} = {alignc{(-y_{N-2}+ 2y_{N-1}-2y_{N+1}+y_{N+2}) over 2h^{3} = 0}} }
newline
newline
newline
size 30 {y^{''} = {alignc{(-y_{N-1}-2y_{N}+y_{N+1}) over h^{2} = 0}} 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style math:fontsize="30pt">
      <math:mrow>
        <math:mrow>
          <math:mfenced math:open="" math:close="">
            <math:mtable>
              <math:mtr>
                <math:mtd>
                  <math:mrow>
                    <math:msub>
                      <math:mi>a</math:mi>
                      <math:mn>1</math:mn>
                    </math:msub>
                    <math:mo math:stretchy="false">+</math:mo>
                    <math:msub>
                      <math:mi>c</math:mi>
                      <math:mn>1</math:mn>
                    </math:msub>
                  </math:mrow>
                </math:mtd>
                <math:mtd>
                  <math:msub>
                    <math:mi>d</math:mi>
                    <math:mn>1</math:mn>
                  </math:msub>
                </math:mtd>
                <math:mtd>
                  <math:msub>
                    <math:mi>e</math:mi>
                    <math:mn>1</math:mn>
                  </math:msub>
                </math:mtd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</math:mtr>
              <math:mtr>
                <math:mtd>
                  <math:msub>
                    <math:mi>b</math:mi>
                    <math:mn>2</math:mn>
                  </math:msub>
                </math:mtd>
                <math:mtd>
                  <math:msub>
                    <math:mi>c</math:mi>
                    <math:mn>2</math:mn>
                  </math:msub>
                </math:mtd>
                <math:mtd>
                  <math:msub>
                    <math:mi>d</math:mi>
                    <math:mn>2</math:mn>
                  </math:msub>
                </math:mtd>
                <math:mtd>
                  <math:msub>
                    <math:mi>e</math:mi>
                    <math:mn>2</math:mn>
                  </math:msub>
                </math:mtd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</math:mtr>
              <math:mtr>
                <math:mtd>
                  <math:msub>
                    <math:mi>a</math:mi>
                    <math:mn>3</math:mn>
                  </math:msub>
                </math:mtd>
                <math:mtd>
                  <math:msub>
                    <math:mi>b</math:mi>
                    <math:mn>3</math:mn>
                  </math:msub>
                </math:mtd>
                <math:mtd>
                  <math:msub>
                    <math:mi>c</math:mi>
                    <math:mn>3</math:mn>
                  </math:msub>
                </math:mtd>
                <math:mtd>
                  <math:msub>
                    <math:mi>d</math:mi>
                    <math:mn>3</math:mn>
                  </math:msub>
                </math:mtd>
                <math:mtd>
                  <math:msub>
                    <math:mi>e</math:mi>
                    <math:mn>3</math:mn>
                  </math:msub>
                </math:mtd>
                <math:mtd>
                  <math:mn>0</math:mn>
                </math:mtd>
                <math:mtd>
                  <math:mn>0</math:mn>
                </math:mtd>
              </math:mtr>
              <math:mtr>
                <math:mtd>
                  <math:mn>0</math:mn>
                </math:mtd>
                <math:mtd>
                  <math:msub>
                    <math:mi>a</math:mi>
                    <math:mn>4</math:mn>
                  </math:msub>
                </math:mtd>
                <math:mtd>
                  <math:msub>
                    <math:mi>b</math:mi>
                    <math:mn>4</math:mn>
                  </math:msub>
                </math:mtd>
                <math:mtd>
                  <math:msub>
                    <math:mi>c</math:mi>
                    <math:mn>4</math:mn>
                  </math:msub>
                </math:mtd>
                <math:mtd>
                  <math:msub>
                    <math:mi>d</math:mi>
                    <math:mn>4</math:mn>
                  </math:msub>
                </math:mtd>
                <math:mtd>
                  <math:msub>
                    <math:mi>e</math:mi>
                    <math:mn>4</math:mn>
                  </math:msub>
                </math:mtd>
                <math:mtd>
                  <math:mn>0</math:mn>
                </math:mtd>
              </math:mtr>
              <math:mtr>
                <math:mtd>
                  <math:mn>0</math:mn>
                </math:mtd>
                <math:mtd>
                  <math:mn>0</math:mn>
                </math:mtd>
                <math:mtd>
                  <math:msub>
                    <math:mi>a</math:mi>
                    <math:mn>5</math:mn>
                  </math:msub>
                </math:mtd>
                <math:mtd>
                  <math:msub>
                    <math:mi>b</math:mi>
                    <math:mn>5</math:mn>
                  </math:msub>
                </math:mtd>
                <math:mtd>
                  <math:msub>
                    <math:mi>c</math:mi>
                    <math:mn>5</math:mn>
                  </math:msub>
                </math:mtd>
                <math:mtd>
                  <math:msub>
                    <math:mi>d</math:mi>
                    <math:mn>5</math:mn>
                  </math:msub>
                </math:mtd>
                <math:mtd>
                  <math:msub>
                    <math:mi>e</math:mi>
                    <math:mn>5</math:mn>
                  </math:msub>
                </math:mtd>
              </math:mtr>
              <math:mtr>
                <math:mtd>
                  <math:mn>0</math:mn>
                </math:mtd>
                <math:mtd>
                  <math:mn>0</math:mn>
                </math:mtd>
                <math:mtd>
                  <math:mrow>
                    <math:mo math:stretchy="false">−</math:mo>
                    <math:mn>1</math:mn>
                  </math:mrow>
                </math:mtd>
                <math:mtd>
                  <math:mn>2</math:mn>
                </math:mtd>
                <math:mtd>
                  <math:mn>0</math:mn>
                </math:mtd>
                <math:mtd>
                  <math:mrow>
                    <math:mo math:stretchy="false">−</math:mo>
                    <math:mn>2</math:mn>
                  </math:mrow>
                </math:mtd>
                <math:mtd>
                  <math:mn>1</math:mn>
                </math:mtd>
              </math:mtr>
              <math:mtr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  <math:mtd>
                  <math:mn>1</math:mn>
                </math:mtd>
                <math:mtd>
                  <math:mrow>
                    <math:mo math:stretchy="false">−</math:mo>
                    <math:mn>2</math:mn>
                  </math:mrow>
                </math:mtd>
                <math:mtd>
                  <math:mn>1</math:mn>
                </math:mtd>
                <math:mtd>
                  <math:mn>0</math:mn>
                </math:mtd>
              </math:mtr>
            </math:mtable>
          </math:mfenced>
          <math:mrow>
            <math:mfenced math:open="" math:close="">
              <math:mtable>
                <math:mtr>
                  <math:mtd>
                    <math:msub>
                      <math:mi>y</math:mi>
                      <math:mn>1</math:mn>
                    </math:msub>
                  </math:mtd>
                </math:mtr>
                <math:mtr>
                  <math:mtd>
                    <math:msub>
                      <math:mi>y</math:mi>
                      <math:mn>2</math:mn>
                    </math:msub>
                  </math:mtd>
                </math:mtr>
                <math:mtr>
                  <math:mtd>
                    <math:msub>
                      <math:mi>y</math:mi>
                      <math:mn>3</math:mn>
                    </math:msub>
                  </math:mtd>
                </math:mtr>
                <math:mtr>
                  <math:mtd>
                    <math:msub>
                      <math:mi>y</math:mi>
                      <math:mn>4</math:mn>
                    </math:msub>
                  </math:mtd>
                </math:mtr>
                <math:mtr>
                  <math:mtd>
                    <math:msub>
                      <math:mi>y</math:mi>
                      <math:mn>5</math:mn>
                    </math:msub>
                  </math:mtd>
                </math:mtr>
                <math:mtr>
                  <math:mtd>
                    <math:msub>
                      <math:mi>y</math:mi>
                      <math:mn>6</math:mn>
                    </math:msub>
                  </math:mtd>
                </math:mtr>
                <math:mtr>
                  <math:mtd>
                    <math:msub>
                      <math:mi>y</math:mi>
                      <math:mn>7</math:mn>
                    </math:msub>
                  </math:mtd>
                </math:mtr>
              </math:mtable>
            </math:mfenced>
            <math:mo math:stretchy="false">=</math:mo>
            <math:mfenced math:open="" math:close="">
              <math:mtable>
                <math:mtr>
                  <math:mtd>
                    <math:msub>
                      <math:mi>f</math:mi>
                      <math:mn>1</math:mn>
                    </math:msub>
                  </math:mtd>
                </math:mtr>
                <math:mtr>
                  <math:mtd>
                    <math:msub>
                      <math:mi>f</math:mi>
                      <math:mn>2</math:mn>
                    </math:msub>
                  </math:mtd>
                </math:mtr>
                <math:mtr>
                  <math:mtd>
                    <math:msub>
                      <math:mi>f</math:mi>
                      <math:mn>3</math:mn>
                    </math:msub>
                  </math:mtd>
                </math:mtr>
                <math:mtr>
                  <math:mtd>
                    <math:msub>
                      <math:mi>f</math:mi>
                      <math:mn>4</math:mn>
                    </math:msub>
                  </math:mtd>
                </math:mtr>
                <math:mtr>
                  <math:mtd>
                    <math:msub>
                      <math:mi>f</math:mi>
                      <math:mn>5</math:mn>
                    </math:msub>
                  </math:mtd>
                </math:mtr>
                <math:mtr>
                  <math:mtd>
                    <math:mn>0</math:mn>
                  </math:mtd>
                </math:mtr>
                <math:mtr>
                  <math:mtd>
                    <math:mn>0</math:mn>
                  </math:mtd>
                </math:mtr>
              </math:mtable>
            </math:mfenced>
          </math:mrow>
        </math:mrow>
      </math:mrow>
    </math:mstyle>
    <math:annotation math:encoding="StarMath 5.0">size 30 {left( matrix{a_{1}+c_{1} # d_{1} # e_{1}# 0 # 0 # 0# 0## b_{2} # c_{2} # d_{2} #e_{2} # 0# 0 # 0##a_{3}  # b_{3} # c_{3} #d_{3} # e_{3}# 0# 0##0  # a_{4} # b_{4} # c_{4}  # d_{4}# e_{4}# 0##0  # 0 # a_{5} # b_{5} # c_{5} # d_{5}# e_{5}##0  # 0 # -1 # 2 # 0 # -2# 1 ##0  # 0 # 0 # 1 # -2 # 1# 0} right)left(matrix{ y_{1} ## y_{2} ## y_{3} ## y_{4}## y_{5} ## y_{6}## y_{7}} right) = left( matrix{f_{1} ## f_{2} ## f_{3} ## f_{4} ## f_{5} ## 0 ## 0} right)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fontsize="20pt">
      <math:mrow>
        <math:mrow>
          <math:mfenced math:open="" math:close="">
            <math:mtable>
              <math:mtr>
                <math:mtd>
                  <math:msub>
                    <math:mi>B</math:mi>
                    <math:mn>1</math:mn>
                  </math:msub>
                </math:mtd>
                <math:mtd>
                  <math:msub>
                    <math:mi>C</math:mi>
                    <math:mn>1</math:mn>
                  </math:msub>
                </math:mtd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</math:mtr>
              <math:mtr>
                <math:mtd>
                  <math:msub>
                    <math:mi>A</math:mi>
                    <math:mn>2</math:mn>
                  </math:msub>
                </math:mtd>
                <math:mtd>
                  <math:msub>
                    <math:mi>B</math:mi>
                    <math:mn>2</math:mn>
                  </math:msub>
                </math:mtd>
                <math:mtd>
                  <math:msub>
                    <math:mi>C</math:mi>
                    <math:mn>2</math:mn>
                  </math:msub>
                </math:mtd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</math:mtr>
              <math:mtr>
                <math:mtd>
                  <math:mn>0</math:mn>
                </math:mtd>
                <math:mtd>
                  <math:msub>
                    <math:mi>A</math:mi>
                    <math:mn>3</math:mn>
                  </math:msub>
                </math:mtd>
                <math:mtd>
                  <math:msub>
                    <math:mi>B</math:mi>
                    <math:mn>3</math:mn>
                  </math:msub>
                </math:mtd>
                <math:mtd>
                  <math:msub>
                    <math:mi>C</math:mi>
                    <math:mn>3</math:mn>
                  </math:msub>
                </math:mtd>
                <math:mtd>
                  <math:mn>0</math:mn>
                </math:mtd>
                <math:mtd>
                  <math:mn>0</math:mn>
                </math:mtd>
              </math:mtr>
              <math:mtr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  <math:mtd>
                  <math:mo math:stretchy="false">⋱</math:mo>
                </math:mtd>
                <math:mtd>
                  <math:mn>0</math:mn>
                </math:mtd>
                <math:mtd>
                  <math:mn>0</math:mn>
                </math:mtd>
              </math:mtr>
              <math:mtr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  <math:mtd>
                  <math:msub>
                    <math:mi>A</math:mi>
                    <math:mi>n</math:mi>
                  </math:msub>
                </math:mtd>
                <math:mtd>
                  <math:msub>
                    <math:mi>B</math:mi>
                    <math:mi>n</math:mi>
                  </math:msub>
                </math:mtd>
              </math:mtr>
            </math:mtable>
          </math:mfenced>
          <math:mrow>
            <math:mfenced math:open="" math:close="">
              <math:mtable>
                <math:mtr>
                  <math:mtd>
                    <math:msub>
                      <math:mo math:stretchy="false">φ</math:mo>
                      <math:mn>1</math:mn>
                    </math:msub>
                  </math:mtd>
                </math:mtr>
                <math:mtr>
                  <math:mtd>
                    <math:msub>
                      <math:mo math:stretchy="false">φ</math:mo>
                      <math:mn>2</math:mn>
                    </math:msub>
                  </math:mtd>
                </math:mtr>
                <math:mtr>
                  <math:mtd>
                    <math:msub>
                      <math:mo math:stretchy="false">φ</math:mo>
                      <math:mn>3</math:mn>
                    </math:msub>
                  </math:mtd>
                </math:mtr>
                <math:mtr>
                  <math:mtd>
                    <math:mo math:stretchy="false">⋱</math:mo>
                  </math:mtd>
                </math:mtr>
                <math:mtr>
                  <math:mtd>
                    <math:msub>
                      <math:mo math:stretchy="false">φ</math:mo>
                      <math:mi>N</math:mi>
                    </math:msub>
                  </math:mtd>
                </math:mtr>
              </math:mtable>
            </math:mfenced>
            <math:mo math:stretchy="false">=</math:mo>
            <math:mfenced math:open="" math:close="">
              <math:mtable>
                <math:mtr>
                  <math:mtd>
                    <math:msub>
                      <math:mi>D</math:mi>
                      <math:mn>1</math:mn>
                    </math:msub>
                  </math:mtd>
                </math:mtr>
                <math:mtr>
                  <math:mtd>
                    <math:msub>
                      <math:mi>D</math:mi>
                      <math:mn>2</math:mn>
                    </math:msub>
                  </math:mtd>
                </math:mtr>
                <math:mtr>
                  <math:mtd>
                    <math:msub>
                      <math:mi>D</math:mi>
                      <math:mn>3</math:mn>
                    </math:msub>
                  </math:mtd>
                </math:mtr>
                <math:mtr>
                  <math:mtd>
                    <math:mo math:stretchy="false">⋱</math:mo>
                  </math:mtd>
                </math:mtr>
                <math:mtr>
                  <math:mtd>
                    <math:msub>
                      <math:mi>D</math:mi>
                      <math:mi>N</math:mi>
                    </math:msub>
                  </math:mtd>
                </math:mtr>
              </math:mtable>
            </math:mfenced>
          </math:mrow>
        </math:mrow>
      </math:mrow>
    </math:mstyle>
    <math:annotation math:encoding="StarMath 5.0">size 20 {left( matrix{B_{1} # C_{1} # 0# 0 # 0 # 0## A_{2} # B_{2} # C_{2} #0 # 0# 0 ##0  # A_{3} # B_{3} #C_{3} # 0# 0##0  # 0 # 0 # dotsdown  # 0# 0##0  # 0 # 0 # 0  # A_{n}# B_{n}} right)left(matrix{ %phi_{1} ## %phi_{2} ## %phi_{3} ## dotsdown ## %phi_{N}} right) = left( matrix{D_{1} ## D_{2} ## D_{3} ## dotsdown ## D_{N}} right)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tyle math:fontsize="30pt">
      <math:mrow>
        <math:mrow>
          <math:mrow>
            <math:mo math:stretchy="false">−</math:mo>
            <math:mi>A</math:mi>
          </math:mrow>
          <math:mfrac>
            <math:mi>d</math:mi>
            <math:mi math:fontstyle="italic">dx</math:mi>
          </math:mfrac>
          <math:mi>k</math:mi>
          <math:mrow>
            <math:mo math:stretchy="false">(</math:mo>
            <math:mi>x</math:mi>
            <math:mo math:stretchy="false">)</math:mo>
          </math:mrow>
          <math:mfrac>
            <math:mi>d</math:mi>
            <math:mi math:fontstyle="italic">dx</math:mi>
          </math:mfrac>
          <math:mi>T</math:mi>
          <math:mrow>
            <math:mrow>
              <math:mo math:stretchy="false">(</math:mo>
              <math:mi>x</math:mi>
              <math:mo math:stretchy="false">)</math:mo>
            </math:mrow>
            <math:mo math:stretchy="false">+</math:mo>
            <math:msub>
              <math:mi>h</math:mi>
              <math:mi>c</math:mi>
            </math:msub>
          </math:mrow>
          <math:mi math:fontstyle="italic">PT</math:mi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sub>
              <math:mi>h</math:mi>
              <math:mi>c</math:mi>
            </math:msub>
          </math:mrow>
          <math:mrow>
            <math:msub>
              <math:mi math:fontstyle="italic">PT</math:mi>
              <math:mo math:stretchy="false">∞</math:mo>
            </math:msub>
            <math:mo math:stretchy="false">+</math:mo>
            <math:mi math:fontstyle="italic">AS</math:mi>
          </math:mrow>
          <math:mrow>
            <math:mo math:stretchy="false">(</math:mo>
            <math:mi>x</math:mi>
            <math:mo math:stretchy="false">)</math:mo>
          </math:mrow>
        </math:mrow>
      </math:mrow>
    </math:mstyle>
    <math:annotation math:encoding="StarMath 5.0">size 30{-A d over dx k(x) d over dx T(x) + h_{c} PT(x)=h_{c}PT_{%infinite}+AS(x)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o math:stretchy="false">−</math:mo>
            <math:mrow>
              <math:mfrac>
                <math:mi>d</math:mi>
                <math:mi math:fontstyle="italic">dx</math:mi>
              </math:mfrac>
              <math:mi>k</math:mi>
              <math:mrow>
                <math:mo math:stretchy="false">(</math:mo>
                <math:mi>x</math:mi>
                <math:mo math:stretchy="false">)</math:mo>
              </math:mrow>
            </math:mrow>
          </math:mrow>
          <math:mfrac>
            <math:mi>d</math:mi>
            <math:mi math:fontstyle="italic">dx</math:mi>
          </math:mfrac>
          <math:msup>
            <math:mi>T</math:mi>
            <math:mi>o</math:mi>
          </math:msup>
          <math:mrow>
            <math:mrow>
              <math:mo math:stretchy="false">(</math:mo>
              <math:mi>x</math:mi>
              <math:mo math:stretchy="false">)</math:mo>
            </math:mrow>
            <math:mo math:stretchy="false">+</math:mo>
            <math:msub>
              <math:mi>h</math:mi>
              <math:mi>c</math:mi>
            </math:msub>
          </math:mrow>
          <math:mfrac>
            <math:mi>P</math:mi>
            <math:mi>A</math:mi>
          </math:mfrac>
          <math:msup>
            <math:mi>T</math:mi>
            <math:mi>o</math:mi>
          </math:msup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i>S</math:mi>
          </math:mrow>
          <math:mrow>
            <math:mo math:stretchy="false">(</math:mo>
            <math:mi>x</math:mi>
            <math:mo math:stretchy="false">)</math:mo>
          </math:mrow>
        </math:mrow>
      </math:mrow>
    </math:mstyle>
    <math:annotation math:encoding="StarMath 5.0">size 35{- {d over dx k(x)} d over dx T^{o}(x)+ h_{c}P over A T^{o}(x)=S(x)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o math:stretchy="false">−</math:mo>
            <math:mfrac>
              <math:mi>d</math:mi>
              <math:mi math:fontstyle="italic">dx</math:mi>
            </math:mfrac>
          </math:mrow>
          <math:mi>p</math:mi>
          <math:mrow>
            <math:mo math:stretchy="false">(</math:mo>
            <math:mi>x</math:mi>
            <math:mo math:stretchy="false">)</math:mo>
          </math:mrow>
          <math:mfrac>
            <math:mi>d</math:mi>
            <math:mi math:fontstyle="italic">dx</math:mi>
          </math:mfrac>
          <math:mo math:stretchy="false">φ</math:mo>
          <math:mrow>
            <math:mrow>
              <math:mo math:stretchy="false">(</math:mo>
              <math:mi>x</math:mi>
              <math:mo math:stretchy="false">)</math:mo>
            </math:mrow>
            <math:mo math:stretchy="false">+</math:mo>
            <math:mi>q</math:mi>
          </math:mrow>
          <math:mrow>
            <math:mo math:stretchy="false">(</math:mo>
            <math:mi>x</math:mi>
            <math:mo math:stretchy="false">)</math:mo>
          </math:mrow>
          <math:mo math:stretchy="false">φ</math:mo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i>S</math:mi>
          </math:mrow>
          <math:mrow>
            <math:mo math:stretchy="false">(</math:mo>
            <math:mi>x</math:mi>
            <math:mo math:stretchy="false">)</math:mo>
          </math:mrow>
        </math:mrow>
      </math:mrow>
    </math:mstyle>
    <math:annotation math:encoding="StarMath 5.0">size 35{- {d over dx} p(x) d over dx %phi(x)+ q(x)%phi(x)=S(x)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i>Z</math:mi>
          <math:mrow>
            <math:mrow>
              <math:mo math:stretchy="false">(</math:mo>
              <math:mi>b</math:mi>
              <math:mo math:stretchy="false">)</math:mo>
            </math:mrow>
            <math:mo math:stretchy="false">−</math:mo>
            <math:mi>Z</math:mi>
          </math:mrow>
          <math:mrow>
            <math:mrow>
              <math:mo math:stretchy="false">(</math:mo>
              <math:mi>a</math:mi>
              <math:mo math:stretchy="false">)</math:mo>
            </math:mrow>
            <math:mo math:stretchy="false">+</math:mo>
            <math:mrow>
              <math:msubsup>
                <math:mo math:stretchy="false">∫</math:mo>
                <math:mi>b</math:mi>
                <math:mi>a</math:mi>
              </math:msubsup>
              <math:mi>q</math:mi>
            </math:mrow>
          </math:mrow>
          <math:mrow>
            <math:mo math:stretchy="false">(</math:mo>
            <math:mi>x</math:mi>
            <math:mo math:stretchy="false">)</math:mo>
          </math:mrow>
          <math:mo math:stretchy="false">φ</math:mo>
          <math:mrow>
            <math:mo math:stretchy="false">(</math:mo>
            <math:mi>x</math:mi>
            <math:mo math:stretchy="false">)</math:mo>
          </math:mrow>
          <math:mrow>
            <math:mi math:fontstyle="italic">dx</math:mi>
            <math:mo math:stretchy="false">=</math:mo>
            <math:mrow>
              <math:msubsup>
                <math:mo math:stretchy="false">∫</math:mo>
                <math:mi>b</math:mi>
                <math:mi>a</math:mi>
              </math:msubsup>
              <math:mi>S</math:mi>
            </math:mrow>
          </math:mrow>
          <math:mrow>
            <math:mo math:stretchy="false">(</math:mo>
            <math:mi>x</math:mi>
            <math:mo math:stretchy="false">)</math:mo>
          </math:mrow>
          <math:mi math:fontstyle="italic">dx</math:mi>
        </math:mrow>
      </math:mrow>
    </math:mstyle>
    <math:annotation math:encoding="StarMath 5.0">size 35{Z(b) -Z(a) + int^{a}_{b} q(x)%phi(x)dx=int^{a}_{b}S(x)dx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i>Z</math:mi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row>
              <math:mo math:stretchy="false">−</math:mo>
              <math:mi>p</math:mi>
            </math:mrow>
          </math:mrow>
          <math:mrow>
            <math:mo math:stretchy="false">(</math:mo>
            <math:mi>x</math:mi>
            <math:mo math:stretchy="false">)</math:mo>
          </math:mrow>
          <math:mfrac>
            <math:mi>d</math:mi>
            <math:mi math:fontstyle="italic">dx</math:mi>
          </math:mfrac>
          <math:mo math:stretchy="false">φ</math:mo>
          <math:mrow>
            <math:mo math:stretchy="false">(</math:mo>
            <math:mi>x</math:mi>
            <math:mo math:stretchy="false">)</math:mo>
          </math:mrow>
        </math:mrow>
      </math:mrow>
    </math:mstyle>
    <math:annotation math:encoding="StarMath 5.0">size 35{Z(x)= -p(x) d over dx %phi(x)}</math:annotation>
  </math:semantics>
</math:math>
</file>